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4333in" fo:margin-left="0in" table:align="left"/>
    </style:style>
    <style:style style:name="Таблица1.A" style:family="table-column">
      <style:table-column-properties style:column-width="2.5042in"/>
    </style:style>
    <style:style style:name="Таблица1.B" style:family="table-column">
      <style:table-column-properties style:column-width="0.4958in"/>
    </style:style>
    <style:style style:name="Таблица1.C" style:family="table-column">
      <style:table-column-properties style:column-width="1.3153in"/>
    </style:style>
    <style:style style:name="Таблица1.D" style:family="table-column">
      <style:table-column-properties style:column-width="0.6215in"/>
    </style:style>
    <style:style style:name="Таблица1.E" style:family="table-column">
      <style:table-column-properties style:column-width="0.8743in"/>
    </style:style>
    <style:style style:name="Таблица1.F" style:family="table-column">
      <style:table-column-properties style:column-width="1.6222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5.1979in" table:align="left"/>
    </style:style>
    <style:style style:name="Таблица2.A" style:family="table-column">
      <style:table-column-properties style:column-width="3.3458in"/>
    </style:style>
    <style:style style:name="Таблица2.B" style:family="table-column">
      <style:table-column-properties style:column-width="1.8521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771in"/>
    </style:style>
    <style:style style:name="Table1.B" style:family="table-column">
      <style:table-column-properties style:column-width="0.2444in"/>
    </style:style>
    <style:style style:name="Table1.C" style:family="table-column">
      <style:table-column-properties style:column-width="0.3146in"/>
    </style:style>
    <style:style style:name="Table1.D" style:family="table-column">
      <style:table-column-properties style:column-width="2.5639in"/>
    </style:style>
    <style:style style:name="Table1.E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085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" style:family="table">
      <style:table-properties style:width="7.4299in" table:align="margins"/>
    </style:style>
    <style:style style:name="Artikel2.A" style:family="table-column">
      <style:table-column-properties style:column-width="0.9285in" style:rel-column-width="8191*"/>
    </style:style>
    <style:style style:name="Artikel2.H" style:family="table-column">
      <style:table-column-properties style:column-width="0.9292in" style:rel-column-width="8198*"/>
    </style:style>
    <style:style style:name="Artik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Artikel2.F1" style:family="table-cell">
      <style:table-cell-properties fo:padding="0.0382in" fo:border="0.05pt solid #000000"/>
    </style:style>
    <style:style style:name="Artikel2.B2" style:family="table-cell">
      <style:table-cell-properties fo:padding="0.0382in" fo:border-left="0.05pt solid #000000" fo:border-right="none" fo:border-top="none" fo:border-bottom="0.05pt solid #000000"/>
    </style:style>
    <style:style style:name="Artikel2.F2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Artikel2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Artikel2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Artikel2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Artikel2.F6" style:family="table-cell">
      <style:table-cell-properties fo:background-color="#c99c00" fo:padding="0.0382in" fo:border="0.05pt solid #000000">
        <style:background-image/>
      </style:table-cell-properties>
    </style:style>
    <style:style style:name="Artikel2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Artikel2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Artikel2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Artikel2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6979in" fo:margin-left="0in" table:align="left"/>
    </style:style>
    <style:style style:name="Таблица3.A" style:family="table-column">
      <style:table-column-properties style:column-width="1.3382in"/>
    </style:style>
    <style:style style:name="Таблица3.B" style:family="table-column">
      <style:table-column-properties style:column-width="1.3389in"/>
    </style:style>
    <style:style style:name="Таблица3.D" style:family="table-column">
      <style:table-column-properties style:column-width="1.3806in"/>
    </style:style>
    <style:style style:name="Таблица3.E" style:family="table-column">
      <style:table-column-properties style:column-width="1.3021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382in" fo:border="0.05pt solid #000000"/>
    </style:style>
    <style:style style:name="schwache" style:family="table">
      <style:table-properties style:width="7.4299in" table:align="margins"/>
    </style:style>
    <style:style style:name="schwache.A" style:family="table-column">
      <style:table-column-properties style:column-width="1.4861in" style:rel-column-width="13107*"/>
    </style:style>
    <style:style style:name="schwache.A1" style:family="table-cell">
      <style:table-cell-properties fo:padding="0.0382in" fo:border-left="0.05pt solid #000000" fo:border-right="none" fo:border-top="0.05pt solid #000000" fo:border-bottom="0.05pt solid #000000"/>
    </style:style>
    <style:style style:name="schwache.E1" style:family="table-cell">
      <style:table-cell-properties fo:padding="0.0382in" fo:border="0.05pt solid #000000"/>
    </style:style>
    <style:style style:name="Таблица4" style:family="table">
      <style:table-properties style:width="2.3229in" table:align="left"/>
    </style:style>
    <style:style style:name="Таблица4.A" style:family="table-column">
      <style:table-column-properties style:column-width="0.8229in"/>
    </style:style>
    <style:style style:name="Таблица4.B" style:family="table-column">
      <style:table-column-properties style:column-width="1.5in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5" style:family="table">
      <style:table-properties style:width="1.4167in" table:align="left"/>
    </style:style>
    <style:style style:name="Таблица5.A" style:family="table-column">
      <style:table-column-properties style:column-width="0.8229in"/>
    </style:style>
    <style:style style:name="Таблица5.B" style:family="table-column">
      <style:table-column-properties style:column-width="0.5938in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6" style:family="table">
      <style:table-properties style:width="1.7708in" table:align="left"/>
    </style:style>
    <style:style style:name="Таблица6.A" style:family="table-column">
      <style:table-column-properties style:column-width="0.8229in"/>
    </style:style>
    <style:style style:name="Таблица6.B" style:family="table-column">
      <style:table-column-properties style:column-width="0.9479in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382in" fo:border="0.05pt solid #000000"/>
    </style:style>
    <style:style style:name="Таблица7" style:family="table">
      <style:table-properties style:width="6.6979in" fo:margin-left="0in" table:align="left"/>
    </style:style>
    <style:style style:name="Таблица7.A" style:family="table-column">
      <style:table-column-properties style:column-width="0.8229in"/>
    </style:style>
    <style:style style:name="Таблица7.B" style:family="table-column">
      <style:table-column-properties style:column-width="0.9479in"/>
    </style:style>
    <style:style style:name="Таблица7.C" style:family="table-column">
      <style:table-column-properties style:column-width="1.0972in"/>
    </style:style>
    <style:style style:name="Таблица7.D" style:family="table-column">
      <style:table-column-properties style:column-width="0.9563in"/>
    </style:style>
    <style:style style:name="Таблица7.G" style:family="table-column">
      <style:table-column-properties style:column-width="0.9611in"/>
    </style:style>
    <style:style style:name="Таблица7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382in" fo:border="0.05pt solid #000000"/>
    </style:style>
    <style:style style:name="Таблица8" style:family="table">
      <style:table-properties style:width="5.4375in" table:align="left"/>
    </style:style>
    <style:style style:name="Таблица8.A" style:family="table-column">
      <style:table-column-properties style:column-width="0.3125in"/>
    </style:style>
    <style:style style:name="Таблица8.B" style:family="table-column">
      <style:table-column-properties style:column-width="0.4375in"/>
    </style:style>
    <style:style style:name="Таблица8.C" style:family="table-column">
      <style:table-column-properties style:column-width="0.4688in"/>
    </style:style>
    <style:style style:name="Таблица8.E" style:family="table-column">
      <style:table-column-properties style:column-width="2.4375in"/>
    </style:style>
    <style:style style:name="Таблица8.F" style:family="table-column">
      <style:table-column-properties style:column-width="0.6354in"/>
    </style:style>
    <style:style style:name="Таблица8.G" style:family="table-column">
      <style:table-column-properties style:column-width="0.7083in"/>
    </style:style>
    <style:style style:name="Таблица8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382in" fo:border="0.05pt solid #000000"/>
    </style:style>
    <style:style style:name="Таблица8.A2" style:family="table-cell">
      <style:table-cell-properties fo:padding="0.0382in" fo:border-left="0.05pt solid #000000" fo:border-right="none" fo:border-top="none" fo:border-bottom="0.05pt solid #000000"/>
    </style:style>
    <style:style style:name="Таблица8.G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9" style:family="table">
      <style:table-properties style:width="6.1458in" table:align="left"/>
    </style:style>
    <style:style style:name="Таблица9.A" style:family="table-column">
      <style:table-column-properties style:column-width="0.8229in"/>
    </style:style>
    <style:style style:name="Таблица9.B" style:family="table-column">
      <style:table-column-properties style:column-width="0.6771in"/>
    </style:style>
    <style:style style:name="Таблица9.C" style:family="table-column">
      <style:table-column-properties style:column-width="0.6667in"/>
    </style:style>
    <style:style style:name="Таблица9.D" style:family="table-column">
      <style:table-column-properties style:column-width="0.6507in"/>
    </style:style>
    <style:style style:name="Таблица9.E" style:family="table-column">
      <style:table-column-properties style:column-width="0.7042in"/>
    </style:style>
    <style:style style:name="Таблица9.F" style:family="table-column">
      <style:table-column-properties style:column-width="0.6556in"/>
    </style:style>
    <style:style style:name="Таблица9.G" style:family="table-column">
      <style:table-column-properties style:column-width="0.625in"/>
    </style:style>
    <style:style style:name="Таблица9.H" style:family="table-column">
      <style:table-column-properties style:column-width="0.7083in"/>
    </style:style>
    <style:style style:name="Таблица9.I" style:family="table-column">
      <style:table-column-properties style:column-width="0.6354in"/>
    </style:style>
    <style:style style:name="Таблица9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382in" fo:border="0.05pt solid #000000"/>
    </style:style>
    <style:style style:name="Таблица9.B2" style:family="table-cell">
      <style:table-cell-properties fo:padding="0.0382in" fo:border-left="0.05pt solid #000000" fo:border-right="none" fo:border-top="none" fo:border-bottom="0.05pt solid #000000"/>
    </style:style>
    <style:style style:name="Таблица9.I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9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H5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I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Таблица9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F6" style:family="table-cell">
      <style:table-cell-properties fo:background-color="#c99c00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H7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9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7.4299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0.3125in" style:rel-column-width="2756*"/>
    </style:style>
    <style:style style:name="Table2.B" style:family="table-column">
      <style:table-column-properties style:column-width="2.659in" style:rel-column-width="23453*"/>
    </style:style>
    <style:style style:name="Table2.C" style:family="table-column">
      <style:table-column-properties style:column-width="1.4861in" style:rel-column-width="13108*"/>
    </style:style>
    <style:style style:name="Table2.E" style:family="table-column">
      <style:table-column-properties style:column-width="1.4861in" style:rel-column-width="13110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ru" fo:country="RU" officeooo:rsid="00214c12" officeooo:paragraph-rsid="00214c12" style:font-size-asian="12pt" style:font-size-complex="12pt"/>
    </style:style>
    <style:style style:name="P2" style:family="paragraph" style:parent-style-name="Standard">
      <style:text-properties fo:font-size="11pt" officeooo:paragraph-rsid="003bf8ff" style:font-size-asian="11pt" style:font-size-complex="11pt"/>
    </style:style>
    <style:style style:name="P3" style:family="paragraph" style:parent-style-name="Standard">
      <style:text-properties fo:font-size="11pt" officeooo:rsid="003df349" officeooo:paragraph-rsid="003df349" style:font-size-asian="11pt" style:font-size-complex="11pt"/>
    </style:style>
    <style:style style:name="P4" style:family="paragraph" style:parent-style-name="Standard">
      <style:text-properties fo:font-size="11pt" officeooo:rsid="003df349" officeooo:paragraph-rsid="00749af3" style:font-size-asian="11pt" style:font-size-complex="11pt"/>
    </style:style>
    <style:style style:name="P5" style:family="paragraph" style:parent-style-name="Standard">
      <style:text-properties fo:font-size="11pt" officeooo:paragraph-rsid="007115da" style:font-size-asian="11pt" style:font-size-complex="11pt"/>
    </style:style>
    <style:style style:name="P6" style:family="paragraph" style:parent-style-name="Standard">
      <style:text-properties fo:font-size="11pt" officeooo:rsid="007115da" officeooo:paragraph-rsid="007115da" style:font-size-asian="11pt" style:font-size-complex="11pt"/>
    </style:style>
    <style:style style:name="P7" style:family="paragraph" style:parent-style-name="Standard">
      <style:text-properties fo:font-size="11pt" officeooo:rsid="0073e946" officeooo:paragraph-rsid="0073e946" style:font-size-asian="11pt" style:font-size-complex="11pt"/>
    </style:style>
    <style:style style:name="P8" style:family="paragraph" style:parent-style-name="Standard">
      <style:text-properties fo:font-size="11pt" fo:language="ru" fo:country="RU" officeooo:rsid="003fc732" officeooo:paragraph-rsid="003fc732" style:font-size-asian="11pt" style:font-size-complex="11pt"/>
    </style:style>
    <style:style style:name="P9" style:family="paragraph" style:parent-style-name="Standard">
      <style:text-properties fo:font-size="11pt" fo:language="ru" fo:country="RU" officeooo:rsid="003df349" officeooo:paragraph-rsid="003bf8ff" style:font-size-asian="11pt" style:font-size-complex="11pt"/>
    </style:style>
    <style:style style:name="P10" style:family="paragraph" style:parent-style-name="Standard">
      <style:text-properties fo:font-size="11pt" fo:language="ru" fo:country="RU" officeooo:rsid="004a2de1" officeooo:paragraph-rsid="007af30a" style:font-size-asian="11pt" style:font-size-complex="11pt"/>
    </style:style>
    <style:style style:name="P11" style:family="paragraph" style:parent-style-name="Standard">
      <style:text-properties fo:font-size="11pt" fo:language="ru" fo:country="RU" officeooo:rsid="007b46f0" officeooo:paragraph-rsid="007af30a" style:font-size-asian="11pt" style:font-size-complex="11pt"/>
    </style:style>
    <style:style style:name="P12" style:family="paragraph" style:parent-style-name="Standard">
      <style:text-properties fo:font-size="11pt" fo:language="ru" fo:country="RU" officeooo:rsid="007cb4aa" officeooo:paragraph-rsid="007cb4aa" style:font-size-asian="11pt" style:font-size-complex="11pt"/>
    </style:style>
    <style:style style:name="P13" style:family="paragraph" style:parent-style-name="Standard">
      <style:text-properties fo:font-size="11pt" fo:language="ru" fo:country="RU" officeooo:rsid="007cd337" officeooo:paragraph-rsid="007cd337" style:font-size-asian="11pt" style:font-size-complex="11pt"/>
    </style:style>
    <style:style style:name="P14" style:family="paragraph" style:parent-style-name="Standard">
      <style:text-properties fo:font-size="11pt" fo:language="ru" fo:country="RU" officeooo:rsid="007dc01f" officeooo:paragraph-rsid="007dc01f" style:font-size-asian="11pt" style:font-size-complex="11pt"/>
    </style:style>
    <style:style style:name="P15" style:family="paragraph" style:parent-style-name="Standard">
      <style:text-properties fo:font-size="11pt" fo:language="ru" fo:country="RU" officeooo:rsid="00820d7c" officeooo:paragraph-rsid="0083bb74" style:font-size-asian="11pt" style:font-size-complex="11pt"/>
    </style:style>
    <style:style style:name="P16" style:family="paragraph" style:parent-style-name="Standard">
      <style:text-properties fo:font-size="11pt" fo:language="ru" fo:country="RU" officeooo:rsid="00880f31" officeooo:paragraph-rsid="00880f31" style:font-size-asian="11pt" style:font-size-complex="11pt"/>
    </style:style>
    <style:style style:name="P17" style:family="paragraph" style:parent-style-name="Standard">
      <style:text-properties fo:font-size="11pt" fo:language="ru" fo:country="RU" officeooo:rsid="008906b1" officeooo:paragraph-rsid="008906b1" style:font-size-asian="11pt" style:font-size-complex="11pt"/>
    </style:style>
    <style:style style:name="P18" style:family="paragraph" style:parent-style-name="Standard">
      <style:text-properties fo:font-size="11pt" fo:language="ru" fo:country="RU" officeooo:rsid="008f5fa8" officeooo:paragraph-rsid="008f5fa8" style:font-size-asian="11pt" style:font-size-complex="11pt"/>
    </style:style>
    <style:style style:name="P19" style:family="paragraph" style:parent-style-name="Standard">
      <style:text-properties fo:font-size="11pt" fo:language="ru" fo:country="RU" officeooo:rsid="0090c748" officeooo:paragraph-rsid="0090c748" style:font-size-asian="11pt" style:font-size-complex="11pt"/>
    </style:style>
    <style:style style:name="P20" style:family="paragraph" style:parent-style-name="Standard">
      <style:text-properties fo:font-size="11pt" fo:language="ru" fo:country="RU" officeooo:rsid="009163a7" officeooo:paragraph-rsid="009163a7" style:font-size-asian="11pt" style:font-size-complex="11pt"/>
    </style:style>
    <style:style style:name="P21" style:family="paragraph" style:parent-style-name="Standard">
      <style:text-properties fo:font-size="11pt" fo:language="ru" fo:country="RU" officeooo:rsid="0091a9ef" officeooo:paragraph-rsid="0091a9ef" style:font-size-asian="11pt" style:font-size-complex="11pt"/>
    </style:style>
    <style:style style:name="P22" style:family="paragraph" style:parent-style-name="Standard">
      <style:text-properties fo:font-size="11pt" fo:language="ru" fo:country="RU" officeooo:rsid="00926bd9" officeooo:paragraph-rsid="00926bd9" style:font-size-asian="11pt" style:font-size-complex="11pt"/>
    </style:style>
    <style:style style:name="P23" style:family="paragraph" style:parent-style-name="Standard">
      <style:text-properties fo:font-size="11pt" fo:language="ru" fo:country="RU" officeooo:rsid="00926bd9" officeooo:paragraph-rsid="00934290" style:font-size-asian="11pt" style:font-size-complex="11pt"/>
    </style:style>
    <style:style style:name="P24" style:family="paragraph" style:parent-style-name="Standard">
      <style:text-properties fo:font-size="11pt" fo:language="ru" fo:country="RU" officeooo:rsid="00934290" officeooo:paragraph-rsid="00934290" style:font-size-asian="11pt" style:font-size-complex="11pt"/>
    </style:style>
    <style:style style:name="P25" style:family="paragraph" style:parent-style-name="Standard">
      <style:text-properties fo:font-size="11pt" fo:language="ru" fo:country="RU" officeooo:rsid="00934290" officeooo:paragraph-rsid="00934832" style:font-size-asian="11pt" style:font-size-complex="11pt"/>
    </style:style>
    <style:style style:name="P26" style:family="paragraph" style:parent-style-name="Standard">
      <style:text-properties fo:font-size="11pt" fo:language="ru" fo:country="RU" officeooo:rsid="00934290" officeooo:paragraph-rsid="0093fb45" style:font-size-asian="11pt" style:font-size-complex="11pt"/>
    </style:style>
    <style:style style:name="P27" style:family="paragraph" style:parent-style-name="Standard">
      <style:text-properties fo:font-size="11pt" fo:language="ru" fo:country="RU" officeooo:rsid="00934832" officeooo:paragraph-rsid="00934832" style:font-size-asian="11pt" style:font-size-complex="11pt"/>
    </style:style>
    <style:style style:name="P28" style:family="paragraph" style:parent-style-name="Standard">
      <style:text-properties fo:font-size="11pt" fo:language="ru" fo:country="RU" officeooo:rsid="0093fb45" officeooo:paragraph-rsid="0093fb45" style:font-size-asian="11pt" style:font-size-complex="11pt"/>
    </style:style>
    <style:style style:name="P29" style:family="paragraph" style:parent-style-name="Standard">
      <style:text-properties fo:font-size="11pt" fo:language="ru" fo:country="RU" officeooo:rsid="009423b4" officeooo:paragraph-rsid="009423b4" style:font-size-asian="11pt" style:font-size-complex="11pt"/>
    </style:style>
    <style:style style:name="P30" style:family="paragraph" style:parent-style-name="Standard">
      <style:text-properties fo:font-size="11pt" fo:language="ru" fo:country="RU" style:text-underline-style="none" officeooo:rsid="004bd700" officeooo:paragraph-rsid="004bd700" style:font-size-asian="11pt" style:font-size-complex="11pt"/>
    </style:style>
    <style:style style:name="P31" style:family="paragraph" style:parent-style-name="Standard">
      <style:text-properties fo:font-size="11pt" fo:language="ru" fo:country="RU" style:text-underline-style="none" officeooo:rsid="004c5533" officeooo:paragraph-rsid="004c5533" style:font-size-asian="11pt" style:font-size-complex="11pt"/>
    </style:style>
    <style:style style:name="P32" style:family="paragraph" style:parent-style-name="Standard">
      <style:text-properties fo:font-size="11pt" fo:language="ru" fo:country="RU" style:text-underline-style="none" officeooo:rsid="004d5d0d" officeooo:paragraph-rsid="004d5d0d" style:font-size-asian="11pt" style:font-size-complex="11pt"/>
    </style:style>
    <style:style style:name="P33" style:family="paragraph" style:parent-style-name="Standard">
      <style:text-properties fo:font-size="11pt" fo:language="ru" fo:country="RU" style:text-underline-style="none" officeooo:rsid="004d9ca5" officeooo:paragraph-rsid="004d9ca5" style:font-size-asian="11pt" style:font-size-complex="11pt"/>
    </style:style>
    <style:style style:name="P34" style:family="paragraph" style:parent-style-name="Standard">
      <style:text-properties fo:font-size="11pt" fo:language="ru" fo:country="RU" style:text-underline-style="none" officeooo:rsid="004f9c23" officeooo:paragraph-rsid="004f9c23" style:font-size-asian="11pt" style:font-size-complex="11pt"/>
    </style:style>
    <style:style style:name="P35" style:family="paragraph" style:parent-style-name="Standard">
      <style:text-properties fo:font-size="11pt" fo:language="ru" fo:country="RU" style:text-underline-style="none" officeooo:rsid="004faa21" officeooo:paragraph-rsid="004faa21" style:font-size-asian="11pt" style:font-size-complex="11pt"/>
    </style:style>
    <style:style style:name="P36" style:family="paragraph" style:parent-style-name="Standard">
      <style:text-properties fo:font-size="11pt" fo:language="ru" fo:country="RU" style:text-underline-style="none" officeooo:rsid="004fba73" officeooo:paragraph-rsid="004fba73" style:font-size-asian="11pt" style:font-size-complex="11pt"/>
    </style:style>
    <style:style style:name="P37" style:family="paragraph" style:parent-style-name="Standard">
      <style:text-properties fo:font-size="11pt" fo:language="ru" fo:country="RU" style:text-underline-style="none" officeooo:rsid="0051afe1" officeooo:paragraph-rsid="0051afe1" style:font-size-asian="11pt" style:font-size-complex="11pt"/>
    </style:style>
    <style:style style:name="P38" style:family="paragraph" style:parent-style-name="Standard">
      <style:text-properties fo:font-size="11pt" fo:language="ru" fo:country="RU" style:text-underline-style="none" officeooo:rsid="0051c4d9" officeooo:paragraph-rsid="0051c4d9" style:font-size-asian="11pt" style:font-size-complex="11pt"/>
    </style:style>
    <style:style style:name="P39" style:family="paragraph" style:parent-style-name="Standard">
      <style:text-properties fo:font-size="11pt" fo:language="ru" fo:country="RU" style:text-underline-style="none" officeooo:rsid="0053c45b" officeooo:paragraph-rsid="0053c45b" style:font-size-asian="11pt" style:font-size-complex="11pt"/>
    </style:style>
    <style:style style:name="P40" style:family="paragraph" style:parent-style-name="Standard">
      <style:text-properties fo:font-size="11pt" fo:language="ru" fo:country="RU" style:text-underline-style="none" officeooo:rsid="0053c45b" officeooo:paragraph-rsid="00584acb" style:font-size-asian="11pt" style:font-size-complex="11pt"/>
    </style:style>
    <style:style style:name="P41" style:family="paragraph" style:parent-style-name="Standard">
      <style:text-properties fo:font-size="11pt" fo:language="ru" fo:country="RU" style:text-underline-style="none" officeooo:rsid="0055a63f" officeooo:paragraph-rsid="0055a63f" style:font-size-asian="11pt" style:font-size-complex="11pt"/>
    </style:style>
    <style:style style:name="P42" style:family="paragraph" style:parent-style-name="Standard">
      <style:text-properties fo:font-size="11pt" fo:language="ru" fo:country="RU" style:text-underline-style="none" officeooo:rsid="0055a63f" officeooo:paragraph-rsid="0056d439" style:font-size-asian="11pt" style:font-size-complex="11pt"/>
    </style:style>
    <style:style style:name="P43" style:family="paragraph" style:parent-style-name="Standard">
      <style:text-properties fo:font-size="11pt" fo:language="ru" fo:country="RU" style:text-underline-style="none" officeooo:rsid="00584acb" officeooo:paragraph-rsid="0059dd99" style:font-size-asian="11pt" style:font-size-complex="11pt"/>
    </style:style>
    <style:style style:name="P44" style:family="paragraph" style:parent-style-name="Standard">
      <style:text-properties fo:font-size="11pt" fo:language="ru" fo:country="RU" style:text-underline-style="none" officeooo:rsid="0059dd99" officeooo:paragraph-rsid="0059dd99" style:font-size-asian="11pt" style:font-size-complex="11pt"/>
    </style:style>
    <style:style style:name="P45" style:family="paragraph" style:parent-style-name="Standard">
      <style:text-properties fo:font-size="11pt" fo:language="ru" fo:country="RU" style:text-underline-style="none" officeooo:rsid="005cf1ae" officeooo:paragraph-rsid="005cf1ae" style:font-size-asian="11pt" style:font-size-complex="11pt"/>
    </style:style>
    <style:style style:name="P46" style:family="paragraph" style:parent-style-name="Standard">
      <style:text-properties fo:font-size="11pt" fo:language="ru" fo:country="RU" style:text-underline-style="none" officeooo:rsid="005af362" officeooo:paragraph-rsid="005af362" style:font-size-asian="11pt" style:font-size-complex="11pt"/>
    </style:style>
    <style:style style:name="P47" style:family="paragraph" style:parent-style-name="Standard">
      <style:text-properties fo:font-size="11pt" fo:language="ru" fo:country="RU" style:text-underline-style="none" officeooo:rsid="0056d439" officeooo:paragraph-rsid="0056d439" style:font-size-asian="11pt" style:font-size-complex="11pt"/>
    </style:style>
    <style:style style:name="P48" style:family="paragraph" style:parent-style-name="Standard">
      <style:text-properties fo:font-size="11pt" fo:language="ru" fo:country="RU" style:text-underline-style="none" fo:font-weight="bold" officeooo:rsid="0053c45b" officeooo:paragraph-rsid="0053c45b" style:font-size-asian="11pt" style:font-weight-asian="bold" style:font-size-complex="11pt" style:font-weight-complex="bold"/>
    </style:style>
    <style:style style:name="P49" style:family="paragraph" style:parent-style-name="Standard">
      <style:text-properties fo:font-size="11pt" fo:language="ru" fo:country="RU" fo:font-style="italic" style:text-underline-style="none" officeooo:rsid="00584acb" officeooo:paragraph-rsid="0059dd99" style:font-size-asian="11pt" style:font-style-asian="italic" style:font-size-complex="11pt" style:font-style-complex="italic"/>
    </style:style>
    <style:style style:name="P50" style:family="paragraph" style:parent-style-name="Standard">
      <style:text-properties fo:font-size="11pt" fo:language="ru" fo:country="RU" fo:font-style="italic" style:text-underline-style="none" officeooo:rsid="005af362" officeooo:paragraph-rsid="005af362" style:font-size-asian="11pt" style:font-style-asian="italic" style:font-size-complex="11pt" style:font-style-complex="italic"/>
    </style:style>
    <style:style style:name="P51" style:family="paragraph" style:parent-style-name="Standard">
      <style:text-properties fo:font-size="11pt" fo:language="ru" fo:country="RU" fo:font-style="italic" style:text-underline-style="none" officeooo:rsid="005cf1ae" officeooo:paragraph-rsid="005cf1ae" style:font-size-asian="11pt" style:font-style-asian="italic" style:font-size-complex="11pt" style:font-style-complex="italic"/>
    </style:style>
    <style:style style:name="P52" style:family="paragraph" style:parent-style-name="Standard">
      <style:text-properties fo:font-size="11pt" fo:language="ru" fo:country="RU" fo:font-style="normal" style:text-underline-style="solid" style:text-underline-width="auto" style:text-underline-color="font-color" officeooo:rsid="0053c45b" officeooo:paragraph-rsid="0053c45b" fo:background-color="#00ff7f" style:font-size-asian="11pt" style:font-style-asian="normal" style:font-size-complex="11pt" style:font-style-complex="normal"/>
    </style:style>
    <style:style style:name="P53" style:family="paragraph" style:parent-style-name="Standard">
      <style:text-properties fo:font-size="11pt" fo:language="ru" fo:country="RU" fo:font-style="normal" style:text-underline-style="solid" style:text-underline-width="auto" style:text-underline-color="font-color" officeooo:rsid="0053c45b" officeooo:paragraph-rsid="0055a63f" fo:background-color="#00ffff" style:font-size-asian="11pt" style:font-style-asian="normal" style:font-size-complex="11pt" style:font-style-complex="normal"/>
    </style:style>
    <style:style style:name="P54" style:family="paragraph" style:parent-style-name="Standard">
      <style:text-properties fo:font-size="11pt" fo:language="ru" fo:country="RU" fo:font-style="normal" style:text-underline-style="none" officeooo:rsid="005cf1ae" officeooo:paragraph-rsid="0068d409" style:font-size-asian="11pt" style:font-style-asian="normal" style:font-size-complex="11pt" style:font-style-complex="normal"/>
    </style:style>
    <style:style style:name="P55" style:family="paragraph" style:parent-style-name="Standard">
      <style:text-properties fo:font-size="11pt" fo:language="ru" fo:country="RU" fo:font-style="normal" style:text-underline-style="none" officeooo:rsid="005cf1ae" officeooo:paragraph-rsid="005e59bc" style:font-size-asian="11pt" style:font-style-asian="normal" style:font-size-complex="11pt" style:font-style-complex="normal"/>
    </style:style>
    <style:style style:name="P56" style:family="paragraph" style:parent-style-name="Standard">
      <style:text-properties fo:font-size="11pt" fo:language="ru" fo:country="RU" fo:font-style="normal" style:text-underline-style="none" officeooo:rsid="006cf1a2" officeooo:paragraph-rsid="006cf1a2" style:font-size-asian="11pt" style:font-style-asian="normal" style:font-size-complex="11pt" style:font-style-complex="normal"/>
    </style:style>
    <style:style style:name="P57" style:family="paragraph" style:parent-style-name="Standard">
      <style:text-properties fo:font-size="11pt" fo:language="ru" fo:country="RU" fo:font-style="normal" style:text-underline-style="none" officeooo:rsid="006df7bd" officeooo:paragraph-rsid="006df7bd" style:font-size-asian="11pt" style:font-style-asian="normal" style:font-size-complex="11pt" style:font-style-complex="normal"/>
    </style:style>
    <style:style style:name="P58" style:family="paragraph" style:parent-style-name="Standard">
      <style:text-properties fo:font-size="11pt" fo:language="ru" fo:country="RU" fo:font-style="normal" style:text-underline-style="none" officeooo:rsid="006b051e" officeooo:paragraph-rsid="006b051e" style:font-size-asian="11pt" style:font-style-asian="normal" style:font-size-complex="11pt" style:font-style-complex="normal"/>
    </style:style>
    <style:style style:name="P59" style:family="paragraph" style:parent-style-name="Standard">
      <style:text-properties fo:font-size="11pt" fo:language="ru" fo:country="RU" fo:font-style="normal" style:text-underline-style="none" officeooo:rsid="006b051e" officeooo:paragraph-rsid="006e6aeb" style:font-size-asian="11pt" style:font-style-asian="normal" style:font-size-complex="11pt" style:font-style-complex="normal"/>
    </style:style>
    <style:style style:name="P60" style:family="paragraph" style:parent-style-name="Standard">
      <style:text-properties fo:font-size="11pt" fo:language="ru" fo:country="RU" fo:font-style="normal" style:text-underline-style="none" officeooo:rsid="007115da" officeooo:paragraph-rsid="007115da" fo:background-color="transparent" style:font-size-asian="11pt" style:font-style-asian="normal" style:font-size-complex="11pt" style:font-style-complex="normal"/>
    </style:style>
    <style:style style:name="P61" style:family="paragraph" style:parent-style-name="Standard">
      <style:text-properties fo:font-size="11pt" fo:language="ru" fo:country="RU" style:text-underline-style="solid" style:text-underline-width="auto" style:text-underline-color="font-color" officeooo:rsid="0053c45b" officeooo:paragraph-rsid="0053c45b" fo:background-color="#00ff7f" style:font-size-asian="11pt" style:font-size-complex="11pt"/>
    </style:style>
    <style:style style:name="P62" style:family="paragraph" style:parent-style-name="Standard">
      <style:text-properties fo:font-size="11pt" fo:language="ru" fo:country="RU" style:text-underline-style="solid" style:text-underline-width="auto" style:text-underline-color="font-color" officeooo:rsid="0056d439" officeooo:paragraph-rsid="0056d439" fo:background-color="#00ff7f" style:font-size-asian="11pt" style:font-size-complex="11pt"/>
    </style:style>
    <style:style style:name="P63" style:family="paragraph" style:parent-style-name="Standard">
      <style:text-properties fo:font-size="11pt" fo:language="ru" fo:country="RU" style:text-underline-style="solid" style:text-underline-width="auto" style:text-underline-color="font-color" officeooo:rsid="004bd700" officeooo:paragraph-rsid="004d9ca5" fo:background-color="#00ff7f" style:font-size-asian="11pt" style:font-size-complex="11pt"/>
    </style:style>
    <style:style style:name="P64" style:family="paragraph" style:parent-style-name="Standard">
      <style:text-properties fo:font-size="11pt" fo:language="ru" fo:country="RU" style:text-underline-style="solid" style:text-underline-width="auto" style:text-underline-color="font-color" officeooo:rsid="004bd700" officeooo:paragraph-rsid="004bd700" fo:background-color="#00ff7f" style:font-size-asian="11pt" style:font-size-complex="11pt"/>
    </style:style>
    <style:style style:name="P65" style:family="paragraph" style:parent-style-name="Standard">
      <style:text-properties fo:font-size="11pt" fo:language="ru" fo:country="RU" style:text-underline-style="solid" style:text-underline-width="auto" style:text-underline-color="font-color" officeooo:rsid="0051c4d9" officeooo:paragraph-rsid="0051c4d9" fo:background-color="#00ff7f" style:font-size-asian="11pt" style:font-size-complex="11pt"/>
    </style:style>
    <style:style style:name="P66" style:family="paragraph" style:parent-style-name="Standard">
      <style:text-properties fo:font-size="11pt" fo:language="ru" fo:country="RU" style:text-underline-style="solid" style:text-underline-width="auto" style:text-underline-color="font-color" officeooo:rsid="004f9c23" officeooo:paragraph-rsid="0076868c" fo:background-color="#00ff7f" style:font-size-asian="11pt" style:font-size-complex="11pt"/>
    </style:style>
    <style:style style:name="P67" style:family="paragraph" style:parent-style-name="Standard">
      <style:text-properties fo:font-size="11pt" fo:language="ru" fo:country="RU" style:text-underline-style="solid" style:text-underline-width="auto" style:text-underline-color="font-color" officeooo:rsid="007cb4aa" officeooo:paragraph-rsid="007cb4aa" fo:background-color="#00ff7f" style:font-size-asian="11pt" style:font-size-complex="11pt"/>
    </style:style>
    <style:style style:name="P68" style:family="paragraph" style:parent-style-name="Standard">
      <style:text-properties fo:font-size="11pt" fo:language="ru" fo:country="RU" style:text-underline-style="solid" style:text-underline-width="auto" style:text-underline-color="font-color" officeooo:rsid="00880f31" officeooo:paragraph-rsid="00880f31" fo:background-color="#00ff7f" style:font-size-asian="11pt" style:font-size-complex="11pt"/>
    </style:style>
    <style:style style:name="P69" style:family="paragraph" style:parent-style-name="Standard">
      <style:text-properties fo:font-size="11pt" fo:language="ru" fo:country="RU" style:text-underline-style="solid" style:text-underline-width="auto" style:text-underline-color="font-color" officeooo:rsid="0053c45b" officeooo:paragraph-rsid="0055a63f" fo:background-color="#00ffff" style:font-size-asian="11pt" style:font-size-complex="11pt"/>
    </style:style>
    <style:style style:name="P70" style:family="paragraph" style:parent-style-name="Standard">
      <style:text-properties fo:font-size="11pt" fo:language="ru" fo:country="RU" style:text-underline-style="solid" style:text-underline-width="auto" style:text-underline-color="font-color" officeooo:rsid="0053c45b" officeooo:paragraph-rsid="00584acb" fo:background-color="#00ffff" style:font-size-asian="11pt" style:font-size-complex="11pt"/>
    </style:style>
    <style:style style:name="P71" style:family="paragraph" style:parent-style-name="Standard">
      <style:text-properties fo:font-size="11pt" fo:language="ru" fo:country="RU" style:text-underline-style="solid" style:text-underline-width="auto" style:text-underline-color="font-color" officeooo:rsid="008e6056" officeooo:paragraph-rsid="008e6056" style:font-size-asian="11pt" style:font-size-complex="11pt"/>
    </style:style>
    <style:style style:name="P72" style:family="paragraph" style:parent-style-name="Standard">
      <style:text-properties fo:font-size="11pt" fo:language="en" fo:country="US" style:text-underline-style="none" officeooo:rsid="0051c4d9" officeooo:paragraph-rsid="0051c4d9" style:font-size-asian="11pt" style:font-size-complex="11pt"/>
    </style:style>
    <style:style style:name="P73" style:family="paragraph" style:parent-style-name="Standard">
      <style:text-properties fo:font-size="11pt" fo:language="en" fo:country="US" officeooo:rsid="004a2de1" officeooo:paragraph-rsid="004a2de1" style:font-size-asian="11pt" style:font-size-complex="11pt"/>
    </style:style>
    <style:style style:name="P74" style:family="paragraph" style:parent-style-name="Standard">
      <style:text-properties fo:font-size="11pt" fo:language="en" fo:country="US" officeooo:rsid="0076868c" officeooo:paragraph-rsid="0076868c" style:font-size-asian="11pt" style:font-size-complex="11pt"/>
    </style:style>
    <style:style style:name="P75" style:family="paragraph" style:parent-style-name="Standard">
      <style:text-properties fo:font-size="11pt" fo:language="en" fo:country="US" officeooo:rsid="00820d7c" officeooo:paragraph-rsid="00820d7c" style:font-size-asian="11pt" style:font-size-complex="11pt"/>
    </style:style>
    <style:style style:name="P76" style:family="paragraph" style:parent-style-name="Standard">
      <style:text-properties fo:font-size="11pt" fo:language="en" fo:country="US" officeooo:rsid="00820d7c" officeooo:paragraph-rsid="0083bb74" style:font-size-asian="11pt" style:font-size-complex="11pt"/>
    </style:style>
    <style:style style:name="P77" style:family="paragraph" style:parent-style-name="Standard">
      <style:text-properties fo:font-size="11pt" fo:language="en" fo:country="US" officeooo:rsid="007cd337" officeooo:paragraph-rsid="007cd337" style:font-size-asian="11pt" style:font-size-complex="11pt"/>
    </style:style>
    <style:style style:name="P78" style:family="paragraph" style:parent-style-name="Standard">
      <style:text-properties fo:font-size="11pt" fo:language="en" fo:country="US" officeooo:rsid="007d7efa" officeooo:paragraph-rsid="007d7efa" style:font-size-asian="11pt" style:font-size-complex="11pt"/>
    </style:style>
    <style:style style:name="P79" style:family="paragraph" style:parent-style-name="Standard">
      <style:text-properties fo:font-size="11pt" fo:language="en" fo:country="US" officeooo:rsid="007dc01f" officeooo:paragraph-rsid="007dc01f" style:font-size-asian="11pt" style:font-size-complex="11pt"/>
    </style:style>
    <style:style style:name="P80" style:family="paragraph" style:parent-style-name="Standard">
      <style:text-properties fo:font-size="11pt" fo:language="en" fo:country="US" officeooo:rsid="007dc01f" officeooo:paragraph-rsid="0083bb74" style:font-size-asian="11pt" style:font-size-complex="11pt"/>
    </style:style>
    <style:style style:name="P81" style:family="paragraph" style:parent-style-name="Standard">
      <style:text-properties fo:font-size="11pt" fo:language="en" fo:country="US" fo:font-style="normal" style:text-underline-style="none" officeooo:rsid="005e59bc" officeooo:paragraph-rsid="005cf1ae" style:font-size-asian="11pt" style:font-style-asian="normal" style:font-size-complex="11pt" style:font-style-complex="normal"/>
    </style:style>
    <style:style style:name="P82" style:family="paragraph" style:parent-style-name="Standard">
      <style:text-properties fo:font-size="11pt" fo:language="en" fo:country="US" fo:font-style="normal" style:text-underline-style="none" officeooo:rsid="005e59bc" officeooo:paragraph-rsid="005e59bc" style:font-size-asian="11pt" style:font-style-asian="normal" style:font-size-complex="11pt" style:font-style-complex="normal"/>
    </style:style>
    <style:style style:name="P83" style:family="paragraph" style:parent-style-name="Standard">
      <style:text-properties fo:font-size="11pt" fo:language="en" fo:country="US" fo:font-style="normal" style:text-underline-style="none" officeooo:rsid="005e59bc" officeooo:paragraph-rsid="0068d409" style:font-size-asian="11pt" style:font-style-asian="normal" style:font-size-complex="11pt" style:font-style-complex="normal"/>
    </style:style>
    <style:style style:name="P84" style:family="paragraph" style:parent-style-name="Standard">
      <style:text-properties fo:font-size="11pt" fo:language="en" fo:country="US" fo:font-style="normal" style:text-underline-style="none" officeooo:rsid="0068d409" officeooo:paragraph-rsid="0068d409" style:font-size-asian="11pt" style:font-style-asian="normal" style:font-size-complex="11pt" style:font-style-complex="normal"/>
    </style:style>
    <style:style style:name="P85" style:family="paragraph" style:parent-style-name="Standard">
      <style:text-properties fo:font-size="11pt" fo:language="en" fo:country="US" fo:font-style="normal" style:text-underline-style="none" officeooo:rsid="0068d409" officeooo:paragraph-rsid="006ab3d3" style:font-size-asian="11pt" style:font-style-asian="normal" style:font-size-complex="11pt" style:font-style-complex="normal"/>
    </style:style>
    <style:style style:name="P86" style:family="paragraph" style:parent-style-name="Standard">
      <style:text-properties fo:font-size="11pt" fo:language="en" fo:country="US" fo:font-style="normal" style:text-underline-style="none" officeooo:rsid="006ab3d3" officeooo:paragraph-rsid="006ab3d3" style:font-size-asian="11pt" style:font-style-asian="normal" style:font-size-complex="11pt" style:font-style-complex="normal"/>
    </style:style>
    <style:style style:name="P87" style:family="paragraph" style:parent-style-name="Standard">
      <style:text-properties fo:font-size="11pt" fo:language="en" fo:country="US" fo:font-style="normal" style:text-underline-style="none" officeooo:rsid="006ab3d3" officeooo:paragraph-rsid="006b051e" style:font-size-asian="11pt" style:font-style-asian="normal" style:font-size-complex="11pt" style:font-style-complex="normal"/>
    </style:style>
    <style:style style:name="P88" style:family="paragraph" style:parent-style-name="Standard">
      <style:text-properties fo:font-size="11pt" fo:language="en" fo:country="US" fo:font-style="normal" style:text-underline-style="none" officeooo:rsid="006b051e" officeooo:paragraph-rsid="006b051e" style:font-size-asian="11pt" style:font-style-asian="normal" style:font-size-complex="11pt" style:font-style-complex="normal"/>
    </style:style>
    <style:style style:name="P89" style:family="paragraph" style:parent-style-name="Standard">
      <style:text-properties fo:font-size="11pt" fo:language="en" fo:country="US" fo:font-style="normal" style:text-underline-style="none" officeooo:rsid="006b051e" officeooo:paragraph-rsid="006e6aeb" style:font-size-asian="11pt" style:font-style-asian="normal" style:font-size-complex="11pt" style:font-style-complex="normal"/>
    </style:style>
    <style:style style:name="P90" style:family="paragraph" style:parent-style-name="Standard">
      <style:text-properties fo:font-size="11pt" fo:language="en" fo:country="US" fo:font-style="normal" style:text-underline-style="none" officeooo:rsid="006cf1a2" officeooo:paragraph-rsid="006cf1a2" style:font-size-asian="11pt" style:font-style-asian="normal" style:font-size-complex="11pt" style:font-style-complex="normal"/>
    </style:style>
    <style:style style:name="P91" style:family="paragraph" style:parent-style-name="Standard">
      <style:text-properties fo:font-size="11pt" fo:language="en" fo:country="US" fo:font-style="normal" style:text-underline-style="none" officeooo:rsid="006e6aeb" officeooo:paragraph-rsid="006e6aeb" style:font-size-asian="11pt" style:font-style-asian="normal" style:font-size-complex="11pt" style:font-style-complex="normal"/>
    </style:style>
    <style:style style:name="P92" style:family="paragraph" style:parent-style-name="Standard">
      <style:text-properties fo:font-size="11pt" fo:language="en" fo:country="US" fo:font-style="normal" style:text-underline-style="none" officeooo:rsid="006e6aeb" officeooo:paragraph-rsid="006fa870" style:font-size-asian="11pt" style:font-style-asian="normal" style:font-size-complex="11pt" style:font-style-complex="normal"/>
    </style:style>
    <style:style style:name="P93" style:family="paragraph" style:parent-style-name="Standard">
      <style:text-properties fo:font-size="11pt" fo:language="en" fo:country="US" fo:font-style="normal" style:text-underline-style="none" officeooo:rsid="006e8d4b" officeooo:paragraph-rsid="006e8d4b" style:font-size-asian="11pt" style:font-style-asian="normal" style:font-size-complex="11pt" style:font-style-complex="normal"/>
    </style:style>
    <style:style style:name="P94" style:family="paragraph" style:parent-style-name="Standard">
      <style:text-properties fo:font-size="11pt" fo:language="en" fo:country="US" fo:font-style="normal" style:text-underline-style="none" officeooo:rsid="006e8d4b" officeooo:paragraph-rsid="006fa870" style:font-size-asian="11pt" style:font-style-asian="normal" style:font-size-complex="11pt" style:font-style-complex="normal"/>
    </style:style>
    <style:style style:name="P95" style:family="paragraph" style:parent-style-name="Standard">
      <style:text-properties fo:font-size="11pt" fo:language="en" fo:country="US" fo:font-style="normal" style:text-underline-style="none" officeooo:rsid="006fa870" officeooo:paragraph-rsid="006fa870" fo:background-color="transparent" style:font-size-asian="11pt" style:font-style-asian="normal" style:font-size-complex="11pt" style:font-style-complex="normal"/>
    </style:style>
    <style:style style:name="P96" style:family="paragraph" style:parent-style-name="Standard">
      <style:text-properties fo:font-size="11pt" fo:language="en" fo:country="US" fo:font-style="normal" style:text-underline-style="none" officeooo:rsid="007115da" officeooo:paragraph-rsid="007115da" fo:background-color="transparent" style:font-size-asian="11pt" style:font-style-asian="normal" style:font-size-complex="11pt" style:font-style-complex="normal"/>
    </style:style>
    <style:style style:name="P97" style:family="paragraph" style:parent-style-name="Standard">
      <style:text-properties fo:font-size="11pt" fo:language="en" fo:country="US" fo:font-style="normal" style:text-underline-style="solid" style:text-underline-width="auto" style:text-underline-color="font-color" officeooo:rsid="006fa870" officeooo:paragraph-rsid="006fa870" fo:background-color="#00ff7f" style:font-size-asian="11pt" style:font-style-asian="normal" style:font-size-complex="11pt" style:font-style-complex="normal"/>
    </style:style>
    <style:style style:name="P98" style:family="paragraph" style:parent-style-name="Standard">
      <style:text-properties fo:font-size="11pt" fo:language="en" fo:country="US" fo:font-style="normal" style:text-underline-style="solid" style:text-underline-width="auto" style:text-underline-color="font-color" officeooo:rsid="006b051e" officeooo:paragraph-rsid="006b051e" fo:background-color="#00ff7f" style:font-size-asian="11pt" style:font-style-asian="normal" style:font-size-complex="11pt" style:font-style-complex="normal"/>
    </style:style>
    <style:style style:name="P99" style:family="paragraph" style:parent-style-name="Standard">
      <style:text-properties fo:font-size="11pt" fo:language="en" fo:country="US" fo:font-style="italic" style:text-underline-style="none" officeooo:rsid="005e59bc" officeooo:paragraph-rsid="005e59bc" style:font-size-asian="11pt" style:font-style-asian="italic" style:font-size-complex="11pt" style:font-style-complex="italic"/>
    </style:style>
    <style:style style:name="P100" style:family="paragraph" style:parent-style-name="Standard">
      <style:text-properties fo:font-size="11pt" fo:language="en" fo:country="US" style:text-underline-style="solid" style:text-underline-width="auto" style:text-underline-color="font-color" officeooo:rsid="00749af3" officeooo:paragraph-rsid="00749af3" fo:background-color="#00ff7f" style:font-size-asian="11pt" style:font-size-complex="11pt"/>
    </style:style>
    <style:style style:name="P101" style:family="paragraph" style:parent-style-name="Standard">
      <style:text-properties fo:font-size="11pt" fo:language="en" fo:country="US" style:text-underline-style="solid" style:text-underline-width="auto" style:text-underline-color="font-color" officeooo:rsid="007dc01f" officeooo:paragraph-rsid="007dc01f" fo:background-color="#00ff7f" style:font-size-asian="11pt" style:font-size-complex="11pt"/>
    </style:style>
    <style:style style:name="P102" style:family="paragraph" style:parent-style-name="Standard">
      <style:text-properties fo:font-size="11pt" fo:language="en" fo:country="US" style:text-underline-style="solid" style:text-underline-width="auto" style:text-underline-color="font-color" officeooo:rsid="00820d7c" officeooo:paragraph-rsid="0083bb74" fo:background-color="#00ff7f" style:font-size-asian="11pt" style:font-size-complex="11pt"/>
    </style:style>
    <style:style style:name="P103" style:family="paragraph" style:parent-style-name="Standard">
      <style:text-properties fo:font-size="11pt" fo:language="de" fo:country="DE" officeooo:rsid="004a2de1" officeooo:paragraph-rsid="004a2de1" style:font-size-asian="11pt" style:font-size-complex="11pt"/>
    </style:style>
    <style:style style:name="P104" style:family="paragraph" style:parent-style-name="Standard">
      <style:text-properties fo:font-size="11pt" fo:language="de" fo:country="DE" officeooo:rsid="004a2de1" officeooo:paragraph-rsid="0076868c" style:font-size-asian="11pt" style:font-size-complex="11pt"/>
    </style:style>
    <style:style style:name="P105" style:family="paragraph" style:parent-style-name="Standard">
      <style:text-properties fo:font-size="11pt" fo:language="de" fo:country="DE" officeooo:rsid="004a2de1" officeooo:paragraph-rsid="0089d41f" style:font-size-asian="11pt" style:font-size-complex="11pt"/>
    </style:style>
    <style:style style:name="P106" style:family="paragraph" style:parent-style-name="Standard">
      <style:text-properties fo:font-size="11pt" fo:language="de" fo:country="DE" officeooo:rsid="003df349" officeooo:paragraph-rsid="00749af3" style:font-size-asian="11pt" style:font-size-complex="11pt"/>
    </style:style>
    <style:style style:name="P107" style:family="paragraph" style:parent-style-name="Standard">
      <style:text-properties fo:font-size="11pt" fo:language="de" fo:country="DE" style:text-underline-style="none" officeooo:rsid="004c5533" officeooo:paragraph-rsid="004c5533" style:font-size-asian="11pt" style:font-size-complex="11pt"/>
    </style:style>
    <style:style style:name="P108" style:family="paragraph" style:parent-style-name="Standard">
      <style:text-properties fo:font-size="11pt" fo:language="de" fo:country="DE" style:text-underline-style="none" officeooo:rsid="004d5d0d" officeooo:paragraph-rsid="004d5d0d" style:font-size-asian="11pt" style:font-size-complex="11pt"/>
    </style:style>
    <style:style style:name="P109" style:family="paragraph" style:parent-style-name="Standard">
      <style:text-properties fo:font-size="11pt" fo:language="de" fo:country="DE" style:text-underline-style="none" officeooo:rsid="004d9ca5" officeooo:paragraph-rsid="004d9ca5" style:font-size-asian="11pt" style:font-size-complex="11pt"/>
    </style:style>
    <style:style style:name="P110" style:family="paragraph" style:parent-style-name="Standard">
      <style:text-properties fo:font-size="11pt" fo:language="de" fo:country="DE" style:text-underline-style="none" officeooo:rsid="004d9ca5" officeooo:paragraph-rsid="004f9c23" style:font-size-asian="11pt" style:font-size-complex="11pt"/>
    </style:style>
    <style:style style:name="P111" style:family="paragraph" style:parent-style-name="Standard">
      <style:text-properties fo:font-size="11pt" fo:language="de" fo:country="DE" style:text-underline-style="none" officeooo:rsid="004f9c23" officeooo:paragraph-rsid="004f9c23" style:font-size-asian="11pt" style:font-size-complex="11pt"/>
    </style:style>
    <style:style style:name="P112" style:family="paragraph" style:parent-style-name="Standard">
      <style:text-properties fo:font-size="11pt" fo:language="de" fo:country="DE" style:text-underline-style="none" officeooo:rsid="004f9c23" officeooo:paragraph-rsid="0076868c" style:font-size-asian="11pt" style:font-size-complex="11pt"/>
    </style:style>
    <style:style style:name="P113" style:family="paragraph" style:parent-style-name="Standard">
      <style:text-properties fo:font-size="11pt" fo:language="de" fo:country="DE" style:text-underline-style="none" officeooo:rsid="004fba73" officeooo:paragraph-rsid="004fba73" style:font-size-asian="11pt" style:font-size-complex="11pt"/>
    </style:style>
    <style:style style:name="P114" style:family="paragraph" style:parent-style-name="Standard">
      <style:text-properties fo:font-size="11pt" fo:language="de" fo:country="DE" style:text-underline-style="none" officeooo:rsid="0051afe1" officeooo:paragraph-rsid="0051afe1" style:font-size-asian="11pt" style:font-size-complex="11pt"/>
    </style:style>
    <style:style style:name="P115" style:family="paragraph" style:parent-style-name="Standard">
      <style:text-properties fo:font-size="11pt" style:text-underline-style="solid" style:text-underline-width="auto" style:text-underline-color="font-color" officeooo:rsid="0073e946" officeooo:paragraph-rsid="0073e946" fo:background-color="#00ff7f" style:font-size-asian="11pt" style:font-size-complex="11pt"/>
    </style:style>
    <style:style style:name="P116" style:family="paragraph" style:parent-style-name="Standard">
      <style:text-properties fo:font-size="11pt" style:text-underline-style="solid" style:text-underline-width="auto" style:text-underline-color="font-color" officeooo:rsid="00749af3" officeooo:paragraph-rsid="00749af3" fo:background-color="#00ff7f" style:font-size-asian="11pt" style:font-size-complex="11pt"/>
    </style:style>
    <style:style style:name="P117" style:family="paragraph" style:parent-style-name="Standard">
      <style:text-properties fo:font-size="10pt" fo:language="ru" fo:country="RU" officeooo:rsid="00214c12" officeooo:paragraph-rsid="00214c12" style:font-size-asian="10pt" style:font-size-complex="10pt"/>
    </style:style>
    <style:style style:name="P118" style:family="paragraph" style:parent-style-name="Standard">
      <style:text-properties fo:font-size="10pt" fo:language="ru" fo:country="RU" fo:font-style="normal" style:text-underline-style="none" officeooo:rsid="006b051e" officeooo:paragraph-rsid="006b051e" style:font-size-asian="10pt" style:font-style-asian="normal" style:font-size-complex="10pt" style:font-style-complex="normal"/>
    </style:style>
    <style:style style:name="P119" style:family="paragraph" style:parent-style-name="Standard">
      <style:text-properties fo:font-size="10pt" fo:language="en" fo:country="US" fo:font-style="normal" style:text-underline-style="none" officeooo:rsid="007115da" officeooo:paragraph-rsid="0077bd04" fo:background-color="transparent" style:font-size-asian="10pt" style:font-style-asian="normal" style:font-size-complex="10pt" style:font-style-complex="normal"/>
    </style:style>
    <style:style style:name="P120" style:family="paragraph" style:parent-style-name="Standard">
      <style:text-properties fo:font-size="10pt" officeooo:rsid="0077bd04" officeooo:paragraph-rsid="0077bd04" style:font-size-asian="10pt" style:font-size-complex="10pt"/>
    </style:style>
    <style:style style:name="P121" style:family="paragraph" style:parent-style-name="Standard">
      <style:text-properties fo:font-size="13pt" fo:language="ru" fo:country="RU" fo:font-style="normal" style:text-underline-style="none" fo:font-weight="bold" officeooo:rsid="005cf1ae" officeooo:paragraph-rsid="005cf1ae" style:font-size-asian="13pt" style:font-style-asian="normal" style:font-weight-asian="bold" style:font-size-complex="13pt" style:font-style-complex="normal" style:font-weight-complex="bold"/>
    </style:style>
    <style:style style:name="P122" style:family="paragraph" style:parent-style-name="Standard">
      <style:text-properties fo:font-size="13pt" fo:language="ru" fo:country="RU" fo:font-weight="bold" officeooo:rsid="00749af3" officeooo:paragraph-rsid="00749af3" style:font-size-asian="13pt" style:font-weight-asian="bold" style:font-size-complex="13pt" style:font-weight-complex="bold"/>
    </style:style>
    <style:style style:name="P123" style:family="paragraph" style:parent-style-name="Standard">
      <style:text-properties fo:font-size="13pt" fo:language="ru" fo:country="RU" fo:font-weight="bold" officeooo:rsid="0051c4d9" officeooo:paragraph-rsid="00749af3" style:font-size-asian="13pt" style:font-weight-asian="bold" style:font-size-complex="13pt" style:font-weight-complex="bold"/>
    </style:style>
    <style:style style:name="P124" style:family="paragraph" style:parent-style-name="Standard">
      <style:text-properties fo:font-size="13pt" fo:language="ru" fo:country="RU" style:text-underline-style="none" fo:font-weight="bold" officeooo:rsid="0051c4d9" officeooo:paragraph-rsid="0051c4d9" style:font-size-asian="13pt" style:font-weight-asian="bold" style:font-size-complex="13pt" style:font-weight-complex="bold"/>
    </style:style>
    <style:style style:name="P125" style:family="paragraph" style:parent-style-name="Standard">
      <style:text-properties fo:font-size="13pt" fo:language="en" fo:country="US" fo:font-style="normal" style:text-underline-style="none" fo:font-weight="bold" officeooo:rsid="0068d409" officeooo:paragraph-rsid="0068d409" style:font-size-asian="13pt" style:font-style-asian="normal" style:font-weight-asian="bold" style:font-size-complex="13pt" style:font-style-complex="normal" style:font-weight-complex="bold"/>
    </style:style>
    <style:style style:name="P126" style:family="paragraph" style:parent-style-name="Standard">
      <style:text-properties fo:font-size="13pt" fo:language="en" fo:country="US" fo:font-weight="bold" officeooo:rsid="00749af3" officeooo:paragraph-rsid="00749af3" style:font-size-asian="13pt" style:font-weight-asian="bold" style:font-size-complex="13pt" style:font-weight-complex="bold"/>
    </style:style>
    <style:style style:name="P127" style:family="paragraph" style:parent-style-name="Standard">
      <style:text-properties fo:font-size="13pt" fo:language="en" fo:country="US" fo:font-weight="bold" officeooo:rsid="007dc01f" officeooo:paragraph-rsid="008575db" style:font-size-asian="13pt" style:font-weight-asian="bold" style:font-size-complex="13pt" style:font-weight-complex="bold"/>
    </style:style>
    <style:style style:name="P128" style:family="paragraph" style:parent-style-name="Standard">
      <style:text-properties fo:font-size="13pt" fo:font-weight="bold" officeooo:rsid="0076868c" officeooo:paragraph-rsid="0076868c" style:font-size-asian="13pt" style:font-weight-asian="bold" style:font-size-complex="13pt" style:font-weight-complex="bold"/>
    </style:style>
    <style:style style:name="P129" style:family="paragraph" style:parent-style-name="Standard">
      <style:text-properties fo:color="#000040" fo:font-size="11pt" fo:language="en" fo:country="US" fo:font-style="normal" style:text-underline-style="solid" style:text-underline-width="auto" style:text-underline-color="font-color" officeooo:rsid="006ab3d3" officeooo:paragraph-rsid="006ab3d3" fo:background-color="#00ff7f" style:font-size-asian="11pt" style:font-style-asian="normal" style:font-size-complex="11pt" style:font-style-complex="normal"/>
    </style:style>
    <style:style style:name="P13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en" fo:country="US" officeooo:rsid="00440946" officeooo:paragraph-rsid="00805022" fo:background-color="transparent" style:font-size-asian="11pt" style:font-size-complex="11pt"/>
    </style:style>
    <style:style style:name="P131" style:family="paragraph" style:parent-style-name="Standard">
      <style:paragraph-properties fo:text-align="center" style:justify-single-word="false"/>
      <style:text-properties fo:color="#000040" fo:font-size="11pt" fo:language="en" fo:country="US" officeooo:rsid="007ff541" officeooo:paragraph-rsid="007ff541" fo:background-color="transparent" style:font-size-asian="11pt" style:font-size-complex="11pt"/>
    </style:style>
    <style:style style:name="P132" style:family="paragraph" style:parent-style-name="Standard">
      <style:text-properties officeooo:paragraph-rsid="007115da"/>
    </style:style>
    <style:style style:name="P133" style:family="paragraph" style:parent-style-name="Table_20_Contents">
      <style:text-properties fo:font-size="8pt" fo:language="de" fo:country="DE" officeooo:rsid="00283eef" officeooo:paragraph-rsid="00283eef" style:font-size-asian="8pt" style:font-size-complex="8pt"/>
    </style:style>
    <style:style style:name="P134" style:family="paragraph" style:parent-style-name="Table_20_Contents">
      <style:text-properties fo:font-size="8pt" fo:language="en" fo:country="US" officeooo:rsid="00214c12" officeooo:paragraph-rsid="00214c12" style:font-size-asian="8pt" style:font-size-complex="8pt"/>
    </style:style>
    <style:style style:name="P135" style:family="paragraph" style:parent-style-name="Table_20_Contents">
      <style:text-properties fo:font-size="8pt" fo:language="en" fo:country="US" officeooo:rsid="00250cb1" officeooo:paragraph-rsid="00250cb1" style:font-size-asian="8pt" style:font-size-complex="8pt"/>
    </style:style>
    <style:style style:name="P136" style:family="paragraph" style:parent-style-name="Table_20_Contents">
      <style:text-properties fo:font-size="8pt" fo:language="en" fo:country="US" officeooo:rsid="00253880" officeooo:paragraph-rsid="00253880" style:font-size-asian="8pt" style:font-size-complex="8pt"/>
    </style:style>
    <style:style style:name="P137" style:family="paragraph" style:parent-style-name="Table_20_Contents">
      <style:text-properties fo:font-size="8pt" fo:language="en" fo:country="US" officeooo:rsid="00273213" officeooo:paragraph-rsid="00273213" style:font-size-asian="8pt" style:font-size-complex="8pt"/>
    </style:style>
    <style:style style:name="P138" style:family="paragraph" style:parent-style-name="Table_20_Contents">
      <style:text-properties fo:font-size="8pt" fo:language="en" fo:country="US" officeooo:rsid="0025cc0e" officeooo:paragraph-rsid="0025cc0e" style:font-size-asian="8pt" style:font-size-complex="8pt"/>
    </style:style>
    <style:style style:name="P139" style:family="paragraph" style:parent-style-name="Table_20_Contents">
      <style:text-properties fo:font-size="12pt" style:font-size-asian="12pt" style:font-size-complex="12pt"/>
    </style:style>
    <style:style style:name="P140" style:family="paragraph" style:parent-style-name="Table_20_Contents">
      <style:text-properties fo:font-size="12pt" officeooo:rsid="002fa462" officeooo:paragraph-rsid="002fa462" style:font-size-asian="12pt" style:font-size-complex="12pt"/>
    </style:style>
    <style:style style:name="P141" style:family="paragraph" style:parent-style-name="Table_20_Contents">
      <style:text-properties fo:font-size="12pt" officeooo:rsid="002fa462" officeooo:paragraph-rsid="0030b5f0" style:font-size-asian="12pt" style:font-size-complex="12pt"/>
    </style:style>
    <style:style style:name="P142" style:family="paragraph" style:parent-style-name="Table_20_Contents">
      <style:text-properties fo:font-size="12pt" officeooo:rsid="00273213" officeooo:paragraph-rsid="00273213" style:font-size-asian="12pt" style:font-size-complex="12pt"/>
    </style:style>
    <style:style style:name="P143" style:family="paragraph" style:parent-style-name="Table_20_Contents">
      <style:text-properties fo:font-size="12pt" officeooo:paragraph-rsid="00204ec2" style:font-size-asian="12pt" style:font-size-complex="12pt"/>
    </style:style>
    <style:style style:name="P144" style:family="paragraph" style:parent-style-name="Table_20_Contents">
      <style:text-properties fo:font-size="12pt" officeooo:rsid="00204ec2" officeooo:paragraph-rsid="00204ec2" style:font-size-asian="12pt" style:font-size-complex="12pt"/>
    </style:style>
    <style:style style:name="P145" style:family="paragraph" style:parent-style-name="Table_20_Contents">
      <style:text-properties fo:font-size="12pt" officeooo:paragraph-rsid="008a37b9" style:font-size-asian="12pt" style:font-size-complex="12pt"/>
    </style:style>
    <style:style style:name="P146" style:family="paragraph" style:parent-style-name="Table_20_Contents">
      <style:text-properties fo:font-size="12pt" fo:language="de" fo:country="DE" officeooo:rsid="00283eef" officeooo:paragraph-rsid="00283eef" style:font-size-asian="12pt" style:font-size-complex="12pt"/>
    </style:style>
    <style:style style:name="P147" style:family="paragraph" style:parent-style-name="Table_20_Contents">
      <style:text-properties fo:font-size="12pt" fo:language="de" fo:country="DE" officeooo:rsid="00273213" officeooo:paragraph-rsid="00273213" style:font-size-asian="12pt" style:font-size-complex="12pt"/>
    </style:style>
    <style:style style:name="P148" style:family="paragraph" style:parent-style-name="Table_20_Contents">
      <style:text-properties fo:font-size="12pt" fo:language="en" fo:country="US" officeooo:rsid="00214c12" officeooo:paragraph-rsid="00214c12" style:font-size-asian="12pt" style:font-size-complex="12pt"/>
    </style:style>
    <style:style style:name="P149" style:family="paragraph" style:parent-style-name="Table_20_Contents">
      <style:text-properties fo:font-size="12pt" fo:language="en" fo:country="US" officeooo:rsid="001f081e" officeooo:paragraph-rsid="001f081e" style:font-size-asian="12pt" style:font-size-complex="12pt"/>
    </style:style>
    <style:style style:name="P150" style:family="paragraph" style:parent-style-name="Table_20_Contents">
      <style:text-properties fo:font-size="12pt" fo:language="en" fo:country="US" officeooo:rsid="00250cb1" officeooo:paragraph-rsid="00250cb1" style:font-size-asian="12pt" style:font-size-complex="12pt"/>
    </style:style>
    <style:style style:name="P151" style:family="paragraph" style:parent-style-name="Table_20_Contents">
      <style:text-properties fo:font-size="12pt" fo:language="en" fo:country="US" officeooo:rsid="00253880" officeooo:paragraph-rsid="00253880" style:font-size-asian="12pt" style:font-size-complex="12pt"/>
    </style:style>
    <style:style style:name="P152" style:family="paragraph" style:parent-style-name="Table_20_Contents">
      <style:text-properties fo:font-size="12pt" fo:language="en" fo:country="US" officeooo:rsid="00273213" officeooo:paragraph-rsid="00273213" style:font-size-asian="12pt" style:font-size-complex="12pt"/>
    </style:style>
    <style:style style:name="P153" style:family="paragraph" style:parent-style-name="Table_20_Contents">
      <style:text-properties fo:font-size="12pt" fo:language="ru" fo:country="RU" officeooo:rsid="00250cb1" officeooo:paragraph-rsid="00250cb1" style:font-size-asian="12pt" style:font-size-complex="12pt"/>
    </style:style>
    <style:style style:name="P154" style:family="paragraph" style:parent-style-name="Table_20_Contents">
      <style:text-properties fo:font-size="10pt" fo:language="ru" fo:country="RU" officeooo:rsid="0029c6da" officeooo:paragraph-rsid="0029c6da" style:font-size-asian="10pt" style:font-size-complex="10pt"/>
    </style:style>
    <style:style style:name="P155" style:family="paragraph" style:parent-style-name="Table_20_Contents">
      <style:text-properties fo:font-size="10pt" fo:language="ru" fo:country="RU" officeooo:rsid="006729e9" officeooo:paragraph-rsid="006729e9" style:font-size-asian="10pt" style:font-size-complex="10pt"/>
    </style:style>
    <style:style style:name="P156" style:family="paragraph" style:parent-style-name="Table_20_Contents">
      <style:text-properties fo:font-size="10pt" fo:language="ru" fo:country="RU" officeooo:rsid="00250cb1" officeooo:paragraph-rsid="00250cb1" style:font-size-asian="10pt" style:font-size-complex="10pt"/>
    </style:style>
    <style:style style:name="P157" style:family="paragraph" style:parent-style-name="Table_20_Contents">
      <style:text-properties fo:font-size="10pt" fo:language="ru" fo:country="RU" officeooo:rsid="00250cb1" officeooo:paragraph-rsid="00273213" style:font-size-asian="10pt" style:font-size-complex="10pt"/>
    </style:style>
    <style:style style:name="P158" style:family="paragraph" style:parent-style-name="Table_20_Contents">
      <style:text-properties fo:font-size="10pt" fo:language="ru" fo:country="RU" officeooo:rsid="00214c12" officeooo:paragraph-rsid="00214c12" style:font-size-asian="10pt" style:font-size-complex="10pt"/>
    </style:style>
    <style:style style:name="P159" style:family="paragraph" style:parent-style-name="Table_20_Contents">
      <style:text-properties fo:font-size="10pt" fo:language="ru" fo:country="RU" officeooo:rsid="0022556c" officeooo:paragraph-rsid="0022556c" style:font-size-asian="10pt" style:font-size-complex="10pt"/>
    </style:style>
    <style:style style:name="P160" style:family="paragraph" style:parent-style-name="Table_20_Contents">
      <style:text-properties fo:font-size="10pt" fo:language="ru" fo:country="RU" officeooo:rsid="002503e6" officeooo:paragraph-rsid="002503e6" style:font-size-asian="10pt" style:font-size-complex="10pt"/>
    </style:style>
    <style:style style:name="P161" style:family="paragraph" style:parent-style-name="Table_20_Contents">
      <style:text-properties fo:font-size="10pt" fo:language="ru" fo:country="RU" officeooo:rsid="00255a84" officeooo:paragraph-rsid="00255a84" style:font-size-asian="10pt" style:font-size-complex="10pt"/>
    </style:style>
    <style:style style:name="P162" style:family="paragraph" style:parent-style-name="Table_20_Contents">
      <style:text-properties fo:font-size="10pt" fo:language="ru" fo:country="RU" officeooo:rsid="00273213" officeooo:paragraph-rsid="00273213" style:font-size-asian="10pt" style:font-size-complex="10pt"/>
    </style:style>
    <style:style style:name="P163" style:family="paragraph" style:parent-style-name="Table_20_Contents">
      <style:text-properties fo:font-size="10pt" fo:language="ru" fo:country="RU" officeooo:rsid="00610ab0" officeooo:paragraph-rsid="00610ab0" style:font-size-asian="10pt" style:font-size-complex="10pt"/>
    </style:style>
    <style:style style:name="P164" style:family="paragraph" style:parent-style-name="Table_20_Contents">
      <style:text-properties fo:font-size="10pt" fo:language="ru" fo:country="RU" officeooo:rsid="00600e6e" officeooo:paragraph-rsid="00600e6e" style:font-size-asian="10pt" style:font-size-complex="10pt"/>
    </style:style>
    <style:style style:name="P165" style:family="paragraph" style:parent-style-name="Table_20_Contents">
      <style:text-properties fo:font-size="10pt" fo:language="ru" fo:country="RU" officeooo:rsid="0065b915" officeooo:paragraph-rsid="0065b915" style:font-size-asian="10pt" style:font-size-complex="10pt"/>
    </style:style>
    <style:style style:name="P166" style:family="paragraph" style:parent-style-name="Table_20_Contents">
      <style:text-properties fo:font-size="10pt" fo:language="ru" fo:country="RU" officeooo:rsid="00253880" officeooo:paragraph-rsid="00253880" style:font-size-asian="10pt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fo:font-size="10pt" fo:language="ru" fo:country="RU" fo:font-weight="normal" officeooo:rsid="001f081e" officeooo:paragraph-rsid="001f081e" style:font-size-asian="10pt" style:font-weight-asian="normal" style:font-size-complex="10pt" style:font-weight-complex="normal"/>
    </style:style>
    <style:style style:name="P168" style:family="paragraph" style:parent-style-name="Table_20_Contents">
      <style:text-properties fo:font-size="10pt" style:font-size-asian="10pt" style:font-size-complex="10pt"/>
    </style:style>
    <style:style style:name="P169" style:family="paragraph" style:parent-style-name="Table_20_Contents">
      <style:text-properties fo:font-size="10pt" officeooo:rsid="00316905" officeooo:paragraph-rsid="00316905" style:font-size-asian="10pt" style:font-size-complex="10pt"/>
    </style:style>
    <style:style style:name="P170" style:family="paragraph" style:parent-style-name="Table_20_Contents">
      <style:text-properties fo:font-size="10pt" officeooo:rsid="0030b5f0" officeooo:paragraph-rsid="0030b5f0" style:font-size-asian="10pt" style:font-size-complex="10pt"/>
    </style:style>
    <style:style style:name="P171" style:family="paragraph" style:parent-style-name="Table_20_Contents">
      <style:text-properties fo:font-size="10pt" officeooo:rsid="003869b4" officeooo:paragraph-rsid="003869b4" style:font-size-asian="10pt" style:font-size-complex="10pt"/>
    </style:style>
    <style:style style:name="P172" style:family="paragraph" style:parent-style-name="Table_20_Contents">
      <style:text-properties fo:font-size="10pt" officeooo:rsid="00624cbc" officeooo:paragraph-rsid="00624cbc" style:font-size-asian="10pt" style:font-size-complex="10pt"/>
    </style:style>
    <style:style style:name="P173" style:family="paragraph" style:parent-style-name="Table_20_Contents">
      <style:text-properties fo:font-size="10pt" officeooo:rsid="0065b915" officeooo:paragraph-rsid="0065b915" style:font-size-asian="10pt" style:font-size-complex="10pt"/>
    </style:style>
    <style:style style:name="P174" style:family="paragraph" style:parent-style-name="Table_20_Contents">
      <style:text-properties fo:font-size="10pt" officeooo:rsid="006898ef" officeooo:paragraph-rsid="006898ef" style:font-size-asian="10pt" style:font-size-complex="10pt"/>
    </style:style>
    <style:style style:name="P175" style:family="paragraph" style:parent-style-name="Table_20_Contents">
      <style:text-properties fo:font-size="10pt" officeooo:rsid="00214c12" officeooo:paragraph-rsid="00214c12" style:font-size-asian="10pt" style:font-size-complex="10pt"/>
    </style:style>
    <style:style style:name="P176" style:family="paragraph" style:parent-style-name="Table_20_Contents">
      <style:text-properties fo:font-size="10pt" officeooo:paragraph-rsid="002503e6" style:font-size-asian="10pt" style:font-size-complex="10pt"/>
    </style:style>
    <style:style style:name="P177" style:family="paragraph" style:parent-style-name="Table_20_Contents">
      <style:text-properties fo:font-size="10pt" officeooo:rsid="0077bd04" officeooo:paragraph-rsid="0077bd04" style:font-size-asian="10pt" style:font-size-complex="10pt"/>
    </style:style>
    <style:style style:name="P178" style:family="paragraph" style:parent-style-name="Table_20_Contents">
      <style:text-properties fo:font-size="10pt" officeooo:rsid="00253880" officeooo:paragraph-rsid="00253880" style:font-size-asian="10pt" style:font-size-complex="10pt"/>
    </style:style>
    <style:style style:name="P179" style:family="paragraph" style:parent-style-name="Table_20_Contents">
      <style:text-properties fo:font-size="10pt" officeooo:rsid="00255a84" officeooo:paragraph-rsid="00255a84" style:font-size-asian="10pt" style:font-size-complex="10pt"/>
    </style:style>
    <style:style style:name="P180" style:family="paragraph" style:parent-style-name="Table_20_Contents">
      <style:text-properties fo:font-size="10pt" fo:language="de" fo:country="DE" officeooo:rsid="003869b4" officeooo:paragraph-rsid="003869b4" style:font-size-asian="10pt" style:font-size-complex="10pt"/>
    </style:style>
    <style:style style:name="P181" style:family="paragraph" style:parent-style-name="Table_20_Contents">
      <style:text-properties fo:font-size="10pt" fo:language="de" fo:country="DE" officeooo:rsid="003869b4" officeooo:paragraph-rsid="003bddc9" style:font-size-asian="10pt" style:font-size-complex="10pt"/>
    </style:style>
    <style:style style:name="P182" style:family="paragraph" style:parent-style-name="Table_20_Contents">
      <style:text-properties fo:font-size="10pt" fo:language="en" fo:country="US" officeooo:rsid="0022556c" officeooo:paragraph-rsid="0022556c" style:font-size-asian="10pt" style:font-size-complex="10pt"/>
    </style:style>
    <style:style style:name="P183" style:family="paragraph" style:parent-style-name="Table_20_Contents">
      <style:text-properties fo:font-size="10pt" fo:language="en" fo:country="US" officeooo:rsid="002503e6" officeooo:paragraph-rsid="002503e6" style:font-size-asian="10pt" style:font-size-complex="10pt"/>
    </style:style>
    <style:style style:name="P184" style:family="paragraph" style:parent-style-name="Table_20_Contents">
      <style:text-properties fo:font-size="10pt" fo:language="en" fo:country="US" officeooo:rsid="00255a84" officeooo:paragraph-rsid="00255a84" style:font-size-asian="10pt" style:font-size-complex="10pt"/>
    </style:style>
    <style:style style:name="P185" style:family="paragraph" style:parent-style-name="Table_20_Contents">
      <style:text-properties fo:font-size="10pt" fo:language="en" fo:country="US" officeooo:rsid="00796ae3" officeooo:paragraph-rsid="00796ae3" style:font-size-asian="10pt" style:font-size-complex="10pt"/>
    </style:style>
    <style:style style:name="P186" style:family="paragraph" style:parent-style-name="Table_20_Contents">
      <style:paragraph-properties fo:text-align="center" style:justify-single-word="false"/>
      <style:text-properties fo:font-size="10pt" fo:font-weight="normal" officeooo:rsid="001f081e" officeooo:paragraph-rsid="001f081e" style:font-size-asian="10pt" style:font-weight-asian="normal" style:font-size-complex="10pt" style:font-weight-complex="normal"/>
    </style:style>
    <style:style style:name="P187" style:family="paragraph" style:parent-style-name="Table_20_Contents">
      <style:text-properties fo:color="#f39c1f" fo:font-size="12pt" fo:language="de" fo:country="DE" fo:font-style="italic" officeooo:rsid="00283eef" officeooo:paragraph-rsid="00283eef" style:font-size-asian="12pt" style:font-style-asian="italic" style:font-size-complex="12pt" style:font-style-complex="italic"/>
    </style:style>
    <style:style style:name="P188" style:family="paragraph" style:parent-style-name="Table_20_Contents">
      <style:text-properties fo:color="#f39c1f" fo:font-size="12pt" fo:language="de" fo:country="DE" fo:font-style="italic" officeooo:rsid="00273213" officeooo:paragraph-rsid="00273213" style:font-size-asian="12pt" style:font-style-asian="italic" style:font-size-complex="12pt" style:font-style-complex="italic"/>
    </style:style>
    <style:style style:name="P189" style:family="paragraph" style:parent-style-name="Table_20_Contents">
      <style:text-properties fo:color="#f39c1f" fo:font-size="12pt" fo:language="de" fo:country="DE" officeooo:rsid="00283eef" officeooo:paragraph-rsid="00283eef" style:font-size-asian="12pt" style:font-size-complex="12pt"/>
    </style:style>
    <style:style style:name="P190" style:family="paragraph" style:parent-style-name="Table_20_Contents">
      <style:text-properties fo:color="#f39c1f" fo:font-size="12pt" fo:language="en" fo:country="US" fo:font-style="italic" officeooo:rsid="00214c12" officeooo:paragraph-rsid="00214c12" style:font-size-asian="12pt" style:font-style-asian="italic" style:font-size-complex="12pt" style:font-style-complex="italic"/>
    </style:style>
    <style:style style:name="P191" style:family="paragraph" style:parent-style-name="Table_20_Contents">
      <style:text-properties fo:color="#f39c1f" fo:font-size="12pt" fo:language="en" fo:country="US" fo:font-style="italic" officeooo:rsid="00250cb1" officeooo:paragraph-rsid="00250cb1" style:font-size-asian="12pt" style:font-style-asian="italic" style:font-size-complex="12pt" style:font-style-complex="italic"/>
    </style:style>
    <style:style style:name="P192" style:family="paragraph" style:parent-style-name="Table_20_Contents">
      <style:text-properties fo:color="#f39c1f" fo:font-size="12pt" fo:language="en" fo:country="US" fo:font-style="italic" officeooo:rsid="0025cc0e" officeooo:paragraph-rsid="0025cc0e" style:font-size-asian="12pt" style:font-style-asian="italic" style:font-size-complex="12pt" style:font-style-complex="italic"/>
    </style:style>
    <style:style style:name="P193" style:family="paragraph" style:parent-style-name="Table_20_Contents">
      <style:text-properties fo:color="#f39c1f" fo:font-size="12pt" fo:language="en" fo:country="US" fo:font-style="italic" officeooo:rsid="001f081e" officeooo:paragraph-rsid="00273213" style:font-size-asian="12pt" style:font-style-asian="italic" style:font-size-complex="12pt" style:font-style-complex="italic"/>
    </style:style>
    <style:style style:name="P194" style:family="paragraph" style:parent-style-name="Table_20_Contents">
      <style:text-properties fo:color="#f39c1f" fo:font-size="12pt" fo:language="en" fo:country="US" fo:font-style="italic" officeooo:rsid="00273213" officeooo:paragraph-rsid="00273213" style:font-size-asian="12pt" style:font-style-asian="italic" style:font-size-complex="12pt" style:font-style-complex="italic"/>
    </style:style>
    <style:style style:name="P195" style:family="paragraph" style:parent-style-name="Table_20_Contents">
      <style:text-properties fo:color="#f39c1f" fo:font-size="11pt" officeooo:rsid="0032a565" officeooo:paragraph-rsid="0032a565" style:font-size-asian="11pt" style:font-size-complex="11pt"/>
    </style:style>
    <style:style style:name="P196" style:family="paragraph" style:parent-style-name="Table_20_Contents">
      <style:text-properties fo:color="#f39c1f" fo:font-size="11pt" officeooo:rsid="0032a565" officeooo:paragraph-rsid="00331d3e" style:font-size-asian="11pt" style:font-size-complex="11pt"/>
    </style:style>
    <style:style style:name="P197" style:family="paragraph" style:parent-style-name="Table_20_Contents">
      <style:text-properties fo:color="#f39c1f" fo:font-size="11pt" officeooo:rsid="0032440f" officeooo:paragraph-rsid="0032440f" style:font-size-asian="11pt" style:font-size-complex="11pt"/>
    </style:style>
    <style:style style:name="P198" style:family="paragraph" style:parent-style-name="Table_20_Contents">
      <style:text-properties fo:color="#f39c1f" fo:font-size="11pt" officeooo:rsid="00316905" officeooo:paragraph-rsid="00316905" style:font-size-asian="11pt" style:font-size-complex="11pt"/>
    </style:style>
    <style:style style:name="P199" style:family="paragraph" style:parent-style-name="Table_20_Contents">
      <style:text-properties fo:font-size="11pt" style:font-size-asian="11pt" style:font-size-complex="11pt"/>
    </style:style>
    <style:style style:name="P200" style:family="paragraph" style:parent-style-name="Table_20_Contents">
      <style:text-properties fo:font-size="11pt" officeooo:rsid="00624cbc" officeooo:paragraph-rsid="00624cbc" style:font-size-asian="11pt" style:font-size-complex="11pt"/>
    </style:style>
    <style:style style:name="P201" style:family="paragraph" style:parent-style-name="Table_20_Contents">
      <style:text-properties fo:font-size="11pt" officeooo:rsid="0065b915" officeooo:paragraph-rsid="0065b915" style:font-size-asian="11pt" style:font-size-complex="11pt"/>
    </style:style>
    <style:style style:name="P202" style:family="paragraph" style:parent-style-name="Table_20_Contents">
      <style:text-properties fo:font-size="11pt" officeooo:rsid="006729e9" officeooo:paragraph-rsid="006729e9" style:font-size-asian="11pt" style:font-size-complex="11pt"/>
    </style:style>
    <style:style style:name="P203" style:family="paragraph" style:parent-style-name="Table_20_Contents">
      <style:text-properties fo:font-size="11pt" officeooo:rsid="006e6aeb" officeooo:paragraph-rsid="006e6aeb" style:font-size-asian="11pt" style:font-size-complex="11pt"/>
    </style:style>
    <style:style style:name="P204" style:family="paragraph" style:parent-style-name="Table_20_Contents">
      <style:text-properties fo:font-size="11pt" officeooo:rsid="006e6aeb" officeooo:paragraph-rsid="006fa870" style:font-size-asian="11pt" style:font-size-complex="11pt"/>
    </style:style>
    <style:style style:name="P205" style:family="paragraph" style:parent-style-name="Table_20_Contents">
      <style:text-properties fo:font-size="11pt" officeooo:rsid="006e6aeb" officeooo:paragraph-rsid="007115da" style:font-size-asian="11pt" style:font-size-complex="11pt"/>
    </style:style>
    <style:style style:name="P206" style:family="paragraph" style:parent-style-name="Table_20_Contents">
      <style:text-properties fo:font-size="11pt" officeooo:rsid="006fa870" officeooo:paragraph-rsid="006fa870" style:font-size-asian="11pt" style:font-size-complex="11pt"/>
    </style:style>
    <style:style style:name="P207" style:family="paragraph" style:parent-style-name="Table_20_Contents">
      <style:text-properties fo:font-size="11pt" officeooo:rsid="007115da" officeooo:paragraph-rsid="007115da" style:font-size-asian="11pt" style:font-size-complex="11pt"/>
    </style:style>
    <style:style style:name="P208" style:family="paragraph" style:parent-style-name="Table_20_Contents">
      <style:text-properties fo:font-size="11pt" officeooo:rsid="0073e946" officeooo:paragraph-rsid="0073e946" style:font-size-asian="11pt" style:font-size-complex="11pt"/>
    </style:style>
    <style:style style:name="P209" style:family="paragraph" style:parent-style-name="Table_20_Contents">
      <style:text-properties fo:font-size="11pt" officeooo:paragraph-rsid="007af30a" style:font-size-asian="11pt" style:font-size-complex="11pt"/>
    </style:style>
    <style:style style:name="P210" style:family="paragraph" style:parent-style-name="Table_20_Contents">
      <style:text-properties fo:font-size="11pt" fo:language="de" fo:country="DE" officeooo:rsid="004030e3" officeooo:paragraph-rsid="004030e3" style:font-size-asian="11pt" style:font-size-complex="11pt"/>
    </style:style>
    <style:style style:name="P211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4030e3" style:font-size-asian="11pt" style:font-size-complex="11pt"/>
    </style:style>
    <style:style style:name="P212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7af30a" style:font-size-asian="11pt" style:font-size-complex="11pt"/>
    </style:style>
    <style:style style:name="P213" style:family="paragraph" style:parent-style-name="Table_20_Contents">
      <style:text-properties fo:font-size="11pt" fo:language="de" fo:country="DE" officeooo:rsid="004030e3" officeooo:paragraph-rsid="007af30a" style:font-size-asian="11pt" style:font-size-complex="11pt"/>
    </style:style>
    <style:style style:name="P214" style:family="paragraph" style:parent-style-name="Table_20_Contents">
      <style:text-properties fo:font-size="11pt" fo:language="de" fo:country="DE" officeooo:rsid="0048c52c" officeooo:paragraph-rsid="0048c52c" style:font-size-asian="11pt" style:font-size-complex="11pt"/>
    </style:style>
    <style:style style:name="P215" style:family="paragraph" style:parent-style-name="Table_20_Contents">
      <style:text-properties fo:font-size="11pt" fo:language="de" fo:country="DE" officeooo:rsid="0048c52c" officeooo:paragraph-rsid="007af30a" style:font-size-asian="11pt" style:font-size-complex="11pt"/>
    </style:style>
    <style:style style:name="P216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4a2de1" style:font-size-asian="11pt" style:font-size-complex="11pt"/>
    </style:style>
    <style:style style:name="P217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7af30a" style:font-size-asian="11pt" style:font-size-complex="11pt"/>
    </style:style>
    <style:style style:name="P218" style:family="paragraph" style:parent-style-name="Table_20_Contents">
      <style:text-properties fo:font-size="11pt" fo:language="de" fo:country="DE" officeooo:rsid="004bd700" officeooo:paragraph-rsid="004bd700" style:font-size-asian="11pt" style:font-size-complex="11pt"/>
    </style:style>
    <style:style style:name="P219" style:family="paragraph" style:parent-style-name="Table_20_Contents">
      <style:text-properties fo:font-size="11pt" fo:language="de" fo:country="DE" officeooo:rsid="004bd700" officeooo:paragraph-rsid="007af30a" style:font-size-asian="11pt" style:font-size-complex="11pt"/>
    </style:style>
    <style:style style:name="P220" style:family="paragraph" style:parent-style-name="Table_20_Contents">
      <style:text-properties fo:font-size="11pt" fo:language="en" fo:country="US" officeooo:rsid="00440946" officeooo:paragraph-rsid="00440946" style:font-size-asian="11pt" style:font-size-complex="11pt"/>
    </style:style>
    <style:style style:name="P221" style:family="paragraph" style:parent-style-name="Table_20_Contents">
      <style:paragraph-properties fo:text-align="center" style:justify-single-word="false"/>
      <style:text-properties fo:font-size="11pt" fo:language="en" fo:country="US" officeooo:rsid="00440946" officeooo:paragraph-rsid="00440946" style:font-size-asian="11pt" style:font-size-complex="11pt"/>
    </style:style>
    <style:style style:name="P222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en" fo:country="US" officeooo:rsid="00440946" officeooo:paragraph-rsid="00440946" style:font-size-asian="11pt" style:font-size-complex="11pt"/>
    </style:style>
    <style:style style:name="P223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en" fo:country="US" officeooo:rsid="00440946" officeooo:paragraph-rsid="00440946" style:font-size-asian="11pt" style:font-size-complex="11pt"/>
    </style:style>
    <style:style style:name="P224" style:family="paragraph" style:parent-style-name="Table_20_Contents">
      <style:paragraph-properties fo:text-align="center" style:justify-single-word="false"/>
      <style:text-properties fo:font-size="11pt" fo:language="en" fo:country="US" officeooo:rsid="00440946" officeooo:paragraph-rsid="007af30a" style:font-size-asian="11pt" style:font-size-complex="11pt"/>
    </style:style>
    <style:style style:name="P225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en" fo:country="US" officeooo:rsid="00440946" officeooo:paragraph-rsid="007af30a" style:font-size-asian="11pt" style:font-size-complex="11pt"/>
    </style:style>
    <style:style style:name="P226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en" fo:country="US" officeooo:rsid="00440946" officeooo:paragraph-rsid="007af30a" style:font-size-asian="11pt" style:font-size-complex="11pt"/>
    </style:style>
    <style:style style:name="P227" style:family="paragraph" style:parent-style-name="Table_20_Contents">
      <style:paragraph-properties fo:text-align="center" style:justify-single-word="false"/>
      <style:text-properties fo:font-size="11pt" fo:language="en" fo:country="US" officeooo:rsid="00440946" officeooo:paragraph-rsid="007ff541" style:font-size-asian="11pt" style:font-size-complex="11pt"/>
    </style:style>
    <style:style style:name="P228" style:family="paragraph" style:parent-style-name="Table_20_Contents">
      <style:text-properties fo:font-size="11pt" fo:language="en" fo:country="US" officeooo:rsid="00440946" officeooo:paragraph-rsid="007af30a" style:font-size-asian="11pt" style:font-size-complex="11pt"/>
    </style:style>
    <style:style style:name="P229" style:family="paragraph" style:parent-style-name="Table_20_Contents">
      <style:text-properties fo:font-size="11pt" fo:language="en" fo:country="US" officeooo:rsid="005f9cd9" officeooo:paragraph-rsid="005f9cd9" style:font-size-asian="11pt" style:font-size-complex="11pt"/>
    </style:style>
    <style:style style:name="P230" style:family="paragraph" style:parent-style-name="Table_20_Contents">
      <style:text-properties fo:font-size="11pt" fo:language="en" fo:country="US" officeooo:rsid="00600e6e" officeooo:paragraph-rsid="00600e6e" style:font-size-asian="11pt" style:font-size-complex="11pt"/>
    </style:style>
    <style:style style:name="P231" style:family="paragraph" style:parent-style-name="Table_20_Contents">
      <style:text-properties fo:font-size="11pt" fo:language="en" fo:country="US" officeooo:rsid="00641f75" officeooo:paragraph-rsid="00641f75" style:font-size-asian="11pt" style:font-size-complex="11pt"/>
    </style:style>
    <style:style style:name="P232" style:family="paragraph" style:parent-style-name="Table_20_Contents">
      <style:text-properties fo:font-size="11pt" fo:language="en" fo:country="US" officeooo:rsid="00624cbc" officeooo:paragraph-rsid="0065b915" style:font-size-asian="11pt" style:font-size-complex="11pt"/>
    </style:style>
    <style:style style:name="P233" style:family="paragraph" style:parent-style-name="Table_20_Contents">
      <style:text-properties fo:font-size="11pt" fo:language="en" fo:country="US" officeooo:rsid="0065b915" officeooo:paragraph-rsid="0065b915" style:font-size-asian="11pt" style:font-size-complex="11pt"/>
    </style:style>
    <style:style style:name="P234" style:family="paragraph" style:parent-style-name="Table_20_Contents">
      <style:text-properties fo:font-size="11pt" fo:language="en" fo:country="US" officeooo:rsid="006729e9" officeooo:paragraph-rsid="006729e9" style:font-size-asian="11pt" style:font-size-complex="11pt"/>
    </style:style>
    <style:style style:name="P235" style:family="paragraph" style:parent-style-name="Table_20_Contents">
      <style:text-properties fo:font-size="11pt" fo:language="en" fo:country="US" officeooo:rsid="006898ef" officeooo:paragraph-rsid="006898ef" style:font-size-asian="11pt" style:font-size-complex="11pt"/>
    </style:style>
    <style:style style:name="P236" style:family="paragraph" style:parent-style-name="Table_20_Contents">
      <style:text-properties fo:font-size="11pt" fo:language="en" fo:country="US" officeooo:rsid="0076868c" officeooo:paragraph-rsid="0076868c" style:font-size-asian="11pt" style:font-size-complex="11pt"/>
    </style:style>
    <style:style style:name="P237" style:family="paragraph" style:parent-style-name="Table_20_Contents">
      <style:paragraph-properties fo:text-align="center" style:justify-single-word="false"/>
      <style:text-properties fo:font-size="11pt" fo:language="en" fo:country="US" officeooo:rsid="0076868c" officeooo:paragraph-rsid="0076868c" style:font-size-asian="11pt" style:font-size-complex="11pt"/>
    </style:style>
    <style:style style:name="P238" style:family="paragraph" style:parent-style-name="Table_20_Contents">
      <style:text-properties fo:font-size="11pt" fo:language="en" fo:country="US" officeooo:rsid="007b46f0" officeooo:paragraph-rsid="007b46f0" style:font-size-asian="11pt" style:font-size-complex="11pt"/>
    </style:style>
    <style:style style:name="P239" style:family="paragraph" style:parent-style-name="Table_20_Contents">
      <style:paragraph-properties fo:text-align="center" style:justify-single-word="false"/>
      <style:text-properties fo:font-size="11pt" fo:language="en" fo:country="US" officeooo:rsid="007ff541" officeooo:paragraph-rsid="007ff541" style:font-size-asian="11pt" style:font-size-complex="11pt"/>
    </style:style>
    <style:style style:name="P240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en" fo:country="US" officeooo:rsid="007ff541" officeooo:paragraph-rsid="007ff541" style:font-size-asian="11pt" style:font-size-complex="11pt"/>
    </style:style>
    <style:style style:name="P241" style:family="paragraph" style:parent-style-name="Table_20_Contents">
      <style:text-properties fo:font-size="11pt" fo:language="en" fo:country="US" officeooo:rsid="007ff541" officeooo:paragraph-rsid="007ff541" style:font-size-asian="11pt" style:font-size-complex="11pt"/>
    </style:style>
    <style:style style:name="P242" style:family="paragraph" style:parent-style-name="Table_20_Contents">
      <style:text-properties fo:font-size="11pt" fo:language="en" fo:country="US" fo:font-style="italic" officeooo:rsid="0077bd04" officeooo:paragraph-rsid="0077bd04" style:font-size-asian="11pt" style:font-style-asian="italic" style:font-size-complex="11pt" style:font-style-complex="italic"/>
    </style:style>
    <style:style style:name="P243" style:family="paragraph" style:parent-style-name="Table_20_Contents">
      <style:paragraph-properties fo:text-align="center" style:justify-single-word="false"/>
      <style:text-properties fo:font-size="11pt" fo:language="en" fo:country="US" fo:font-style="italic" officeooo:rsid="0077bd04" officeooo:paragraph-rsid="0077bd04" style:font-size-asian="11pt" style:font-style-asian="italic" style:font-size-complex="11pt" style:font-style-complex="italic"/>
    </style:style>
    <style:style style:name="P244" style:family="paragraph" style:parent-style-name="Table_20_Contents">
      <style:text-properties fo:font-size="11pt" fo:language="en" fo:country="US" fo:font-style="normal" officeooo:rsid="006e6aeb" officeooo:paragraph-rsid="006e6aeb" style:font-size-asian="11pt" style:font-style-asian="normal" style:font-size-complex="11pt" style:font-style-complex="normal"/>
    </style:style>
    <style:style style:name="P245" style:family="paragraph" style:parent-style-name="Table_20_Contents">
      <style:text-properties fo:font-size="11pt" fo:language="ru" fo:country="RU" officeooo:rsid="00600e6e" officeooo:paragraph-rsid="00600e6e" style:font-size-asian="11pt" style:font-size-complex="11pt"/>
    </style:style>
    <style:style style:name="P246" style:family="paragraph" style:parent-style-name="Table_20_Contents">
      <style:text-properties fo:font-size="11pt" fo:language="ru" fo:country="RU" officeooo:rsid="00624cbc" officeooo:paragraph-rsid="00624cbc" style:font-size-asian="11pt" style:font-size-complex="11pt"/>
    </style:style>
    <style:style style:name="P247" style:family="paragraph" style:parent-style-name="Table_20_Contents">
      <style:text-properties fo:font-size="11pt" fo:language="ru" fo:country="RU" officeooo:rsid="006729e9" officeooo:paragraph-rsid="006729e9" style:font-size-asian="11pt" style:font-size-complex="11pt"/>
    </style:style>
    <style:style style:name="P248" style:family="paragraph" style:parent-style-name="Table_20_Contents">
      <style:text-properties fo:font-size="11pt" fo:language="ru" fo:country="RU" officeooo:rsid="00610ab0" officeooo:paragraph-rsid="00610ab0" style:font-size-asian="11pt" style:font-size-complex="11pt"/>
    </style:style>
    <style:style style:name="P249" style:family="paragraph" style:parent-style-name="Table_20_Contents">
      <style:text-properties fo:font-size="11pt" fo:language="ru" fo:country="RU" officeooo:rsid="0065b915" officeooo:paragraph-rsid="0065b915" style:font-size-asian="11pt" style:font-size-complex="11pt"/>
    </style:style>
    <style:style style:name="P250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251" style:family="paragraph" style:parent-style-name="Table_20_Contents">
      <style:text-properties fo:font-size="11pt" fo:font-style="normal" officeooo:rsid="006e6aeb" officeooo:paragraph-rsid="006e6aeb" style:font-size-asian="11pt" style:font-style-asian="normal" style:font-size-complex="11pt" style:font-style-complex="normal"/>
    </style:style>
    <style:style style:name="P252" style:family="paragraph" style:parent-style-name="Table_20_Contents">
      <style:paragraph-properties fo:text-align="center" style:justify-single-word="false"/>
      <style:text-properties fo:font-size="11pt" officeooo:rsid="0077bd04" officeooo:paragraph-rsid="0077bd04" fo:background-color="#ff0000" style:font-size-asian="11pt" style:font-size-complex="11pt"/>
    </style:style>
    <style:style style:name="P253" style:family="paragraph" style:parent-style-name="Table_20_Contents">
      <style:text-properties officeooo:paragraph-rsid="002e40af"/>
    </style:style>
    <style:style style:name="P254" style:family="paragraph" style:parent-style-name="Table_20_Contents">
      <style:text-properties style:font-name="Liberation Serif" fo:font-size="12pt" officeooo:paragraph-rsid="002fa462" style:font-size-asian="12pt" style:font-size-complex="12pt"/>
    </style:style>
    <style:style style:name="P255" style:family="paragraph" style:parent-style-name="Table_20_Contents">
      <style:text-properties fo:color="#232629" fo:font-size="11pt" fo:background-color="#c9ce3b" style:font-size-asian="11pt" style:font-size-complex="11pt"/>
    </style:style>
    <style:style style:name="P256" style:family="paragraph" style:parent-style-name="Table_20_Contents">
      <style:text-properties fo:color="#232629" fo:font-size="11pt" fo:background-color="#1d99f3" style:font-size-asian="11pt" style:font-size-complex="11pt"/>
    </style:style>
    <style:style style:name="P257" style:family="paragraph" style:parent-style-name="Table_20_Contents">
      <style:text-properties fo:color="#232629" fo:font-size="11pt" officeooo:rsid="002fa462" officeooo:paragraph-rsid="002fa462" fo:background-color="#1d99f3" style:font-size-asian="11pt" style:font-size-complex="11pt"/>
    </style:style>
    <style:style style:name="P258" style:family="paragraph" style:parent-style-name="Table_20_Contents">
      <style:text-properties fo:color="#232629" fo:font-size="11pt" fo:background-color="#11d116" style:font-size-asian="11pt" style:font-size-complex="11pt"/>
    </style:style>
    <style:style style:name="P259" style:family="paragraph" style:parent-style-name="Table_20_Contents">
      <style:text-properties fo:color="#ff0000" fo:font-size="11pt" fo:language="en" fo:country="US" officeooo:rsid="005f9cd9" officeooo:paragraph-rsid="005f9cd9" style:font-size-asian="11pt" style:font-size-complex="11pt"/>
    </style:style>
    <style:style style:name="P260" style:family="paragraph" style:parent-style-name="Table_20_Contents">
      <style:text-properties fo:color="#dc0000" fo:font-size="12pt" style:font-size-asian="12pt" style:font-size-complex="12pt"/>
    </style:style>
    <style:style style:name="P261" style:family="paragraph" style:parent-style-name="Table_20_Contents">
      <style:text-properties fo:color="#dc0000" fo:font-size="12pt" officeooo:paragraph-rsid="001f081e" style:font-size-asian="12pt" style:font-size-complex="12pt"/>
    </style:style>
    <style:style style:name="P262" style:family="paragraph" style:parent-style-name="Table_20_Contents">
      <style:text-properties fo:color="#dc0000" fo:font-size="12pt" officeooo:paragraph-rsid="001fd713" style:font-size-asian="12pt" style:font-size-complex="12pt"/>
    </style:style>
    <style:style style:name="P263" style:family="paragraph" style:parent-style-name="Table_20_Contents">
      <style:text-properties fo:color="#dc0000" fo:font-size="12pt" officeooo:paragraph-rsid="00204ec2" style:font-size-asian="12pt" style:font-size-complex="12pt"/>
    </style:style>
    <style:style style:name="P264" style:family="paragraph" style:parent-style-name="Table_20_Contents">
      <style:text-properties fo:color="#dc0000" fo:font-size="12pt" fo:language="en" fo:country="US" officeooo:rsid="001f081e" officeooo:paragraph-rsid="001f081e" style:font-size-asian="12pt" style:font-size-complex="12pt"/>
    </style:style>
    <style:style style:name="P265" style:family="paragraph" style:parent-style-name="Table_20_Contents">
      <style:text-properties officeooo:paragraph-rsid="002aa2db"/>
    </style:style>
    <style:style style:name="P266" style:family="paragraph" style:parent-style-name="Table_20_Contents">
      <style:paragraph-properties fo:text-align="center" style:justify-single-word="false"/>
      <style:text-properties fo:color="#000040" fo:font-size="11pt" fo:language="en" fo:country="US" officeooo:rsid="007ff541" officeooo:paragraph-rsid="00805022" fo:background-color="transparent" style:font-size-asian="11pt" style:font-size-complex="11pt"/>
    </style:style>
    <style:style style:name="P2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d763c" officeooo:paragraph-rsid="008d7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160c" officeooo:paragraph-rsid="008e16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Standard">
      <style:text-properties fo:font-size="11pt" fo:language="ru" fo:country="RU" officeooo:rsid="00880f31" officeooo:paragraph-rsid="00880f31" fo:background-color="#fff200" style:font-size-asian="11pt" style:font-size-complex="11pt"/>
    </style:style>
    <style:style style:name="P271" style:family="paragraph" style:parent-style-name="Standard">
      <style:text-properties fo:font-size="11pt" fo:language="ru" fo:country="RU" style:text-underline-style="none" officeooo:rsid="00880f31" officeooo:paragraph-rsid="00880f31" fo:background-color="#fff200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081e"/>
    </style:style>
    <style:style style:name="T3" style:family="text">
      <style:text-properties fo:language="en" fo:country="US" officeooo:rsid="001fd713"/>
    </style:style>
    <style:style style:name="T4" style:family="text">
      <style:text-properties fo:language="en" fo:country="US" officeooo:rsid="00204ec2"/>
    </style:style>
    <style:style style:name="T5" style:family="text">
      <style:text-properties fo:language="en" fo:country="US" officeooo:rsid="002503e6"/>
    </style:style>
    <style:style style:name="T6" style:family="text">
      <style:text-properties fo:language="en" fo:country="US" officeooo:rsid="0059dd99"/>
    </style:style>
    <style:style style:name="T7" style:family="text">
      <style:text-properties fo:language="en" fo:country="US" fo:font-style="italic" officeooo:rsid="005e59bc" style:font-style-asian="italic" style:font-style-complex="italic"/>
    </style:style>
    <style:style style:name="T8" style:family="text">
      <style:text-properties fo:language="en" fo:country="US" fo:font-style="italic" fo:background-color="#ff0000" loext:char-shading-value="0" style:font-style-asian="italic" style:font-style-complex="italic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officeooo:rsid="007dc01f" style:font-style-asian="italic" style:font-weight-asian="normal" style:font-style-complex="italic" style:font-weight-complex="normal"/>
    </style:style>
    <style:style style:name="T11" style:family="text">
      <style:text-properties fo:language="en" fo:country="US" officeooo:rsid="005e59bc"/>
    </style:style>
    <style:style style:name="T12" style:family="text">
      <style:text-properties fo:language="en" fo:country="US" officeooo:rsid="006df7bd"/>
    </style:style>
    <style:style style:name="T13" style:family="text">
      <style:text-properties fo:language="en" fo:country="US" officeooo:rsid="006e6aeb"/>
    </style:style>
    <style:style style:name="T14" style:family="text">
      <style:text-properties fo:language="en" fo:country="US" officeooo:rsid="007115da"/>
    </style:style>
    <style:style style:name="T15" style:family="text">
      <style:text-properties fo:language="en" fo:country="US" fo:font-weight="bold"/>
    </style:style>
    <style:style style:name="T16" style:family="text">
      <style:text-properties fo:language="en" fo:country="US" fo:font-weight="bold" officeooo:rsid="007dc01f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weight="normal" officeooo:rsid="007dc01f" style:font-weight-asian="normal" style:font-weight-complex="normal"/>
    </style:style>
    <style:style style:name="T19" style:family="text">
      <style:text-properties fo:language="en" fo:country="US" officeooo:rsid="007dc01f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273213"/>
    </style:style>
    <style:style style:name="T22" style:family="text">
      <style:text-properties fo:language="ru" fo:country="RU" officeooo:rsid="002a739e"/>
    </style:style>
    <style:style style:name="T23" style:family="text">
      <style:text-properties fo:language="ru" fo:country="RU" officeooo:rsid="002aa2db"/>
    </style:style>
    <style:style style:name="T24" style:family="text">
      <style:text-properties fo:language="ru" fo:country="RU" officeooo:rsid="003bddc9"/>
    </style:style>
    <style:style style:name="T25" style:family="text">
      <style:text-properties fo:language="ru" fo:country="RU" officeooo:rsid="003df349"/>
    </style:style>
    <style:style style:name="T26" style:family="text">
      <style:text-properties fo:language="ru" fo:country="RU" officeooo:rsid="004e9ba2"/>
    </style:style>
    <style:style style:name="T27" style:family="text">
      <style:text-properties fo:language="ru" fo:country="RU" officeooo:rsid="004f9c23"/>
    </style:style>
    <style:style style:name="T28" style:family="text">
      <style:text-properties fo:language="ru" fo:country="RU" officeooo:rsid="0051afe1"/>
    </style:style>
    <style:style style:name="T29" style:family="text">
      <style:text-properties fo:language="ru" fo:country="RU" officeooo:rsid="00610ab0"/>
    </style:style>
    <style:style style:name="T30" style:family="text">
      <style:text-properties fo:language="ru" fo:country="RU" fo:font-style="normal" style:text-underline-style="none" fo:background-color="transparent" loext:char-shading-value="0" style:font-style-asian="normal" style:font-style-complex="normal"/>
    </style:style>
    <style:style style:name="T31" style:family="text">
      <style:text-properties fo:language="ru" fo:country="RU" officeooo:rsid="0077bd04"/>
    </style:style>
    <style:style style:name="T32" style:family="text">
      <style:text-properties fo:language="ru" fo:country="RU" officeooo:rsid="00796ae3"/>
    </style:style>
    <style:style style:name="T33" style:family="text">
      <style:text-properties officeooo:rsid="00253880"/>
    </style:style>
    <style:style style:name="T34" style:family="text">
      <style:text-properties fo:background-color="#ff0000" loext:char-shading-value="0"/>
    </style:style>
    <style:style style:name="T35" style:family="text">
      <style:text-properties officeooo:rsid="0025cc0e"/>
    </style:style>
    <style:style style:name="T36" style:family="text">
      <style:text-properties officeooo:rsid="00283eef"/>
    </style:style>
    <style:style style:name="T37" style:family="text">
      <style:text-properties fo:color="#dc0000"/>
    </style:style>
    <style:style style:name="T38" style:family="text">
      <style:text-properties fo:color="#dc0000" fo:language="en" fo:country="US" officeooo:rsid="00204ec2"/>
    </style:style>
    <style:style style:name="T39" style:family="text">
      <style:text-properties fo:color="#dc0000" fo:font-size="12pt" style:font-size-asian="12pt" style:font-size-complex="12pt"/>
    </style:style>
    <style:style style:name="T40" style:family="text">
      <style:text-properties fo:color="#dc0000" fo:font-size="12pt" officeooo:rsid="002e40af" style:font-size-asian="12pt" style:font-size-complex="12pt"/>
    </style:style>
    <style:style style:name="T41" style:family="text">
      <style:text-properties fo:color="#dc0000" fo:font-size="12pt" fo:language="de" fo:country="DE" officeooo:rsid="00283eef" style:font-size-asian="12pt" style:font-size-complex="12pt"/>
    </style:style>
    <style:style style:name="T42" style:family="text">
      <style:text-properties fo:color="#dc0000" fo:font-size="12pt" fo:language="de" fo:country="DE" officeooo:rsid="002aa2db" style:font-size-asian="12pt" style:font-size-complex="12pt"/>
    </style:style>
    <style:style style:name="T43" style:family="text">
      <style:text-properties fo:color="#dc0000" fo:font-size="12pt" fo:language="de" fo:country="DE" officeooo:rsid="002e40af" style:font-size-asian="12pt" style:font-size-complex="12pt"/>
    </style:style>
    <style:style style:name="T44" style:family="text">
      <style:text-properties officeooo:rsid="002aa2db"/>
    </style:style>
    <style:style style:name="T45" style:family="text">
      <style:text-properties fo:color="#ff0000"/>
    </style:style>
    <style:style style:name="T46" style:family="text">
      <style:text-properties fo:color="#ff0000" fo:language="de" fo:country="DE" officeooo:rsid="00283eef"/>
    </style:style>
    <style:style style:name="T47" style:family="text">
      <style:text-properties fo:color="#ff0000" fo:language="en" fo:country="US" officeooo:rsid="00204ec2"/>
    </style:style>
    <style:style style:name="T48" style:family="text">
      <style:text-properties fo:color="#ff0000" fo:font-size="12pt" fo:language="de" fo:country="DE" officeooo:rsid="00283eef" style:font-size-asian="12pt" style:font-size-complex="12pt"/>
    </style:style>
    <style:style style:name="T49" style:family="text">
      <style:text-properties fo:color="#ff0000" fo:font-size="12pt" fo:language="de" fo:country="DE" officeooo:rsid="002e40af" style:font-size-asian="12pt" style:font-size-complex="12pt"/>
    </style:style>
    <style:style style:name="T50" style:family="text">
      <style:text-properties officeooo:rsid="002fa462"/>
    </style:style>
    <style:style style:name="T51" style:family="text">
      <style:text-properties fo:font-variant="normal" fo:text-transform="none" fo:color="#000000" fo:letter-spacing="normal" fo:font-style="normal" fo:font-weight="normal"/>
    </style:style>
    <style:style style:name="T5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53" style:family="text">
      <style:text-properties officeooo:rsid="0030b5f0"/>
    </style:style>
    <style:style style:name="T54" style:family="text">
      <style:text-properties officeooo:rsid="00331d3e"/>
    </style:style>
    <style:style style:name="T55" style:family="text">
      <style:text-properties fo:color="#000000"/>
    </style:style>
    <style:style style:name="T56" style:family="text">
      <style:text-properties fo:color="#000000" officeooo:rsid="00331d3e"/>
    </style:style>
    <style:style style:name="T57" style:family="text">
      <style:text-properties officeooo:rsid="0034fc32"/>
    </style:style>
    <style:style style:name="T58" style:family="text">
      <style:text-properties officeooo:rsid="0035a453"/>
    </style:style>
    <style:style style:name="T59" style:family="text">
      <style:text-properties style:font-name="Liberation Serif"/>
    </style:style>
    <style:style style:name="T60" style:family="text">
      <style:text-properties style:font-name="Liberation Serif" officeooo:rsid="002fa462"/>
    </style:style>
    <style:style style:name="T61" style:family="text">
      <style:text-properties officeooo:rsid="003df349"/>
    </style:style>
    <style:style style:name="T62" style:family="text">
      <style:text-properties fo:language="de" fo:country="DE"/>
    </style:style>
    <style:style style:name="T63" style:family="text">
      <style:text-properties fo:language="de" fo:country="DE" officeooo:rsid="003df349"/>
    </style:style>
    <style:style style:name="T64" style:family="text">
      <style:text-properties fo:language="de" fo:country="DE" officeooo:rsid="003fc732"/>
    </style:style>
    <style:style style:name="T65" style:family="text">
      <style:text-properties fo:language="de" fo:country="DE" fo:font-style="italic" style:font-style-asian="italic" style:font-style-complex="italic"/>
    </style:style>
    <style:style style:name="T66" style:family="text">
      <style:text-properties officeooo:rsid="004c5533"/>
    </style:style>
    <style:style style:name="T67" style:family="text">
      <style:text-properties officeooo:rsid="004d9ca5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fo:background-color="#ff0000" loext:char-shading-value="0" style:font-style-asian="italic" style:font-style-complex="italic"/>
    </style:style>
    <style:style style:name="T70" style:family="text">
      <style:text-properties officeooo:rsid="004f9c23"/>
    </style:style>
    <style:style style:name="T71" style:family="text">
      <style:text-properties officeooo:rsid="004faa21"/>
    </style:style>
    <style:style style:name="T72" style:family="text">
      <style:text-properties officeooo:rsid="0056d439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officeooo:rsid="0065b915"/>
    </style:style>
    <style:style style:name="T75" style:family="text">
      <style:text-properties officeooo:rsid="006898ef"/>
    </style:style>
    <style:style style:name="T76" style:family="text">
      <style:text-properties officeooo:rsid="006ab3d3"/>
    </style:style>
    <style:style style:name="T77" style:family="text">
      <style:text-properties officeooo:rsid="006df7bd"/>
    </style:style>
    <style:style style:name="T78" style:family="text">
      <style:text-properties officeooo:rsid="006e8d4b"/>
    </style:style>
    <style:style style:name="T79" style:family="text">
      <style:text-properties officeooo:rsid="007115da"/>
    </style:style>
    <style:style style:name="T80" style:family="text">
      <style:text-properties fo:font-size="13pt" fo:font-weight="bold" style:font-size-asian="13pt" style:font-weight-asian="bold" style:font-size-complex="13pt" style:font-weight-complex="bold"/>
    </style:style>
    <style:style style:name="T81" style:family="text">
      <style:text-properties fo:font-size="13pt" fo:font-weight="bold" officeooo:rsid="0051c4d9" style:font-size-asian="13pt" style:font-weight-asian="bold" style:font-size-complex="13pt" style:font-weight-complex="bold"/>
    </style:style>
    <style:style style:name="T82" style:family="text">
      <style:text-properties officeooo:rsid="007af30a"/>
    </style:style>
    <style:style style:name="T83" style:family="text">
      <style:text-properties fo:font-size="8pt" fo:language="en" fo:country="US"/>
    </style:style>
    <style:style style:name="T84" style:family="text">
      <style:text-properties officeooo:rsid="007ff541"/>
    </style:style>
    <style:style style:name="T85" style:family="text">
      <style:text-properties officeooo:rsid="00820d7c"/>
    </style:style>
    <style:style style:name="T86" style:family="text">
      <style:text-properties officeooo:rsid="0083bb74"/>
    </style:style>
    <style:style style:name="T87" style:family="text">
      <style:text-properties officeooo:rsid="008586f9"/>
    </style:style>
    <style:style style:name="T88" style:family="text">
      <style:text-properties officeooo:rsid="008906b1"/>
    </style:style>
    <style:style style:name="T89" style:family="text">
      <style:text-properties officeooo:rsid="008e160c"/>
    </style:style>
    <style:style style:name="T90" style:family="text">
      <style:text-properties officeooo:rsid="0090c748"/>
    </style:style>
    <style:style style:name="T91" style:family="text">
      <style:text-properties officeooo:rsid="00934832"/>
    </style:style>
    <style:style style:name="T92" style:family="text">
      <style:text-properties officeooo:rsid="0093fb45"/>
    </style:style>
    <style:style style:name="T93" style:family="text">
      <style:text-properties officeooo:rsid="0097b5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Гласные</text:p>
      <text:p text:style-name="P126">Die Vokale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67">Долгие</text:p>
          </table:table-cell>
          <table:table-cell table:style-name="Таблица1.A1" office:value-type="string">
            <text:p text:style-name="P186">Полудолгие</text:p>
          </table:table-cell>
          <table:table-cell table:style-name="Таблица1.A1" office:value-type="string">
            <text:p text:style-name="P186">Краткие</text:p>
          </table:table-cell>
          <table:table-cell table:style-name="Таблица1.A1" table:number-columns-spanned="2" office:value-type="string">
            <text:p text:style-name="P186">Сверхкраткие неслоговые</text:p>
          </table:table-cell>
          <table:covered-table-cell/>
          <table:table-cell table:style-name="Таблица1.F1" office:value-type="string">
            <text:p text:style-name="P186">Пояснения</text:p>
          </table:table-cell>
        </table:table-row>
        <table:table-row>
          <table:table-cell table:style-name="Таблица1.A2" office:value-type="string">
            <text:p text:style-name="P260">/a:/</text:p>
            <text:p text:style-name="P190">a, aa, ah</text:p>
            <text:p text:style-name="P148">da, Saat(f), nah</text:p>
            <text:p text:style-name="P134">15</text:p>
          </table:table-cell>
          <table:table-cell table:style-name="Таблица1.A2" office:value-type="string">
            <text:p text:style-name="P260">/a./ </text:p>
            <text:p text:style-name="P139"/>
            <text:p text:style-name="P139"/>
            <text:p text:style-name="P134">47</text:p>
          </table:table-cell>
          <table:table-cell table:style-name="Таблица1.A2" office:value-type="string">
            <text:p text:style-name="P260">/a/ </text:p>
            <text:p text:style-name="P190">a</text:p>
            <text:p text:style-name="P148">das, Tasse(f)</text:p>
            <text:p text:style-name="P134">15</text:p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68"/>
          </table:table-cell>
        </table:table-row>
        <table:table-row>
          <table:table-cell table:style-name="Таблица1.A2" office:value-type="string">
            <text:p text:style-name="P264">/i:/</text:p>
            <text:p text:style-name="P190">i, ie, ieh, ih</text:p>
            <text:p text:style-name="P148">wir, sieben, ihr</text:p>
            <text:p text:style-name="P134">22</text:p>
          </table:table-cell>
          <table:table-cell table:style-name="Таблица1.A2" office:value-type="string">
            <text:p text:style-name="P264">/i./</text:p>
            <text:p text:style-name="P149"/>
            <text:p text:style-name="P149"/>
            <text:p text:style-name="P135">47, 28</text:p>
          </table:table-cell>
          <table:table-cell table:style-name="Таблица1.A2" office:value-type="string">
            <text:p text:style-name="P264">/i/</text:p>
            <text:p text:style-name="P191">i</text:p>
            <text:p text:style-name="P150">immer, finden</text:p>
            <text:p text:style-name="P135">22</text:p>
          </table:table-cell>
          <table:table-cell table:style-name="Таблица1.A2" office:value-type="string">
            <text:p text:style-name="P261"><text:span text:style-name="T3">/</text:span>i̯ <text:span text:style-name="T2">/</text:span></text:p>
            <text:p text:style-name="P153"/>
            <text:p text:style-name="P151">Famil<text:span text:style-name="T34">i</text:span>e</text:p>
            <text:p text:style-name="P136">46</text:p>
          </table:table-cell>
          <table:table-cell table:style-name="Таблица1.A2" office:value-type="string">
            <text:p text:style-name="P156">обычно в иностр.сл. <text:span text:style-name="T33">п</text:span>еред слоговым гл.</text:p>
          </table:table-cell>
          <table:table-cell table:style-name="Таблица1.F2" office:value-type="string">
            <text:p text:style-name="P166">губы сильно растянуты <text:span text:style-name="T35">в улыбку</text:span></text:p>
          </table:table-cell>
        </table:table-row>
        <table:table-row>
          <table:table-cell table:style-name="Таблица1.A2" office:value-type="string">
            <text:p text:style-name="P264">/o:/</text:p>
            <text:p text:style-name="P192">o, oh, oo</text:p>
            <text:p text:style-name="P152">Ofen(m), Ohr(n)</text:p>
            <text:p text:style-name="P137">41</text:p>
          </table:table-cell>
          <table:table-cell table:style-name="Таблица1.A2" office:value-type="string">
            <text:p text:style-name="P264">/o./</text:p>
            <text:p text:style-name="P149"/>
            <text:p text:style-name="P149"/>
            <text:p text:style-name="P137">47</text:p>
          </table:table-cell>
          <table:table-cell table:style-name="Таблица1.A2" office:value-type="string">
            <text:p text:style-name="P261"><text:span text:style-name="T2">/</text:span>ɔ<text:span text:style-name="T2">/</text:span></text:p>
            <text:p text:style-name="P193">o</text:p>
            <text:p text:style-name="P142"><text:span text:style-name="T2">o</text:span><text:span text:style-name="T1">rden(m)</text:span></text:p>
            <text:p text:style-name="P137">41</text:p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78">губы округлены и вытянуты вперед сильнее чем в русском /о/</text:p>
          </table:table-cell>
        </table:table-row>
        <table:table-row>
          <table:table-cell table:style-name="Таблица1.A2" office:value-type="string">
            <text:p text:style-name="P260">/<text:span text:style-name="T3">u:</text:span>/</text:p>
            <text:p text:style-name="P194">u, uh</text:p>
            <text:p text:style-name="P152">udo, Uhr(f)</text:p>
            <text:p text:style-name="P137">32</text:p>
          </table:table-cell>
          <table:table-cell table:style-name="Таблица1.A2" office:value-type="string">
            <text:p text:style-name="P260">/<text:span text:style-name="T3">u.</text:span>/</text:p>
            <text:p text:style-name="P139"/>
            <text:p text:style-name="P139"/>
            <text:p text:style-name="P137">47</text:p>
          </table:table-cell>
          <table:table-cell table:style-name="Таблица1.A2" office:value-type="string">
            <text:p text:style-name="P262"><text:span text:style-name="T3">/ʊ</text:span>/</text:p>
            <text:p text:style-name="P194">u</text:p>
            <text:p text:style-name="P152">und</text:p>
            <text:p text:style-name="P137">32</text:p>
          </table:table-cell>
          <table:table-cell table:style-name="Таблица1.A2" office:value-type="string">
            <text:p text:style-name="P263">/ʊ̯ /</text:p>
            <text:p text:style-name="P143"/>
            <text:p text:style-name="P152">Janu<text:span text:style-name="T34">a</text:span>r</text:p>
            <text:p text:style-name="P137">46</text:p>
          </table:table-cell>
          <table:table-cell table:style-name="Таблица1.A2" office:value-type="string">
            <text:p text:style-name="P157">обычно в иностр.сл. <text:span text:style-name="T33">п</text:span>еред слоговым гл.</text:p>
          </table:table-cell>
          <table:table-cell table:style-name="Таблица1.F2" office:value-type="string">
            <text:p text:style-name="P178">губы округлены и вытянуты вперед сильнее чем в русском /<text:span text:style-name="T1">u</text:span>/</text:p>
          </table:table-cell>
        </table:table-row>
        <table:table-row>
          <table:table-cell table:style-name="Таблица1.A2" office:value-type="string">
            <text:p text:style-name="P263">/ɛ:/</text:p>
            <text:p text:style-name="P188">ä, äh</text:p>
            <text:p text:style-name="P147">Bär(m), <text:span text:style-name="T36">wählen</text:span></text:p>
            <text:p text:style-name="P133">22</text:p>
          </table:table-cell>
          <table:table-cell table:style-name="Таблица1.A2" office:value-type="string">
            <text:p text:style-name="P139"/>
          </table:table-cell>
          <table:table-cell table:style-name="Таблица1.A2" office:value-type="string">
            <text:p text:style-name="P263">/ɛ/</text:p>
            <text:p text:style-name="P187">e, ä</text:p>
            <text:p text:style-name="P146">es, März(m)</text:p>
            <text:p text:style-name="P133">22</text:p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66">челюсть сильно опущена как в русском «<text:span text:style-name="T34">э</text:span>тот»</text:p>
          </table:table-cell>
        </table:table-row>
        <table:table-row>
          <table:table-cell table:style-name="Таблица1.A2" office:value-type="string">
            <text:p text:style-name="P263">/ø/</text:p>
            <text:p text:style-name="P187">ö, öh</text:p>
            <text:p text:style-name="P146">Öfen, Söne</text:p>
            <text:p text:style-name="P133">69</text:p>
          </table:table-cell>
          <table:table-cell table:style-name="Таблица1.A2" office:value-type="string">
            <text:p text:style-name="P139"/>
          </table:table-cell>
          <table:table-cell table:style-name="Таблица1.A2" office:value-type="string">
            <text:p text:style-name="P263">/œ/</text:p>
            <text:p text:style-name="P187">ö</text:p>
            <text:p text:style-name="P146">zwölf</text:p>
            <text:p text:style-name="P133">69</text:p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78">губы <text:span text:style-name="T2">/o/</text:span></text:p>
            <text:p text:style-name="P178">язык /ɛ/</text:p>
          </table:table-cell>
        </table:table-row>
        <table:table-row>
          <table:table-cell table:style-name="Таблица1.A2" office:value-type="string">
            <text:p text:style-name="P265"><text:span text:style-name="T39">/</text:span><text:span text:style-name="T42">y</text:span><text:span text:style-name="T39">:/</text:span></text:p>
            <text:p text:style-name="P187">ü, üh, y</text:p>
            <text:p text:style-name="P146">Übung(f), Physiker(m)</text:p>
            <text:p text:style-name="P133">62</text:p>
          </table:table-cell>
          <table:table-cell table:style-name="Таблица1.A2" office:value-type="string">
            <text:p text:style-name="P139"/>
          </table:table-cell>
          <table:table-cell table:style-name="Таблица1.A2" office:value-type="string">
            <text:p text:style-name="P265"><text:span text:style-name="T39">/</text:span><text:span text:style-name="T47">ʏ</text:span><text:span text:style-name="T39">/</text:span></text:p>
            <text:p text:style-name="P187">ü</text:p>
            <text:p text:style-name="P146">fünf</text:p>
            <text:p text:style-name="P133">62</text:p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78">губы <text:span text:style-name="T2">/o/</text:span></text:p>
            <text:p text:style-name="P178">язык /<text:span text:style-name="T1">i</text:span>/</text:p>
          </table:table-cell>
        </table:table-row>
        <table:table-row>
          <table:table-cell table:style-name="Таблица1.A2" office:value-type="string">
            <text:p text:style-name="P260">/<text:span text:style-name="T4">e</text:span>:/</text:p>
            <text:p text:style-name="P187">e, ee, eh</text:p>
            <text:p text:style-name="P146">leben, See(m)</text:p>
            <text:p text:style-name="P133">28</text:p>
          </table:table-cell>
          <table:table-cell table:style-name="Таблица1.A2" office:value-type="string">
            <text:p text:style-name="P145"><text:span text:style-name="T38">/e.</text:span><text:span text:style-name="T37">/</text:span></text:p>
            <text:p text:style-name="P139"/>
            <text:p text:style-name="P146">der</text:p>
            <text:p text:style-name="P133">28</text:p>
          </table:table-cell>
          <table:table-cell table:style-name="Таблица1.A2" office:value-type="string">
            <text:p text:style-name="P139"/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78">губы <text:span text:style-name="T2">/</text:span><text:span text:style-name="T1">i</text:span><text:span text:style-name="T2">/</text:span></text:p>
            <text:p text:style-name="P178">язык /<text:span text:style-name="T1">ɛ</text:span>/</text:p>
          </table:table-cell>
        </table:table-row>
        <table:table-row>
          <table:table-cell table:style-name="Таблица1.A2" office:value-type="string">
            <text:p text:style-name="P139"/>
          </table:table-cell>
          <table:table-cell table:style-name="Таблица1.A2" office:value-type="string">
            <text:p text:style-name="P144"/>
          </table:table-cell>
          <table:table-cell table:style-name="Таблица1.A2" office:value-type="string">
            <text:p text:style-name="P263">/ə/</text:p>
            <text:p text:style-name="P192">e</text:p>
            <text:p text:style-name="P146">leb<text:span text:style-name="T34">e</text:span>n</text:p>
            <text:p text:style-name="P138">15</text:p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79">очень краткий неясный звук как «долж<text:span text:style-name="T34">е</text:span>н»</text:p>
            <text:p text:style-name="P179">в конечных безударных слогах, в суффиксах <text:span text:style-name="T1">be-, ge-</text:span></text:p>
          </table:table-cell>
        </table:table-row>
        <table:table-row>
          <table:table-cell table:style-name="Таблица1.A2" office:value-type="string">
            <text:p text:style-name="P158">Дольше русских.</text:p>
            <text:p text:style-name="P159">1. в открытых ударных слогах:</text:p>
            <text:p text:style-name="P182">da /da:/</text:p>
            <text:p text:style-name="P159">2. в ударном закрытом который при изменении слова может быть открыт:</text:p>
            <text:p text:style-name="P182">Tag /ta:k/ - Tage /ta:gə/</text:p>
            <text:p text:style-name="P182">3. <text:span text:style-name="T20">в односложном неизменяемом слове перед /</text:span>r/:</text:p>
            <text:p text:style-name="P182">gar /ga:r/</text:p>
            <text:p text:style-name="P182">4. <text:span text:style-name="T20">при удвоении гласной:</text:span></text:p>
            <text:p text:style-name="P182">staat /sta:t/</text:p>
            <text:p text:style-name="P159">5. если за гласной следует немое <text:span text:style-name="T1">h:</text:span></text:p>
            <text:p text:style-name="P182">nah /na:/</text:p>
          </table:table-cell>
          <table:table-cell table:style-name="Таблица1.A2" office:value-type="string">
            <text:p text:style-name="P144"/>
          </table:table-cell>
          <table:table-cell table:style-name="Таблица1.A2" office:value-type="string">
            <text:p text:style-name="P175">Короче русских.</text:p>
            <text:p text:style-name="P183">1. <text:span text:style-name="T20">в закрытых слогах:</text:span></text:p>
            <text:p text:style-name="P183">das /das/</text:p>
            <text:p text:style-name="P160">2. перед удвоенной согласной:</text:p>
            <text:p text:style-name="P183">dann /dan/</text:p>
            <text:p text:style-name="P183">3. <text:span text:style-name="T20">перед двумя и более согласными принадлежащими корню:</text:span></text:p>
            <text:p text:style-name="P176"><text:span text:style-name="T5">rechts /re</text:span>ç<text:span text:style-name="T5">t͡s /</text:span></text:p>
          </table:table-cell>
          <table:table-cell table:style-name="Таблица1.A2" table:number-columns-spanned="2" office:value-type="string">
            <text:p text:style-name="P139"/>
          </table:table-cell>
          <table:covered-table-cell/>
          <table:table-cell table:style-name="Таблица1.F2" office:value-type="string">
            <text:p text:style-name="P139"/>
          </table:table-cell>
        </table:table-row>
        <table:table-row>
          <table:table-cell table:style-name="Таблица1.F1" table:number-columns-spanned="6" office:value-type="string">
            <text:p text:style-name="P184">: <text:span text:style-name="T20">- долгие</text:span></text:p>
            <text:p text:style-name="P161">. - полудолгие</text:p>
            <text:p text:style-name="P184"><text:span text:style-name="T20">ʊ̯ <text:s/>- </text:span><text:span text:style-name="T21">неслоговые</text:span><text:span text:style-name="T20"> </text:span></text:p>
            <text:p text:style-name="P162">В немецком наиболее часто встречаются долгие и краткие гласные.</text:p>
            <text:p text:style-name="P159">Твердый приступ (<text:span text:style-name="T1">Knacklaut</text:span>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6"><text:soft-page-break/>Дифтонги</text:p>
      <text:p text:style-name="P100">Die Diphtonge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3"><text:span text:style-name="T41">/</text:span><text:span text:style-name="T48">ɔ</text:span><text:span text:style-name="T41">ø/</text:span><text:span text:style-name="T43">-</text:span><text:span text:style-name="T41">/</text:span><text:span text:style-name="T45">ɔʏ̯ </text:span><text:span text:style-name="T41">/</text:span></text:p>
            <text:p text:style-name="P187">eu, äu<text:span text:style-name="T23">, </text:span><text:span text:style-name="T44">oi</text:span></text:p>
            <text:p text:style-name="P146">heute, Bäume(m)</text:p>
            <text:p text:style-name="P133">75</text:p>
          </table:table-cell>
          <table:table-cell table:style-name="Таблица2.B1" table:number-rows-spanned="3" office:value-type="string"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>Первый звук слоговой, второй неслоговой</text:p>
          </table:table-cell>
        </table:table-row>
        <table:table-row>
          <table:table-cell table:style-name="Таблица2.A2" office:value-type="string">
            <text:p text:style-name="P253"><text:span text:style-name="T39">/</text:span><text:span text:style-name="T41">a</text:span><text:span text:style-name="T43">o</text:span><text:span text:style-name="T39">/</text:span><text:span text:style-name="T40">-</text:span><text:span text:style-name="T39">/</text:span><text:span text:style-name="T41">aʊ̯ </text:span><text:span text:style-name="T39">/</text:span></text:p>
            <text:p text:style-name="P187">au</text:p>
            <text:p text:style-name="P146">Auto(n)<text:span text:style-name="T22">, </text:span>Baum(m)</text:p>
            <text:p text:style-name="P133">46</text:p>
          </table:table-cell>
          <table:covered-table-cell/>
        </table:table-row>
        <table:table-row>
          <table:table-cell table:style-name="Таблица2.A2" office:value-type="string">
            <text:p text:style-name="P253"><text:span text:style-name="T39">/</text:span><text:span text:style-name="T48">a</text:span><text:span text:style-name="T49">e</text:span><text:span text:style-name="T39">/</text:span><text:span text:style-name="T40">-</text:span><text:span text:style-name="T39">/</text:span><text:span text:style-name="T46">aɪ̯ </text:span><text:span text:style-name="T39">/</text:span></text:p>
            <text:p text:style-name="P189">ei, ai, ay</text:p>
            <text:p text:style-name="P146">mein, Mai(m), Bayern(n)</text:p>
            <text:p text:style-name="P133">28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Согласные</text:p>
      <text:p text:style-name="P126">Die Konsonante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40">/d/</text:p>
            </table:table-cell>
            <table:table-cell table:style-name="Table1.A1" office:value-type="string">
              <text:p text:style-name="P257">з</text:p>
            </table:table-cell>
            <table:table-cell table:style-name="Table1.A1" office:value-type="string">
              <text:p text:style-name="P170">15</text:p>
            </table:table-cell>
            <table:table-cell table:style-name="Table1.A1" office:value-type="string">
              <text:p text:style-name="P198">d, dd</text:p>
            </table:table-cell>
            <table:table-cell table:style-name="Table1.E1" table:number-rows-spanned="3" office:value-type="string">
              <text:p text:style-name="P171">Кончик языка упирается в верхние альвеолы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40">/n/</text:p>
          </table:table-cell>
          <table:table-cell table:style-name="Table1.A2" office:value-type="string">
            <text:p text:style-name="P258">с</text:p>
          </table:table-cell>
          <table:table-cell table:style-name="Table1.A2" office:value-type="string">
            <text:p text:style-name="P170">15</text:p>
          </table:table-cell>
          <table:table-cell table:style-name="Table1.A2" office:value-type="string">
            <text:p text:style-name="P198">n, nn</text:p>
          </table:table-cell>
          <table:covered-table-cell/>
        </table:table-row>
        <table:table-row>
          <table:table-cell table:style-name="Table1.A2" office:value-type="string">
            <text:p text:style-name="P140">/l/</text:p>
          </table:table-cell>
          <table:table-cell table:style-name="Table1.A2" office:value-type="string">
            <text:p text:style-name="P258">с</text:p>
          </table:table-cell>
          <table:table-cell table:style-name="Table1.A2" office:value-type="string">
            <text:p text:style-name="P170">22</text:p>
          </table:table-cell>
          <table:table-cell table:style-name="Table1.A2" office:value-type="string">
            <text:p text:style-name="P198">l, ll</text:p>
          </table:table-cell>
          <table:covered-table-cell/>
        </table:table-row>
        <table:table-row>
          <table:table-cell table:style-name="Table1.A2" office:value-type="string">
            <text:p text:style-name="P140">/t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70">15</text:p>
          </table:table-cell>
          <table:table-cell table:style-name="Table1.A2" office:value-type="string">
            <text:p text:style-name="P198">t, tt, d; dt, th <text:span text:style-name="T55">в иностранных словах</text:span></text:p>
          </table:table-cell>
          <table:table-cell table:style-name="Table1.E4" office:value-type="string">
            <text:p text:style-name="P171">Как в <text:span text:style-name="T50">/d/ </text:span>и в <text:span text:style-name="T50">/p/</text:span></text:p>
          </table:table-cell>
        </table:table-row>
        <table:table-row>
          <table:table-cell table:style-name="Table1.A2" office:value-type="string">
            <text:p text:style-name="P140">/p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8">p, pp, b</text:p>
          </table:table-cell>
          <table:table-cell table:style-name="Table1.E4" table:number-rows-spanned="2" office:value-type="string">
            <text:p text:style-name="P171">С придыханием и напряжением особенно в начале и конце слова</text:p>
          </table:table-cell>
        </table:table-row>
        <table:table-row>
          <table:table-cell table:style-name="Table1.A2" office:value-type="string">
            <text:p text:style-name="P140">/k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8">k, g, ck; kk, c, ch <text:span text:style-name="T55">в иностранных словах</text:span></text:p>
          </table:table-cell>
          <table:covered-table-cell/>
        </table:table-row>
        <table:table-row>
          <table:table-cell table:style-name="Table1.A2" office:value-type="string">
            <text:p text:style-name="P140">/s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8">s, ss, ß</text:p>
          </table:table-cell>
          <table:table-cell table:style-name="Table1.E4" office:value-type="string">
            <text:p text:style-name="P168"/>
          </table:table-cell>
        </table:table-row>
        <table:table-row>
          <table:table-cell table:style-name="Table1.A2" office:value-type="string">
            <text:p text:style-name="P140">/f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8">f, ff, v, ph; w <text:span text:style-name="T55">в русских фамилиях</text:span> </text:p>
          </table:table-cell>
          <table:table-cell table:style-name="Table1.E4" office:value-type="string">
            <text:p text:style-name="P168"/>
          </table:table-cell>
        </table:table-row>
        <table:table-row>
          <table:table-cell table:style-name="Table1.A2" office:value-type="string">
            <text:p text:style-name="P254"><text:span text:style-name="T50">/</text:span><text:span text:style-name="T51">ʃ</text:span><text:span text:style-name="T50">/</text:span>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7">sch; s <text:span text:style-name="T55">перед t и p в начале слова</text:span></text:p>
          </table:table-cell>
          <table:table-cell table:style-name="Table1.E4" office:value-type="string">
            <text:p text:style-name="P168"/>
          </table:table-cell>
        </table:table-row>
        <table:table-row>
          <table:table-cell table:style-name="Table1.A2" office:value-type="string">
            <text:p text:style-name="P140">/b/</text:p>
          </table:table-cell>
          <table:table-cell table:style-name="Table1.A2" office:value-type="string">
            <text:p text:style-name="P256">з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7">b, bb</text:p>
          </table:table-cell>
          <table:table-cell table:style-name="Table1.E4" table:number-rows-spanned="3" office:value-type="string">
            <text:p text:style-name="P168">Менее звонкие чем русские</text:p>
          </table:table-cell>
        </table:table-row>
        <table:table-row>
          <table:table-cell table:style-name="Table1.A2" office:value-type="string">
            <text:p text:style-name="P140">/z/</text:p>
          </table:table-cell>
          <table:table-cell table:style-name="Table1.A2" office:value-type="string">
            <text:p text:style-name="P256">з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7">s</text:p>
          </table:table-cell>
          <table:covered-table-cell/>
        </table:table-row>
        <table:table-row>
          <table:table-cell table:style-name="Table1.A2" office:value-type="string">
            <text:p text:style-name="P140">/v/</text:p>
          </table:table-cell>
          <table:table-cell table:style-name="Table1.A2" office:value-type="string">
            <text:p text:style-name="P256">з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7">w; v, qu(/kv/) <text:span text:style-name="T55">в иностранных словах</text:span></text:p>
          </table:table-cell>
          <table:covered-table-cell/>
        </table:table-row>
        <table:table-row>
          <table:table-cell table:style-name="Table1.A2" office:value-type="string">
            <text:p text:style-name="P140">/g/</text:p>
          </table:table-cell>
          <table:table-cell table:style-name="Table1.A2" office:value-type="string">
            <text:p text:style-name="P256">з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5">g, gg</text:p>
          </table:table-cell>
          <table:table-cell table:style-name="Table1.E4" office:value-type="string">
            <text:p text:style-name="P168"/>
          </table:table-cell>
        </table:table-row>
        <table:table-row>
          <table:table-cell table:style-name="Table1.A2" office:value-type="string">
            <text:p text:style-name="P140">/m/</text:p>
          </table:table-cell>
          <table:table-cell table:style-name="Table1.A2" office:value-type="string">
            <text:p text:style-name="P258">с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5">m, mm</text:p>
          </table:table-cell>
          <table:table-cell table:style-name="Table1.E4" office:value-type="string">
            <text:p text:style-name="P171">После кратких гласных звучит продолжительно</text:p>
          </table:table-cell>
        </table:table-row>
        <table:table-row>
          <table:table-cell table:style-name="Table1.A2" office:value-type="string">
            <text:p text:style-name="P140">/r/</text:p>
          </table:table-cell>
          <table:table-cell table:style-name="Table1.A2" office:value-type="string">
            <text:p text:style-name="P258">с</text:p>
          </table:table-cell>
          <table:table-cell table:style-name="Table1.A2" office:value-type="string">
            <text:p text:style-name="P169">15</text:p>
          </table:table-cell>
          <table:table-cell table:style-name="Table1.A2" office:value-type="string">
            <text:p text:style-name="P195">r, rr</text:p>
          </table:table-cell>
          <table:table-cell table:style-name="Table1.E4" office:value-type="string">
            <text:p text:style-name="P171">Есть три варианта произношения</text:p>
          </table:table-cell>
        </table:table-row>
        <table:table-row>
          <table:table-cell table:style-name="Table1.A2" office:value-type="string">
            <text:p text:style-name="P140">/j/</text:p>
          </table:table-cell>
          <table:table-cell table:style-name="Table1.A2" office:value-type="string">
            <text:p text:style-name="P256">з</text:p>
          </table:table-cell>
          <table:table-cell table:style-name="Table1.A2" office:value-type="string">
            <text:p text:style-name="P169">41</text:p>
          </table:table-cell>
          <table:table-cell table:style-name="Table1.A2" office:value-type="string">
            <text:p text:style-name="P195">j <text:span text:style-name="T55">перед гласными</text:span></text:p>
          </table:table-cell>
          <table:table-cell table:style-name="Table1.E4" office:value-type="string">
            <text:p text:style-name="P171">Более сильное напряжение чем в рус. <text:span text:style-name="T50">/j/</text:span></text:p>
          </table:table-cell>
        </table:table-row>
        <table:table-row>
          <table:table-cell table:style-name="Table1.A2" office:value-type="string">
            <text:p text:style-name="P254"><text:span text:style-name="T50">/</text:span><text:span text:style-name="T51">ŋ</text:span><text:span text:style-name="T50">/</text:span></text:p>
          </table:table-cell>
          <table:table-cell table:style-name="Table1.A2" office:value-type="string">
            <text:p text:style-name="P256">н</text:p>
          </table:table-cell>
          <table:table-cell table:style-name="Table1.A2" office:value-type="string">
            <text:p text:style-name="P169">55</text:p>
          </table:table-cell>
          <table:table-cell table:style-name="Table1.A2" office:value-type="string">
            <text:p text:style-name="P195">ng <text:span text:style-name="T55">после крат. гл.</text:span>, n <text:span text:style-name="T55">после крат. гл. перед k</text:span></text:p>
          </table:table-cell>
          <table:table-cell table:style-name="Table1.E4" office:value-type="string">
            <text:p text:style-name="P168"/>
          </table:table-cell>
        </table:table-row>
        <table:table-row>
          <table:table-cell table:style-name="Table1.A2" office:value-type="string">
            <text:p text:style-name="P141">/<text:span text:style-name="T53">ʒ/</text:span></text:p>
          </table:table-cell>
          <table:table-cell table:style-name="Table1.A2" office:value-type="string">
            <text:p text:style-name="P256">з</text:p>
          </table:table-cell>
          <table:table-cell table:style-name="Table1.A2" office:value-type="string">
            <text:p text:style-name="P169">75</text:p>
          </table:table-cell>
          <table:table-cell table:style-name="Table1.A2" office:value-type="string">
            <text:p text:style-name="P195">g перед i, e; j, sh <text:span text:style-name="T55">в русских фамилиях</text:span></text:p>
          </table:table-cell>
          <table:table-cell table:style-name="Table1.E4" office:value-type="string">
            <text:p text:style-name="P171">Язык как <text:span text:style-name="T60">/</text:span><text:span text:style-name="T52">ʃ</text:span><text:span text:style-name="T60">/ </text:span><text:span text:style-name="T59">произносить /ж/</text:span></text:p>
          </table:table-cell>
        </table:table-row>
        <table:table-row>
          <table:table-cell table:style-name="Table1.A2" office:value-type="string">
            <text:p text:style-name="P254"><text:span text:style-name="T50">/</text:span><text:span text:style-name="T51">t͡s</text:span><text:span text:style-name="T50">/</text:span></text:p>
          </table:table-cell>
          <table:table-cell table:style-name="Table1.A2" office:value-type="string">
            <text:p text:style-name="P256">а</text:p>
          </table:table-cell>
          <table:table-cell table:style-name="Table1.A2" office:value-type="string">
            <text:p text:style-name="P169">22</text:p>
          </table:table-cell>
          <table:table-cell table:style-name="Table1.A2" office:value-type="string">
            <text:p text:style-name="P195">z, zz, tz, ds, ts, tion</text:p>
          </table:table-cell>
          <table:table-cell table:style-name="Table1.E4" table:number-rows-spanned="3" office:value-type="string">
            <text:p text:style-name="P171">С придыханием и напряжением</text:p>
          </table:table-cell>
        </table:table-row>
        <table:table-row>
          <table:table-cell table:style-name="Table1.A2" office:value-type="string">
            <text:p text:style-name="P140">/p͡f/</text:p>
          </table:table-cell>
          <table:table-cell table:style-name="Table1.A2" office:value-type="string">
            <text:p text:style-name="P256">а</text:p>
          </table:table-cell>
          <table:table-cell table:style-name="Table1.A2" office:value-type="string">
            <text:p text:style-name="P169">22</text:p>
          </table:table-cell>
          <table:table-cell table:style-name="Table1.A2" office:value-type="string">
            <text:p text:style-name="P195">pf</text:p>
          </table:table-cell>
          <table:covered-table-cell/>
        </table:table-row>
        <table:table-row>
          <table:table-cell table:style-name="Table1.A2" office:value-type="string">
            <text:p text:style-name="P140">/t͡ʃ/</text:p>
          </table:table-cell>
          <table:table-cell table:style-name="Table1.A2" office:value-type="string">
            <text:p text:style-name="P256">а</text:p>
          </table:table-cell>
          <table:table-cell table:style-name="Table1.A2" office:value-type="string">
            <text:p text:style-name="P169">75</text:p>
          </table:table-cell>
          <table:table-cell table:style-name="Table1.A2" office:value-type="string">
            <text:p text:style-name="P195">tsch</text:p>
          </table:table-cell>
          <table:covered-table-cell/>
        </table:table-row>
        <table:table-row>
          <table:table-cell table:style-name="Table1.A2" office:value-type="string">
            <text:p text:style-name="P140">/x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32</text:p>
          </table:table-cell>
          <table:table-cell table:style-name="Table1.A2" office:value-type="string">
            <text:p text:style-name="P195">ch</text:p>
          </table:table-cell>
          <table:table-cell table:style-name="Table1.E4" office:value-type="string">
            <text:p text:style-name="P180">Aht-Laut <text:span text:style-name="T20">задняя спинка языка поднята к </text:span><text:span text:style-name="T24">заднему небу выше чем в русском /х/</text:span></text:p>
          </table:table-cell>
        </table:table-row>
        <table:table-row>
          <table:table-cell table:style-name="Table1.A2" office:value-type="string">
            <text:p text:style-name="P140">/h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46</text:p>
          </table:table-cell>
          <table:table-cell table:style-name="Table1.A2" office:value-type="string">
            <text:p text:style-name="P195">h</text:p>
          </table:table-cell>
          <table:table-cell table:style-name="Table1.E4" office:value-type="string">
            <text:p text:style-name="P180">Hauhlaut <text:span text:style-name="T24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Table1.A2" office:value-type="string">
            <text:p text:style-name="P140">/ç/</text:p>
          </table:table-cell>
          <table:table-cell table:style-name="Table1.A2" office:value-type="string">
            <text:p text:style-name="P255">г</text:p>
          </table:table-cell>
          <table:table-cell table:style-name="Table1.A2" office:value-type="string">
            <text:p text:style-name="P169">41</text:p>
          </table:table-cell>
          <table:table-cell table:style-name="Table1.A2" office:value-type="string">
            <text:p text:style-name="P196">ch <text:span text:style-name="T55">после i, e, <text:s/></text:span><text:span text:style-name="T56">ä, ö, ü, ei, eu, äu, m, n, r, l и в суф.</text:span><text:span text:style-name="T54"> -chen, -ig, -lich</text:span></text:p>
          </table:table-cell>
          <table:table-cell table:style-name="Table1.E4" office:value-type="string">
            <text:p text:style-name="P181">Ich-Laut <text:span text:style-name="T50">/j/ </text:span><text:span text:style-name="T24">без голоса. /май/ шепотом и напряженно. Похоже на /хь/</text:span></text:p>
          </table:table-cell>
        </table:table-row>
      </table:table>
      <text:p text:style-name="P1"/>
      <text:p text:style-name="P117">з <text:span text:style-name="T57">- звонкие</text:span></text:p>
      <text:p text:style-name="P117">с <text:span text:style-name="T57">- сонанты</text:span></text:p>
      <text:p text:style-name="P117">г <text:span text:style-name="T57">- глухие</text:span></text:p>
      <text:p text:style-name="P117">н <text:span text:style-name="T57">- нозальные</text:span></text:p>
      <text:p text:style-name="P117">а <text:span text:style-name="T58">- африкаты</text:span></text:p>
      <text:p text:style-name="P1"/>
      <text:p text:style-name="P9">- в немецком нет мягких согласных, нет палатализации т.е. смягчения согласных перед гласными</text:p>
      <text:p text:style-name="P9">- глухие согласные произносятся напряженно особенно <text:s/>/t/, /p/, /k/</text:p>
      <text:p text:style-name="P2"><text:span text:style-name="T61">-</text:span> <text:span text:style-name="T61">сонанты произносятся более продолжительно</text:span></text:p>
      <text:p text:style-name="P2"><text:span text:style-name="T61">-</text:span> <text:span text:style-name="T61">звонкие согласные менее звонкие чем русские</text:span></text:p>
      <text:p text:style-name="P2"><text:span text:style-name="T61">-</text:span> <text:span text:style-name="T61">оглушение звонкого согласного после глухого </text:span><text:span text:style-name="T63">dass Bild /das *bilt/ </text:span><text:span text:style-name="T25">(* полузвонкость)</text:span></text:p>
      <text:p text:style-name="P3"><text:span text:style-name="T20">- удвоение на письме не удваивает звук </text:span><text:span text:style-name="T62">kasse /kasə/</text:span></text:p>
      <text:p text:style-name="P4"><text:span text:style-name="T20">- звонкие согласные оглушаются на конце и в середине слова </text:span><text:span text:style-name="T62">gelb /g</text:span><text:span text:style-name="T64">ɛ</text:span><text:span text:style-name="T62">lp/, gelblich /gɛlpliç/</text:span></text:p>
      <text:p text:style-name="P106"/>
      <text:p text:style-name="P106"/>
      <text:p text:style-name="P106"/>
      <text:p text:style-name="P106"/>
      <text:p text:style-name="P106"/>
      <text:p text:style-name="P123"><text:soft-page-break/>Артикль</text:p>
      <text:p text:style-name="P74"><text:span text:style-name="T81">D</text:span><text:span text:style-name="T80">er Artikel</text:span></text:p>
      <text:p text:style-name="P8"/>
      <table:table table:name="Artikel2" table:style-name="Artikel2">
        <table:table-column table:style-name="Artikel2.A" table:number-columns-repeated="7"/>
        <table:table-column table:style-name="Artikel2.H"/>
        <table:table-row>
          <table:table-cell table:style-name="Artikel2.A1" table:number-rows-spanned="3" office:value-type="string">
            <text:p text:style-name="P214"/>
            <text:p text:style-name="P214"/>
            <text:p text:style-name="P216">Fall</text:p>
          </table:table-cell>
          <table:table-cell table:style-name="Artikel2.A1" table:number-columns-spanned="4" office:value-type="string">
            <text:p text:style-name="P218">Bestimmten A.</text:p>
          </table:table-cell>
          <table:covered-table-cell/>
          <table:covered-table-cell/>
          <table:covered-table-cell/>
          <table:table-cell table:style-name="Artikel2.F1" table:number-columns-spanned="3" office:value-type="string">
            <text:p text:style-name="P218">Unbestimmten A.</text:p>
          </table:table-cell>
          <table:covered-table-cell/>
          <table:covered-table-cell/>
        </table:table-row>
        <table:table-row>
          <table:covered-table-cell/>
          <table:table-cell table:style-name="Artikel2.B2" table:number-columns-spanned="3" office:value-type="string">
            <text:p text:style-name="P199"/>
          </table:table-cell>
          <table:covered-table-cell/>
          <table:covered-table-cell/>
          <table:table-cell table:style-name="Artikel2.B2" table:number-rows-spanned="2" office:value-type="string">
            <text:p text:style-name="P199"/>
            <text:p text:style-name="P220">pl.</text:p>
          </table:table-cell>
          <table:table-cell table:style-name="Artikel2.F2" table:number-columns-spanned="3" office:value-type="string">
            <text:p text:style-name="P199"/>
          </table:table-cell>
          <table:covered-table-cell/>
          <table:covered-table-cell/>
        </table:table-row>
        <table:table-row>
          <table:covered-table-cell/>
          <table:table-cell table:style-name="Artikel2.B2" office:value-type="string">
            <text:p text:style-name="P211">m.</text:p>
          </table:table-cell>
          <table:table-cell table:style-name="Artikel2.B2" office:value-type="string">
            <text:p text:style-name="P211">n.</text:p>
          </table:table-cell>
          <table:table-cell table:style-name="Artikel2.B2" office:value-type="string">
            <text:p text:style-name="P211">f.</text:p>
          </table:table-cell>
          <table:covered-table-cell/>
          <table:table-cell table:style-name="Artikel2.B2" office:value-type="string">
            <text:p text:style-name="P211">m.</text:p>
          </table:table-cell>
          <table:table-cell table:style-name="Artikel2.B2" office:value-type="string">
            <text:p text:style-name="P211">n.</text:p>
          </table:table-cell>
          <table:table-cell table:style-name="Artikel2.F2" office:value-type="string">
            <text:p text:style-name="P211">f.</text:p>
          </table:table-cell>
        </table:table-row>
        <table:table-row>
          <table:table-cell table:style-name="Artikel2.B2" office:value-type="string">
            <text:p text:style-name="P199"/>
          </table:table-cell>
          <table:table-cell table:style-name="Artikel2.B2" office:value-type="string">
            <text:p text:style-name="P199"/>
          </table:table-cell>
          <table:table-cell table:style-name="Artikel2.B2" office:value-type="string">
            <text:p text:style-name="P199"/>
          </table:table-cell>
          <table:table-cell table:style-name="Artikel2.B2" office:value-type="string">
            <text:p text:style-name="P199"/>
          </table:table-cell>
          <table:table-cell table:style-name="Artikel2.B2" office:value-type="string">
            <text:p text:style-name="P199"/>
          </table:table-cell>
          <table:table-cell table:style-name="Artikel2.B2" office:value-type="string">
            <text:p text:style-name="P199"/>
          </table:table-cell>
          <table:table-cell table:style-name="Artikel2.B2" office:value-type="string">
            <text:p text:style-name="P199"/>
          </table:table-cell>
          <table:table-cell table:style-name="Artikel2.F2" office:value-type="string">
            <text:p text:style-name="P199"/>
          </table:table-cell>
        </table:table-row>
        <table:table-row>
          <table:table-cell table:style-name="Artikel2.B2" office:value-type="string">
            <text:p text:style-name="P210">Nominativ</text:p>
          </table:table-cell>
          <table:table-cell table:style-name="Artikel2.B5" office:value-type="string">
            <text:p text:style-name="P222">der</text:p>
          </table:table-cell>
          <table:table-cell table:style-name="Artikel2.C5" office:value-type="string">
            <text:p text:style-name="P221">das</text:p>
          </table:table-cell>
          <table:table-cell table:style-name="Artikel2.D5" office:value-type="string">
            <text:p text:style-name="P221">die</text:p>
          </table:table-cell>
          <table:table-cell table:style-name="Artikel2.D5" office:value-type="string">
            <text:p text:style-name="P221">die</text:p>
          </table:table-cell>
          <table:table-cell table:style-name="Artikel2.C5" office:value-type="string">
            <text:p text:style-name="P221">ein</text:p>
          </table:table-cell>
          <table:table-cell table:style-name="Artikel2.C5" office:value-type="string">
            <text:p text:style-name="P221">ein</text:p>
          </table:table-cell>
          <table:table-cell table:style-name="Artikel2.H5" office:value-type="string">
            <text:p text:style-name="P221">eine</text:p>
          </table:table-cell>
        </table:table-row>
        <table:table-row>
          <table:table-cell table:style-name="Artikel2.B2" office:value-type="string">
            <text:p text:style-name="P210">Akkusativ</text:p>
          </table:table-cell>
          <table:table-cell table:style-name="Artikel2.B6" office:value-type="string">
            <text:p text:style-name="P221">den</text:p>
          </table:table-cell>
          <table:table-cell table:style-name="Artikel2.C5" office:value-type="string">
            <text:p text:style-name="P221">das</text:p>
          </table:table-cell>
          <table:table-cell table:style-name="Artikel2.D5" office:value-type="string">
            <text:p text:style-name="P221">die</text:p>
          </table:table-cell>
          <table:table-cell table:style-name="Artikel2.D5" office:value-type="string">
            <text:p text:style-name="P221">die</text:p>
          </table:table-cell>
          <table:table-cell table:style-name="Artikel2.F6" office:value-type="string">
            <text:p text:style-name="P223">einen</text:p>
          </table:table-cell>
          <table:table-cell table:style-name="Artikel2.C5" office:value-type="string">
            <text:p text:style-name="P221">ein</text:p>
          </table:table-cell>
          <table:table-cell table:style-name="Artikel2.H5" office:value-type="string">
            <text:p text:style-name="P221">eine</text:p>
          </table:table-cell>
        </table:table-row>
        <table:table-row>
          <table:table-cell table:style-name="Artikel2.B2" office:value-type="string">
            <text:p text:style-name="P210">Genitiv</text:p>
          </table:table-cell>
          <table:table-cell table:style-name="Artikel2.B7" office:value-type="string">
            <text:p text:style-name="P221">des</text:p>
          </table:table-cell>
          <table:table-cell table:style-name="Artikel2.B7" office:value-type="string">
            <text:p text:style-name="P221">des</text:p>
          </table:table-cell>
          <table:table-cell table:style-name="Artikel2.B5" office:value-type="string">
            <text:p text:style-name="P221">der</text:p>
          </table:table-cell>
          <table:table-cell table:style-name="Artikel2.B5" office:value-type="string">
            <text:p text:style-name="P221">der</text:p>
          </table:table-cell>
          <table:table-cell table:style-name="Artikel2.F7" office:value-type="string">
            <text:p text:style-name="P221">eines</text:p>
          </table:table-cell>
          <table:table-cell table:style-name="Artikel2.F7" office:value-type="string">
            <text:p text:style-name="P221">eines</text:p>
          </table:table-cell>
          <table:table-cell table:style-name="Artikel2.H7" office:value-type="string">
            <text:p text:style-name="P221">einer</text:p>
          </table:table-cell>
        </table:table-row>
        <table:table-row>
          <table:table-cell table:style-name="Artikel2.B2" office:value-type="string">
            <text:p text:style-name="P210">Dativ</text:p>
          </table:table-cell>
          <table:table-cell table:style-name="Artikel2.B8" office:value-type="string">
            <text:p text:style-name="P221">dem</text:p>
          </table:table-cell>
          <table:table-cell table:style-name="Artikel2.B8" office:value-type="string">
            <text:p text:style-name="P221">dem</text:p>
          </table:table-cell>
          <table:table-cell table:style-name="Artikel2.B5" office:value-type="string">
            <text:p text:style-name="P222">der</text:p>
          </table:table-cell>
          <table:table-cell table:style-name="Artikel2.B6" office:value-type="string">
            <text:p text:style-name="P221">den</text:p>
          </table:table-cell>
          <table:table-cell table:style-name="Artikel2.F8" office:value-type="string">
            <text:p text:style-name="P221">einem</text:p>
          </table:table-cell>
          <table:table-cell table:style-name="Artikel2.F8" office:value-type="string">
            <text:p text:style-name="P221">einem</text:p>
          </table:table-cell>
          <table:table-cell table:style-name="Artikel2.H7" office:value-type="string">
            <text:p text:style-name="P221">einer</text:p>
          </table:table-cell>
        </table:table-row>
      </table:table>
      <text:p text:style-name="P103"/>
      <text:p text:style-name="P105">Nominativ – wer? <text:span text:style-name="T1">was? <text:s text:c="50"/></text:span><text:span text:style-name="T20">Кто? Что?</text:span></text:p>
      <text:p text:style-name="P103">Akkusativ <text:s/>– <text:span text:style-name="T1">wen? was? </text:span>w<text:span text:style-name="T1">ohin? <text:s text:c="36"/></text:span><text:span text:style-name="T20">Кого? Что? Куда?</text:span><text:span text:style-name="T1"> </text:span></text:p>
      <text:p text:style-name="P103">Genetiv <text:s text:c="4"/>– <text:span text:style-name="T1">wessen? <text:s text:c="54"/></text:span><text:span text:style-name="T20">Чей? Чья? Чье?</text:span><text:span text:style-name="T1"> <text:s/></text:span></text:p>
      <text:p text:style-name="P103">Dativ <text:s text:c="8"/>– <text:span text:style-name="T1">wem? welcher Sache? wann? wo? </text:span>w<text:span text:style-name="T1">ie? <text:s text:c="4"/></text:span><text:span text:style-name="T20">Кому? Чему? Когда? Где? Как?</text:span><text:span text:style-name="T1"> </text:span></text:p>
      <text:p text:style-name="P73"/>
      <text:p text:style-name="P64">Употребление определенного артикля</text:p>
      <text:p text:style-name="P65">Der Gebrauch des bestimmten Artikels</text:p>
      <text:p text:style-name="P30"/>
      <text:p text:style-name="P30">ставится перед существительным</text:p>
      <text:p text:style-name="P30">- предметом упомянутом ранее</text:p>
      <text:p text:style-name="P30">- единственно возможный в данной ситуации</text:p>
      <text:p text:style-name="P30">- предмет единственный в своем роде (солнце)</text:p>
      <text:p text:style-name="P30">- названия стран света, времен года, дней недели <text:span text:style-name="T1">(</text:span>в сочетании с <text:span text:style-name="T62">Anfang, Ende, Mitte –</text:span><text:span text:style-name="T1"> </text:span>артикля нет<text:span text:style-name="T1">)</text:span></text:p>
      <text:p text:style-name="P30">- названия океанов, морей, рек</text:p>
      <text:p text:style-name="P30">- названия улиц, площадей, проспектов</text:p>
      <text:p text:style-name="P30">- названия гор, ветров, пустынь</text:p>
      <text:p text:style-name="P30">- имеющим собирательное значение <text:span text:style-name="T66">(человечество)</text:span></text:p>
      <text:p text:style-name="P31">- имеющем при себе определение выраженное:</text:p>
      <text:p text:style-name="P31">а) прилагательным в превосходной степени или порядковым числительным</text:p>
      <text:p text:style-name="P31">б) определительным придаточным предложением или инфинитивной группой</text:p>
      <text:p text:style-name="P107">Der Brief, den ich gestern erhalten habe, ist von meinen Bruder</text:p>
      <text:p text:style-name="P31">Письмо которое я получил вчера есть моего брата</text:p>
      <text:p text:style-name="P31">в) именем существительным в родительном падеже или в предложно падежной форме</text:p>
      <text:p text:style-name="P108">Die Familie meiner Shwester ist nicht groß</text:p>
      <text:p text:style-name="P32">Семья моей сестры невелика</text:p>
      <text:p text:style-name="P32"/>
      <text:p text:style-name="P63">Употребление <text:span text:style-name="T67">не</text:span>определенного артикля</text:p>
      <text:p text:style-name="P61">Der Gebrauch des unbestimmten Artikels</text:p>
      <text:p text:style-name="P33">перед существительным:</text:p>
      <text:p text:style-name="P33">- обозначающим предмет из ряда подобных, названный впервые и прежде не знакомый тому к кому обращена информация</text:p>
      <text:p text:style-name="P33"/>
      <text:p text:style-name="P33">- выступающим в функции прямого дополнения т.е. дополнения в винительном падеже без предлога после глагола <text:span text:style-name="T65">haben</text:span><text:span text:style-name="T62"> </text:span>или безличного оборота <text:span text:style-name="T65">es gibt</text:span></text:p>
      <text:p text:style-name="P109">Mein Freund hat einen Hund</text:p>
      <text:p text:style-name="P109"/>
      <text:p text:style-name="P33">- являющимся именной частью составного именного сказуемого</text:p>
      <text:p text:style-name="P109">Düsseldorf ist eine Stadt am Rhein</text:p>
      <text:p text:style-name="P109"/>
      <text:p text:style-name="P110"><text:span text:style-name="T26">- в сравнител</text:span><text:span text:style-name="T27">ьных словосочетаниях после союза </text:span><text:span text:style-name="T70">wie</text:span></text:p>
      <text:p text:style-name="P112">Sie sang wie ein Vogel</text:p>
      <text:p text:style-name="P66">Отстутствие артикля</text:p>
      <text:p text:style-name="P61">Das Fehlen des Artikels</text:p>
      <text:p text:style-name="P34"/>
      <text:p text:style-name="P34">отсутствует перед:</text:p>
      <text:p text:style-name="P34">- во мн.ч. если в ед.ч. существительное употребляется с неопределенным артиклем</text:p>
      <text:p text:style-name="P34"><text:soft-page-break/></text:p>
      <text:p text:style-name="P34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34"><text:span text:style-name="T62">Mein (dieses, jenes, jedes) Heft – </text:span>моя (эта, та, любая) тетрадь</text:p>
      <text:p text:style-name="P34"/>
      <text:p text:style-name="P34"><text:span text:style-name="T71">- </text:span>выступающим в функции предикатива и выражабщим профессиональную социальную или партийную принадлежность</text:p>
      <text:p text:style-name="P111">Ich bin Student</text:p>
      <text:p text:style-name="P111"/>
      <text:p text:style-name="P34">если есть <text:span text:style-name="T71">определение — ставят неопределенный артикль</text:span></text:p>
      <text:p text:style-name="P35">если имя прилагательное в превосходной степени или порядковое числительное — ставят определенный артикль</text:p>
      <text:p text:style-name="P35"/>
      <text:p text:style-name="P35">- выступающим в функции предикатива в безличных предложениях называющих различные временные отрезки</text:p>
      <text:p text:style-name="P113">Es war Herbst – <text:span text:style-name="T28">Б</text:span><text:span text:style-name="T20">ыла осень</text:span></text:p>
      <text:p text:style-name="P36"/>
      <text:p text:style-name="P114"><text:span text:style-name="T20">- после предлога </text:span><text:span text:style-name="T68">ohne</text:span><text:span text:style-name="T20"> и союза </text:span><text:span text:style-name="T68">als</text:span><text:span text:style-name="T20"> (в значении «в качестве как»)</text:span></text:p>
      <text:p text:style-name="P37"/>
      <text:p text:style-name="P37">- обозначающим вещество материал</text:p>
      <text:p text:style-name="P114">Trinken Sie Kaffe gern? <text:span text:style-name="T1">- </text:span><text:span text:style-name="T20">Вы любите кофе?</text:span></text:p>
      <text:p text:style-name="P37"/>
      <text:p text:style-name="P38">Если есть определение — то с артиклем</text:p>
      <text:p text:style-name="P38"/>
      <text:p text:style-name="P38">- обозначающим качества, свойстава, эмоции, ощущения</text:p>
      <text:p text:style-name="P38"/>
      <text:p text:style-name="P38">- если имеются указания на меру, вес, степень, сорт, количество</text:p>
      <text:p text:style-name="P72">Kaufe ein Pfund Kaffee – <text:span text:style-name="T20">купи один фунт кофе</text:span></text:p>
      <text:p text:style-name="P38"/>
      <text:p text:style-name="P38">- в обращениях, заголовках, устойчивых словосочетаниях, поговорках, пословицах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Имя существительное</text:p>
      <text:p text:style-name="P48">Das Substantiv</text:p>
      <text:p text:style-name="P39"/>
      <text:p text:style-name="P52">Род имен существительных</text:p>
      <text:p text:style-name="P52">Das grammatische Geschlecht der Substantive</text:p>
      <text:p text:style-name="P39"/>
      <text:p text:style-name="P39">мужского рода <text:tab/>(masculinum, m): <text:tab/><text:span text:style-name="T68">der/ein</text:span> <text:tab/><text:tab/>Tag;</text:p>
      <text:p text:style-name="P39">женского рода <text:tab/><text:tab/>(femininum, f): <text:tab/><text:tab/><text:span text:style-name="T68">die/eine </text:span><text:tab/>Blume;</text:p>
      <text:p text:style-name="P39">среднего рода <text:tab/><text:tab/>(neutrum, n): <text:tab/><text:tab/><text:span text:style-name="T68">das/ein</text:span> <text:tab/><text:tab/>Haus.</text:p>
      <text:p text:style-name="P39"/>
      <text:p text:style-name="P39">Может не совпадать род заимствованных существительных, обладающих в обоих языках одним и тем же или сходным значением:</text:p>
      <text:p text:style-name="P39">das Institut (n) - <text:s/>институт (м.р.)</text:p>
      <text:p text:style-name="P39"/>
      <text:p text:style-name="P39">Совпадения чаще наблюдаются у заимствованных существительных мужского рода например:</text:p>
      <text:p text:style-name="P39">der Jazz -джаз</text:p>
      <text:p text:style-name="P39"/>
      <text:p text:style-name="P53">masculinum</text:p>
      <text:p text:style-name="P41"><text:s/>к мужскому роду принадлежат существительные, обозначающие:</text:p>
      <text:p text:style-name="P41">1. живых существ мужского пола</text:p>
      <text:p text:style-name="P41">2. времена года</text:p>
      <text:p text:style-name="P41">3. месяцы</text:p>
      <text:p text:style-name="P41">4. дни недели</text:p>
      <text:p text:style-name="P41">5. время суток</text:p>
      <text:p text:style-name="P41">6. страны света</text:p>
      <text:p text:style-name="P41">7. большинство небесных тел (светил и планет)</text:p>
      <text:p text:style-name="P41">8. ветр<text:span text:style-name="T87">а</text:span>, горы, озера, ненемецкие реки</text:p>
      <text:p text:style-name="P41">9. осадки, минералы, большинство денежных единиц, марки автомобилей, алкогольные напитки</text:p>
      <text:p text:style-name="P41"/>
      <text:p text:style-name="P69">femininum</text:p>
      <text:p text:style-name="P41">преимущественно женского рода в немецком языке:</text:p>
      <text:p text:style-name="P41">1. обозначения живых существ женского пола</text:p>
      <text:p text:style-name="P41"/>
      <text:p text:style-name="P41">2. обозначения</text:p>
      <text:p text:style-name="P41"><text:tab/>а) большинства деревьев</text:p>
      <text:p text:style-name="P41"><text:tab/>б) цветов</text:p>
      <text:p text:style-name="P41"><text:tab/>в) плодов и ягод</text:p>
      <text:p text:style-name="P41"/>
      <text:p text:style-name="P41">3. названия судов и самолетов</text:p>
      <text:p text:style-name="P41"/>
      <text:p text:style-name="P41">4. субстантивированные количественные числительные</text:p>
      <text:p text:style-name="P41"/>
      <text:p text:style-name="P69">neutrum</text:p>
      <text:p text:style-name="P41">1. названия детенышей (в том числе и человека)</text:p>
      <text:p text:style-name="P41"/>
      <text:p text:style-name="P41">2. обозначения</text:p>
      <text:p text:style-name="P41"><text:tab/>а) букв, дробей, нот, физических единиц</text:p>
      <text:p text:style-name="P41"><text:tab/>б) металлов, химических элементов</text:p>
      <text:p text:style-name="P42"><text:tab/>в) <text:span text:style-name="T72">цвета</text:span></text:p>
      <text:p text:style-name="P42"/>
      <text:p text:style-name="P42">3. <text:span text:style-name="T72">названия болыпинства городов, стран, населенных пунктов, отелей, кафе, кинотеатров</text:span></text:p>
      <text:p text:style-name="P47"/>
      <text:p text:style-name="P62">Некоторые суффиксы имен существительных и их связь с грамматическим родом</text:p>
      <text:p text:style-name="P62">Suffixe der Substantive und das grammatische Geschlecht</text:p>
      <text:p text:style-name="P47"/>
      <text:p text:style-name="P70">masculinum</text:p>
      <text:p text:style-name="P43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49">-er </text:p>
      <text:p text:style-name="P49">-ler, </text:p>
      <text:p text:style-name="P49">-<text:span text:style-name="T6">n</text:span>е<text:span text:style-name="T6">r</text:span> </text:p>
      <text:p text:style-name="P49">-ling</text:p>
      <text:p text:style-name="P50"><text:soft-page-break/>-ant</text:p>
      <text:p text:style-name="P50">-är</text:p>
      <text:p text:style-name="P50">-at</text:p>
      <text:p text:style-name="P50"><text:span text:style-name="T1">-</text:span>ent</text:p>
      <text:p text:style-name="P50"><text:span text:style-name="T1">-</text:span>eur</text:p>
      <text:p text:style-name="P50">-ier</text:p>
      <text:p text:style-name="P50">-or</text:p>
      <text:p text:style-name="P40"/>
      <text:p text:style-name="P44">der Schüler (schulen, die Schule) - ученик</text:p>
      <text:p text:style-name="P40"/>
      <text:p text:style-name="P44">!!!существительные, в которых -er не является суффиксам, а входитв состав корня, могут быть любого рода. Ср.:</text:p>
      <text:p text:style-name="P44">der Winter - зима</text:p>
      <text:p text:style-name="P40"/>
      <text:p text:style-name="P70">femininum</text:p>
      <text:p text:style-name="P50">-in <text:span text:style-name="T1">(</text:span>в производных от мужских<text:span text:style-name="T1">)</text:span></text:p>
      <text:p text:style-name="P51">-ei</text:p>
      <text:p text:style-name="P51">-heit,</text:p>
      <text:p text:style-name="P51">-keit</text:p>
      <text:p text:style-name="P51">-schaft</text:p>
      <text:p text:style-name="P51">-ung</text:p>
      <text:p text:style-name="P51">-ie</text:p>
      <text:p text:style-name="P51">-ik</text:p>
      <text:p text:style-name="P51">-ion</text:p>
      <text:p text:style-name="P51">-tat</text:p>
      <text:p text:style-name="P51">-(a)tion</text:p>
      <text:p text:style-name="P51">-ur</text:p>
      <text:p text:style-name="P46"/>
      <text:p text:style-name="P70">neutrum</text:p>
      <text:p text:style-name="P45">с уменьшительными суффиксами </text:p>
      <text:p text:style-name="P51">-chen</text:p>
      <text:p text:style-name="P51">-lein</text:p>
      <text:p text:style-name="P45"/>
      <text:p text:style-name="P45">с суффиксом субстантивированных дробных числительных</text:p>
      <text:p text:style-name="P51">-tel</text:p>
      <text:p text:style-name="P45"/>
      <text:p text:style-name="P45">а также иноязычные существительные с суффиксами</text:p>
      <text:p text:style-name="P51">-(i)um</text:p>
      <text:p text:style-name="P51">-ment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21"><text:soft-page-break/>Множественное число имен существительных</text:p>
      <text:p text:style-name="P121">Der Plural der Substantive</text:p>
      <text:p text:style-name="P81"/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199"/>
          </table:table-cell>
          <table:table-cell table:style-name="Plural.A1" office:value-type="string">
            <text:p text:style-name="P229">m</text:p>
          </table:table-cell>
          <table:table-cell table:style-name="Plural.A1" office:value-type="string">
            <text:p text:style-name="P229">n</text:p>
          </table:table-cell>
          <table:table-cell table:style-name="Plural.D1" office:value-type="string">
            <text:p text:style-name="P229">f</text:p>
          </table:table-cell>
        </table:table-row>
        <table:table-row>
          <table:table-cell table:style-name="Plural.A2" office:value-type="string">
            <text:p text:style-name="P99">-e(``/-)</text:p>
          </table:table-cell>
          <table:table-cell table:style-name="Plural.A2" office:value-type="string">
            <text:p text:style-name="P259">typisch</text:p>
            <text:p text:style-name="P229">- <text:span text:style-name="T20">часто </text:span>(``)</text:p>
          </table:table-cell>
          <table:table-cell table:style-name="Plural.A2" office:value-type="string">
            <text:p text:style-name="P202">- многие сущ. всегда без <text:span text:style-name="T1">(``)</text:span></text:p>
            <text:p text:style-name="P202"><text:span text:style-name="T1">- </text:span><text:span text:style-name="T20">иноязычные,</text:span><text:span text:style-name="T1"> всегда без (``)</text:span></text:p>
            <text:p text:style-name="P234"/>
            <text:p text:style-name="P234">(-nis → -nisse)</text:p>
          </table:table-cell>
          <table:table-cell table:style-name="Plural.D2" office:value-type="string">
            <text:p text:style-name="P247">- обособленная группа односложных имен, всегда с (<text:span text:style-name="T1">``</text:span>)</text:p>
            <text:p text:style-name="P155">die Bank - die Bänke</text:p>
            <text:p text:style-name="P155">die Frucht - die Früchte</text:p>
            <text:p text:style-name="P155">die Gans - die Gänse</text:p>
            <text:p text:style-name="P155">die Hand - die Hände</text:p>
            <text:p text:style-name="P155">die Kraft - die Kräfte</text:p>
            <text:p text:style-name="P155">die Kuh - die Kühe</text:p>
            <text:p text:style-name="P155">die Macht - die Mächte</text:p>
            <text:p text:style-name="P155">die Maus - die Mäuse</text:p>
            <text:p text:style-name="P155">die Nacht - die Nächte</text:p>
            <text:p text:style-name="P155">die Nuß - die Nüsse</text:p>
            <text:p text:style-name="P155">die Stadt - die Städte</text:p>
            <text:p text:style-name="P155">die Wand - die Wände</text:p>
            <text:p text:style-name="P155"/>
            <text:p text:style-name="P202"><text:span text:style-name="T1">-nis → -nisse</text:span><text:span text:style-name="T20">,</text:span><text:span text:style-name="T1"> всегда без (``)</text:span></text:p>
          </table:table-cell>
        </table:table-row>
        <table:table-row>
          <table:table-cell table:style-name="Plural.A2" office:value-type="string">
            <text:p text:style-name="P99">-en(-)</text:p>
          </table:table-cell>
          <table:table-cell table:style-name="Plural.A2" office:value-type="string">
            <text:p text:style-name="P229">- <text:span text:style-name="T20">одуш. предметы слабого скл.</text:span></text:p>
            <text:p text:style-name="P245"/>
            <text:p text:style-name="P230"><text:span text:style-name="T20">- несколько заимствованных сущ. неодуш. , слабого. </text:span><text:span text:style-name="T29">с</text:span><text:span text:style-name="T20">кл.</text:span></text:p>
            <text:p text:style-name="P163">der Planet - die Planeten</text:p>
            <text:p text:style-name="P163">der Komet - die Kometen</text:p>
            <text:p text:style-name="P163">der Paragraph - die Paragraphen</text:p>
            <text:p text:style-name="P163">der Konsonant - die Konsonanten</text:p>
            <text:p text:style-name="P248"/>
            <text:p text:style-name="P230"><text:span text:style-name="T20">- несколько сущ. сильного скл. в т.ч. иноязычные на -</text:span>or <text:span text:style-name="T20">(с переносом ударения на -</text:span>or<text:span text:style-name="T20">)</text:span></text:p>
            <text:p text:style-name="P164">der Staat - die Staaten </text:p>
            <text:p text:style-name="P164">der See - die Seen</text:p>
            <text:p text:style-name="P164">der Schmerz - die Schmerzen</text:p>
            <text:p text:style-name="P164">der Nachbar - die Nachbarn</text:p>
            <text:p text:style-name="P164">der Vetter - die Vettern</text:p>
            <text:p text:style-name="P164">der Doktor - die Doktoren</text:p>
            <text:p text:style-name="P164">der Traktor - die Traktoren</text:p>
            <text:p text:style-name="P245"/>
            <text:p text:style-name="P245">- смешанного склонения</text:p>
          </table:table-cell>
          <table:table-cell table:style-name="Plural.A2" office:value-type="string">
            <text:p text:style-name="P174">das Auge - die Augen</text:p>
            <text:p text:style-name="P174">das Bett - die Betten</text:p>
            <text:p text:style-name="P174">das Ende - die Enden</text:p>
            <text:p text:style-name="P174">das Hemd - die Hemden</text:p>
            <text:p text:style-name="P174">das Herz - die Herzen</text:p>
            <text:p text:style-name="P174">das Insekt - die Insekten</text:p>
            <text:p text:style-name="P174">das Interesse - die Interessen</text:p>
            <text:p text:style-name="P174">das Juwel - die Juwelen</text:p>
            <text:p text:style-name="P174">das Ohr - die Ohren</text:p>
            <text:p text:style-name="P174">das Verb - die Verben</text:p>
          </table:table-cell>
          <table:table-cell table:style-name="Plural.D2" office:value-type="string">
            <text:p text:style-name="P259">typisch</text:p>
            <text:p text:style-name="P234">-er -el <text:span text:style-name="T20">получают </text:span>-n</text:p>
            <text:p text:style-name="P235">-in → -innen <text:span text:style-name="T20">производные от муж.рода</text:span></text:p>
          </table:table-cell>
        </table:table-row>
        <table:table-row>
          <table:table-cell table:style-name="Plural.A2" office:value-type="string">
            <text:p text:style-name="P99">-er(``)</text:p>
          </table:table-cell>
          <table:table-cell table:style-name="Plural.A2" office:value-type="string">
            <text:p text:style-name="P200">- небольшая группа</text:p>
            <text:p text:style-name="P172">der Gott - die Götter</text:p>
            <text:p text:style-name="P172">der Leib - die Leiber</text:p>
            <text:p text:style-name="P172">der Mann - die Männer</text:p>
            <text:p text:style-name="P172">der Wald - die Wälder</text:p>
            <text:p text:style-name="P172">der Irrtum - die Irrtümer</text:p>
            <text:p text:style-name="P172">der Reichtum - die Reichtümer</text:p>
          </table:table-cell>
          <table:table-cell table:style-name="Plural.A2" office:value-type="string">
            <text:p text:style-name="P259">typisch</text:p>
            <text:p text:style-name="P246">- главным образом односложные</text:p>
          </table:table-cell>
          <table:table-cell table:style-name="Plural.D2" office:value-type="string">
            <text:p text:style-name="P199"/>
          </table:table-cell>
        </table:table-row>
        <table:table-row>
          <table:table-cell table:style-name="Plural.A2" office:value-type="string">
            <text:p text:style-name="P99">-(``/-)</text:p>
          </table:table-cell>
          <table:table-cell table:style-name="Plural.A2" office:value-type="string">
            <text:p text:style-name="P200">-el -er -e<text:span text:style-name="T1">n</text:span></text:p>
          </table:table-cell>
          <table:table-cell table:style-name="Plural.A2" office:value-type="string">
            <text:p text:style-name="P231">- <text:span text:style-name="T20">всегда без умлаута</text:span></text:p>
            <text:p text:style-name="P232"><text:span text:style-name="T20">-el -er -e</text:span>n <text:span text:style-name="T74">-chen -lein</text:span></text:p>
            <text:p text:style-name="P233">Ge-...-e</text:p>
            <text:p text:style-name="P249">!!!но</text:p>
            <text:p text:style-name="P165">das Kloster - die Klöster </text:p>
          </table:table-cell>
          <table:table-cell table:style-name="Plural.D2" office:value-type="string">
            <text:p text:style-name="P173">die Mutter - die Mütter</text:p>
            <text:p text:style-name="P173">die Tochter - die Töchter</text:p>
          </table:table-cell>
        </table:table-row>
        <table:table-row>
          <table:table-cell table:style-name="Plural.A2" office:value-type="string">
            <text:p text:style-name="P99">-s(-)</text:p>
          </table:table-cell>
          <table:table-cell table:style-name="Plural.D2" table:number-columns-spanned="3" office:value-type="string">
            <text:p text:style-name="P201">- характерен, глав. образом, для некоторых иноязычных существительных <text:span text:style-name="T75">(муж. и ср. рода)</text:span></text:p>
            <text:p text:style-name="P201">- могут быть образованы формы множественного числа аббревиатур</text:p>
            <text:p text:style-name="P201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55"/>
      <text:p text:style-name="P54">Существует пять основных способов образования множественного числа имен существительных в немецком языке:</text:p>
      <text:p text:style-name="P54"/>
      <text:p text:style-name="P54">I. посредством суффикса <text:tab/>-е <text:s text:c="2"/>(с умлаутом и без него) <text:tab/><text:span text:style-name="T7">-e(``/-)</text:span>;</text:p>
      <text:p text:style-name="P54"><text:soft-page-break/>II. посредством суффикса <text:tab/>-е<text:span text:style-name="T1">n</text:span> (без умлаута) <text:tab/><text:tab/><text:span text:style-name="T7">-en(-)</text:span>;</text:p>
      <text:p text:style-name="P54">III. посредством суффикса <text:tab/>-er <text:s/>(с умлаутом) <text:tab/><text:tab/><text:span text:style-name="T7">-er(``)</text:span>;</text:p>
      <text:p text:style-name="P54">IV. без суффикса <text:tab/><text:tab/><text:span text:style-name="T11">-</text:span> <text:s text:c="4"/>(с умлаутом и без него) <text:tab/><text:span text:style-name="T7">-(``/-)</text:span>;</text:p>
      <text:p text:style-name="P54">V. посредством суффикса <text:tab/>-s <text:s text:c="2"/>(без умлаута) <text:tab/><text:tab/><text:span text:style-name="T7">-s(-)</text:span>.</text:p>
      <text:p text:style-name="P83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25"><text:soft-page-break/>Склонение имен существительных. Общая характеристика</text:p>
      <text:p text:style-name="P125">Die Deklination der Substantive. Allgemeines</text:p>
      <text:p text:style-name="P84"/>
      <text:p text:style-name="P84">сильное склонение (die starke Deklination);</text:p>
      <text:p text:style-name="P84">слабое склонение (die schwache Deklination);</text:p>
      <text:p text:style-name="P84">женское склонение (die weibliche Deklination).</text:p>
      <text:p text:style-name="P84"/>
      <text:p text:style-name="P85">!!!<text:span text:style-name="T76">Во множественном числе все существительные склоняются одинаково.</text:span></text:p>
      <text:p text:style-name="P85"/>
      <text:p text:style-name="P129">Сильное склонение</text:p>
      <text:p text:style-name="P129">Die starke Deklination</text:p>
      <text:p text:style-name="P86"/>
      <text:p text:style-name="P86"><text:span text:style-name="T20">- </text:span>большинство существительных мужского рода</text:p>
      <text:p text:style-name="P86"><text:span text:style-name="T20">- </text:span>все существительные среднего рода (исключение: das Herz – сердце)</text:p>
      <text:p text:style-name="P86"/>
      <text:p text:style-name="P86">Основной признак: окончание <text:span text:style-name="T20">-</text:span>(e)s в Genitiv:</text:p>
      <text:p text:style-name="P88">-s характерно главным образом для многосложных существительных</text:p>
      <text:p text:style-name="P88">-es <text:span text:style-name="T20">для односложных и -</text:span>s, <text:span text:style-name="T20">-ß, -x, -z, -tz</text:span></text:p>
      <text:p text:style-name="P58">-us, -ismus м.рода окончания -(e)s <text:s/>не получают</text:p>
      <text:p text:style-name="P58"/>
      <text:p text:style-name="P5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03">Nominativ</text:p>
            <text:p text:style-name="P203">Genitiv</text:p>
            <text:p text:style-name="P203">Dativ</text:p>
            <text:p text:style-name="P203">Akkusativ</text:p>
          </table:table-cell>
          <table:table-cell table:style-name="Таблица3.A1" office:value-type="string">
            <text:p text:style-name="P244">der Vater</text:p>
            <text:p text:style-name="P251"><text:span text:style-name="T1">des Vater</text:span><text:span text:style-name="T8">s</text:span></text:p>
            <text:p text:style-name="P244">dem Vater</text:p>
            <text:p text:style-name="P244">den Vater</text:p>
          </table:table-cell>
          <table:table-cell table:style-name="Таблица3.A1" office:value-type="string">
            <text:p text:style-name="P244">der Mann</text:p>
            <text:p text:style-name="P251"><text:span text:style-name="T1">des Mann</text:span><text:span text:style-name="T8">es</text:span></text:p>
            <text:p text:style-name="P244">dem Mann</text:p>
            <text:p text:style-name="P244">den Mann</text:p>
          </table:table-cell>
          <table:table-cell table:style-name="Таблица3.A1" office:value-type="string">
            <text:p text:style-name="P244">das Volk</text:p>
            <text:p text:style-name="P251"><text:span text:style-name="T1">des Volk</text:span><text:span text:style-name="T8">es</text:span></text:p>
            <text:p text:style-name="P244">dem Volk</text:p>
            <text:p text:style-name="P244">das Volk</text:p>
          </table:table-cell>
          <table:table-cell table:style-name="Таблица3.E1" office:value-type="string">
            <text:p text:style-name="P244">das Fenster</text:p>
            <text:p text:style-name="P251"><text:span text:style-name="T1">des Fenster</text:span><text:span text:style-name="T8">s</text:span></text:p>
            <text:p text:style-name="P244">dem Fenster</text:p>
            <text:p text:style-name="P244">das Fenster</text:p>
          </table:table-cell>
        </table:table-row>
      </table:table>
      <text:p text:style-name="P59"/>
      <text:p text:style-name="P118">!Некоторые односложные существительные могут сохранять утраченное окончание дательного падежа -е, например:</text:p>
      <text:p text:style-name="P118">im Walde (der Wald) nach Hause (das Haus).</text:p>
      <text:p text:style-name="P86"/>
      <text:p text:style-name="P98">Слабое уклонение</text:p>
      <text:p text:style-name="P98">Die schwache Deklination</text:p>
      <text:p text:style-name="P87"/>
      <text:p text:style-name="P88">- только мужского рода, преимущественно одушевленные:</text:p>
      <text:p text:style-name="P90"><text:span text:style-name="T77">1. </text:span>-e</text:p>
      <text:p text:style-name="P56"><text:span text:style-name="T12">2. </text:span>односложные</text:p>
      <text:p text:style-name="P57"><text:span text:style-name="T1">3. </text:span>названия лиц - с иноязычными ударными суффиксами -ant, -at, -ent, -et, -graph<text:span text:style-name="T1">(</text:span>-gra<text:span text:style-name="T1">f)</text:span>, -ist, -it, -о<text:span text:style-name="T1">t</text:span> и др. <text:span text:style-name="T13">(</text:span>der Architekt, der Kamerad<text:span text:style-name="T13">)</text:span></text:p>
      <text:p text:style-name="P91">4. Несколько неодушевленных имен существительных иноязычного происхождения, например:</text:p>
      <text:p text:style-name="P91">der Planet</text:p>
      <text:p text:style-name="P91">der Komet</text:p>
      <text:p text:style-name="P91">der Automat</text:p>
      <text:p text:style-name="P91">der Paragraph</text:p>
      <text:p text:style-name="P91">der Brilliant</text:p>
      <text:p text:style-name="P91">der Diamant</text:p>
      <text:p text:style-name="P91">der Foliant</text:p>
      <text:p text:style-name="P91">der Konsonant</text:p>
      <text:p text:style-name="P89"/>
      <text:p text:style-name="P91">Основной показатель слабого склонения - окончание -(e)n <text:span text:style-name="T20">во всех паде</text:span>жах, кроме именительного.</text:p>
      <text:p text:style-name="P91"/>
      <table:table table:name="schwache" table:style-name="schwache">
        <table:table-column table:style-name="schwache.A" table:number-columns-repeated="5"/>
        <table:table-row>
          <table:table-cell table:style-name="schwache.A1" office:value-type="string">
            <text:p text:style-name="P203">Nominativ</text:p>
            <text:p text:style-name="P203">Genitiv</text:p>
            <text:p text:style-name="P203">Dativ</text:p>
            <text:p text:style-name="P203">Akkusativ</text:p>
          </table:table-cell>
          <table:table-cell table:style-name="schwache.A1" office:value-type="string">
            <text:p text:style-name="P203">der Knabe</text:p>
            <text:p text:style-name="P203">des Knab<text:span text:style-name="T73">e</text:span><text:span text:style-name="T8">n</text:span></text:p>
            <text:p text:style-name="P203">dem K<text:span text:style-name="T73">nabe</text:span><text:span text:style-name="T8">n</text:span></text:p>
            <text:p text:style-name="P251">den Knab<text:span text:style-name="T1">e</text:span><text:span text:style-name="T8">n</text:span></text:p>
          </table:table-cell>
          <table:table-cell table:style-name="schwache.A1" office:value-type="string">
            <text:p text:style-name="P203">der Mensch</text:p>
            <text:p text:style-name="P203">des Mensch<text:span text:style-name="T8">en</text:span></text:p>
            <text:p text:style-name="P203">dem Mensch<text:span text:style-name="T8">en</text:span></text:p>
            <text:p text:style-name="P203">den Mensch<text:span text:style-name="T8">en</text:span></text:p>
          </table:table-cell>
          <table:table-cell table:style-name="schwache.A1" office:value-type="string">
            <text:p text:style-name="P203">der Diplomat</text:p>
            <text:p text:style-name="P203">des Diplomat<text:span text:style-name="T8">en</text:span></text:p>
            <text:p text:style-name="P203">dem Diplomat<text:span text:style-name="T8">en</text:span></text:p>
            <text:p text:style-name="P203">den Diplomat<text:span text:style-name="T8">en</text:span></text:p>
          </table:table-cell>
          <table:table-cell table:style-name="schwache.E1" office:value-type="string">
            <text:p text:style-name="P203">der Diamant</text:p>
            <text:p text:style-name="P203">des Diamant<text:span text:style-name="T8">en</text:span></text:p>
            <text:p text:style-name="P203">dem Diamant<text:span text:style-name="T8">en</text:span></text:p>
            <text:p text:style-name="P203">den Diamant<text:span text:style-name="T8">en</text:span></text:p>
          </table:table-cell>
        </table:table-row>
      </table:table>
      <text:p text:style-name="P91"/>
      <text:p text:style-name="P92">!!!<text:span text:style-name="T78">Как по сильному, так и по слабому типу могут склоняться имена существительные:</text:span></text:p>
      <text:p text:style-name="P94">der Bauer</text:p>
      <text:p text:style-name="P93">der Nachbar</text:p>
      <text:p text:style-name="P93">der Oberst</text:p>
      <text:p text:style-name="P93">der Untertan</text:p>
      <text:p text:style-name="P93">der Vetter</text:p>
      <text:p text:style-name="P93"/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Таблица4.B1" office:value-type="string">
            <text:p text:style-name="P206">der Bauer</text:p>
            <text:p text:style-name="P206">des Bauer<text:span text:style-name="T69">s</text:span>/ <text:span text:style-name="T1">Bauer</text:span><text:span text:style-name="T8">n</text:span></text:p>
            <text:p text:style-name="P206">dem Bauer/ Bauer<text:span text:style-name="T8">n</text:span></text:p>
            <text:p text:style-name="P206">den Bauer/ Ва<text:span text:style-name="T1">uer</text:span><text:span text:style-name="T8">n</text:span></text:p>
          </table:table-cell>
        </table:table-row>
      </table:table>
      <text:p text:style-name="P93"/>
      <text:p text:style-name="P97">Женское склонение</text:p>
      <text:p text:style-name="P97">Die weibliche Deklination</text:p>
      <text:p text:style-name="P97"/>
      <text:p text:style-name="P95">- все имена существительные женского рода</text:p>
      <text:p text:style-name="P95"/>
      <text:p text:style-name="P95">Основной признак женского склонения - отсутствие падежных окончаний.</text:p>
      <text:p text:style-name="P95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Таблица5.B1" office:value-type="string">
            <text:p text:style-name="P206">die Tür</text:p>
            <text:p text:style-name="P206">der Tür</text:p>
            <text:p text:style-name="P206">der Tür</text:p>
            <text:p text:style-name="P206">die Tür</text:p>
          </table:table-cell>
        </table:table-row>
      </table:table>
      <text:p text:style-name="P95"/>
      <text:p text:style-name="P97">Смешанное склонение</text:p>
      <text:p text:style-name="P97">Die gemischte Deklination</text:p>
      <text:p text:style-name="P95"/>
      <text:p text:style-name="P96">- Несколько существительных</text:p>
      <text:p text:style-name="P96">-ns <text:span text:style-name="T20">в</text:span> Genitiv</text:p>
      <text:p text:style-name="P96">-n <text:span text:style-name="T20">в косвенных</text:span></text:p>
      <text:p text:style-name="P60"/>
      <text:p text:style-name="P60">der Name</text:p>
      <text:p text:style-name="P60">der Same</text:p>
      <text:p text:style-name="P60">der Wille </text:p>
      <text:p text:style-name="P60">der Gedanke</text:p>
      <text:p text:style-name="P60">der Buchstabe</text:p>
      <text:p text:style-name="P60">der Friede </text:p>
      <text:p text:style-name="P60">der Funke</text:p>
      <text:p text:style-name="P60">der Fels</text:p>
      <text:p text:style-name="P60">das Herz</text:p>
      <text:p text:style-name="P9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05">Nominativ</text:p>
            <text:p text:style-name="P205">Genitiv</text:p>
            <text:p text:style-name="P205">Dativ</text:p>
            <text:p text:style-name="P205">Akkusativ</text:p>
          </table:table-cell>
          <table:table-cell table:style-name="Таблица6.B1" office:value-type="string">
            <text:p text:style-name="P207">der Name</text:p>
            <text:p text:style-name="P207">des Name<text:span text:style-name="T69">ns</text:span></text:p>
            <text:p text:style-name="P207">dem Name<text:span text:style-name="T8">n</text:span></text:p>
            <text:p text:style-name="P207">den Name<text:span text:style-name="T8">n</text:span></text:p>
          </table:table-cell>
        </table:table-row>
      </table:table>
      <text:p text:style-name="P132"/>
      <text:p text:style-name="P5">!<text:span text:style-name="T79">Некоторые существительные этой группы могут иметь параллельные формы именительного падежа на -(е)</text:span><text:span text:style-name="T14">n</text:span><text:span text:style-name="T79">:</text:span></text:p>
      <text:p text:style-name="P6">der <text:span text:style-name="T30">Friede / </text:span>Frieden </text:p>
      <text:p text:style-name="P6">der Fels / Felsen</text:p>
      <text:p text:style-name="P6"/>
      <text:p text:style-name="P115">Склонение имен существительных во множественном числе</text:p>
      <text:p text:style-name="P115">Die Deklination der Substantive im Plural</text:p>
      <text:p text:style-name="P7"/>
      <text:p text:style-name="P7">Во множественном числе все немецкие существительные склоняются одинаково, единственное падежное окончание <text:span text:style-name="T1">-n</text:span> в дательном падеже. </text:p>
      <text:p text:style-name="P7">Имена существительные, имеющие во множественном числе суффикс -(е)<text:span text:style-name="T1">n</text:span> или -s, окончания -<text:span text:style-name="T1">n</text:span> в дательном падеже множественного числа не получают:</text:p>
      <text:p text:style-name="P7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3"/>
        <table:table-column table:style-name="Таблица7.G"/>
        <table:table-row>
          <table:table-cell table:style-name="Таблица7.A1" office:value-type="string">
            <text:p text:style-name="P208">Nominativ</text:p>
            <text:p text:style-name="P208">Genitiv</text:p>
            <text:p text:style-name="P208">Dativ</text:p>
            <text:p text:style-name="P208">Akkusativ</text:p>
          </table:table-cell>
          <table:table-cell table:style-name="Таблица7.A1" office:value-type="string">
            <text:p text:style-name="P208">die Väter</text:p>
            <text:p text:style-name="P208">der Väter</text:p>
            <text:p text:style-name="P208">den Väter<text:span text:style-name="T8">n</text:span></text:p>
            <text:p text:style-name="P208">die Väter</text:p>
          </table:table-cell>
          <table:table-cell table:style-name="Таблица7.A1" office:value-type="string">
            <text:p text:style-name="P208">die Menschen</text:p>
            <text:p text:style-name="P208">der Menschen</text:p>
            <text:p text:style-name="P208">den Menschen</text:p>
            <text:p text:style-name="P208">die Menschen</text:p>
          </table:table-cell>
          <table:table-cell table:style-name="Таблица7.A1" office:value-type="string">
            <text:p text:style-name="P208">die Türen</text:p>
            <text:p text:style-name="P208">der Türen</text:p>
            <text:p text:style-name="P208">den Türen</text:p>
            <text:p text:style-name="P208">die Türen</text:p>
          </table:table-cell>
          <table:table-cell table:style-name="Таблица7.A1" office:value-type="string">
            <text:p text:style-name="P208">die Bücher</text:p>
            <text:p text:style-name="P208">der Bücher</text:p>
            <text:p text:style-name="P208">den Bücher<text:span text:style-name="T8">n</text:span></text:p>
            <text:p text:style-name="P208">die Bücher</text:p>
          </table:table-cell>
          <table:table-cell table:style-name="Таблица7.A1" office:value-type="string">
            <text:p text:style-name="P208">die Herzen</text:p>
            <text:p text:style-name="P208">der Herzen</text:p>
            <text:p text:style-name="P208">den Herzen</text:p>
            <text:p text:style-name="P208">die Herzen</text:p>
          </table:table-cell>
          <table:table-cell table:style-name="Таблица7.G1" office:value-type="string">
            <text:p text:style-name="P208">die Parks</text:p>
            <text:p text:style-name="P208">der Parks</text:p>
            <text:p text:style-name="P208">den Parks</text:p>
            <text:p text:style-name="P208">die Parks</text:p>
          </table:table-cell>
        </table:table-row>
      </table:table>
      <text:p text:style-name="P7"/>
      <text:p text:style-name="P7"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7">сочетание с предлогом von:</text:p>
      <text:p text:style-name="P7">das Bellen eines Hundes - das Bellen von Hunden.</text:p>
      <text:p text:style-name="P7"><text:soft-page-break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B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199"/>
          </table:table-cell>
          <table:table-cell table:style-name="Таблица8.A1" office:value-type="string">
            <text:p text:style-name="P237">Ak.</text:p>
          </table:table-cell>
          <table:table-cell table:style-name="Таблица8.A1" office:value-type="string">
            <text:p text:style-name="P237">Gen.</text:p>
          </table:table-cell>
          <table:table-cell table:style-name="Таблица8.A1" office:value-type="string">
            <text:p text:style-name="P237">Dat.</text:p>
          </table:table-cell>
          <table:table-cell table:style-name="Таблица8.A1" office:value-type="string">
            <text:p text:style-name="P237">m</text:p>
          </table:table-cell>
          <table:table-cell table:style-name="Таблица8.A1" office:value-type="string">
            <text:p text:style-name="P237">n</text:p>
          </table:table-cell>
          <table:table-cell table:style-name="Таблица8.G1" office:value-type="string">
            <text:p text:style-name="P237">f</text:p>
          </table:table-cell>
        </table:table-row>
        <table:table-row>
          <table:table-cell table:style-name="Таблица8.A2" office:value-type="string">
            <text:p text:style-name="P236">st</text:p>
          </table:table-cell>
          <table:table-cell table:style-name="Таблица8.A2" office:value-type="string">
            <text:p text:style-name="P199"/>
          </table:table-cell>
          <table:table-cell table:style-name="Таблица8.A2" office:value-type="string">
            <text:p text:style-name="P242">-(e)s</text:p>
          </table:table-cell>
          <table:table-cell table:style-name="Таблица8.A2" office:value-type="string">
            <text:p text:style-name="P250"/>
          </table:table-cell>
          <table:table-cell table:style-name="Таблица8.A2" office:value-type="string">
            <text:p text:style-name="P252">большинство</text:p>
          </table:table-cell>
          <table:table-cell table:style-name="Таблица8.A2" office:value-type="string">
            <text:p text:style-name="P252">все</text:p>
          </table:table-cell>
          <table:table-cell table:style-name="Таблица8.G2" office:value-type="string">
            <text:p text:style-name="P199"/>
          </table:table-cell>
        </table:table-row>
        <table:table-row>
          <table:table-cell table:style-name="Таблица8.A2" office:value-type="string">
            <text:p text:style-name="P236">sch</text:p>
          </table:table-cell>
          <table:table-cell table:style-name="Таблица8.A2" table:number-columns-spanned="3" office:value-type="string">
            <text:p text:style-name="P243">-en</text:p>
          </table:table-cell>
          <table:covered-table-cell/>
          <table:covered-table-cell/>
          <table:table-cell table:style-name="Таблица8.A2" office:value-type="string">
            <text:p text:style-name="P177">преимущественно одушевленные и др.</text:p>
          </table:table-cell>
          <table:table-cell table:style-name="Таблица8.A2" office:value-type="string">
            <text:p text:style-name="P199"/>
          </table:table-cell>
          <table:table-cell table:style-name="Таблица8.G2" office:value-type="string">
            <text:p text:style-name="P199"/>
          </table:table-cell>
        </table:table-row>
        <table:table-row>
          <table:table-cell table:style-name="Таблица8.A2" office:value-type="string">
            <text:p text:style-name="P236">w</text:p>
          </table:table-cell>
          <table:table-cell table:style-name="Таблица8.A2" table:number-columns-spanned="3" office:value-type="string">
            <text:p text:style-name="P250"/>
          </table:table-cell>
          <table:covered-table-cell/>
          <table:covered-table-cell/>
          <table:table-cell table:style-name="Таблица8.A2" office:value-type="string">
            <text:p text:style-name="P199"/>
          </table:table-cell>
          <table:table-cell table:style-name="Таблица8.A2" office:value-type="string">
            <text:p text:style-name="P199"/>
          </table:table-cell>
          <table:table-cell table:style-name="Таблица8.G2" office:value-type="string">
            <text:p text:style-name="P252">все</text:p>
          </table:table-cell>
        </table:table-row>
        <table:table-row>
          <table:table-cell table:style-name="Таблица8.A2" office:value-type="string">
            <text:p text:style-name="P236">g</text:p>
          </table:table-cell>
          <table:table-cell table:style-name="Таблица8.A2" office:value-type="string">
            <text:p text:style-name="P242">-en</text:p>
          </table:table-cell>
          <table:table-cell table:style-name="Таблица8.A2" office:value-type="string">
            <text:p text:style-name="P242">-ns</text:p>
          </table:table-cell>
          <table:table-cell table:style-name="Таблица8.A2" office:value-type="string">
            <text:p text:style-name="P242">-en</text:p>
          </table:table-cell>
          <table:table-cell table:style-name="Таблица8.A2" office:value-type="string">
            <text:p text:style-name="P119"><text:span text:style-name="T31">н</text:span>есколько существительных <text:span text:style-name="T32">(8)</text:span></text:p>
          </table:table-cell>
          <table:table-cell table:style-name="Таблица8.A2" office:value-type="string">
            <text:p text:style-name="P185">das Herz</text:p>
          </table:table-cell>
          <table:table-cell table:style-name="Таблица8.G2" office:value-type="string">
            <text:p text:style-name="P199"/>
          </table:table-cell>
        </table:table-row>
        <table:table-row>
          <table:table-cell table:style-name="Таблица8.A2" office:value-type="string">
            <text:p text:style-name="P236">pl</text:p>
          </table:table-cell>
          <table:table-cell table:style-name="Таблица8.A2" table:number-columns-spanned="2" office:value-type="string">
            <text:p text:style-name="P250"/>
          </table:table-cell>
          <table:covered-table-cell/>
          <table:table-cell table:style-name="Таблица8.A2" office:value-type="string">
            <text:p text:style-name="P242">-n</text:p>
          </table:table-cell>
          <table:table-cell table:style-name="Таблица8.G2" table:number-columns-spanned="3" office:value-type="string">
            <text:p text:style-name="P252">все</text:p>
          </table:table-cell>
          <table:covered-table-cell/>
          <table:covered-table-cell/>
        </table:table-row>
      </table:table>
      <text:p text:style-name="P7"/>
      <text:p text:style-name="P120">st - <text:s/>Die starke Deklination</text:p>
      <text:p text:style-name="P120">sch - Die schwache Deklination</text:p>
      <text:p text:style-name="P120">w - <text:s text:c="2"/>Die weibliche Deklination</text:p>
      <text:p text:style-name="P120">g - <text:s text:c="2"/>Die gemischte Deklination</text:p>
      <text:p text:style-name="P120">pl - <text:s/>Die Deklination der Substantive im Plura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8"><text:soft-page-break/>Значение и функции падежей</text:p>
      <text:p text:style-name="P128">Bedeutung und Funktionen der Fälle</text:p>
      <text:p text:style-name="P7"/>
      <text:p text:style-name="P104">Nominativ – wer? <text:span text:style-name="T1">was? <text:s text:c="50"/></text:span><text:span text:style-name="T20">Кто? Что?</text:span></text:p>
      <text:p text:style-name="P104">Akkusativ <text:s/>– <text:span text:style-name="T1">wen? was? </text:span>w<text:span text:style-name="T1">ohin? <text:s text:c="36"/></text:span><text:span text:style-name="T20">Кого? Что? Куда?</text:span><text:span text:style-name="T1"> </text:span></text:p>
      <text:p text:style-name="P104">Genetiv <text:s text:c="4"/>– <text:span text:style-name="T1">wessen? <text:s text:c="54"/></text:span><text:span text:style-name="T20">Чей? Чья? Чье?</text:span><text:span text:style-name="T1"> <text:s/></text:span></text:p>
      <text:p text:style-name="P104">Dativ <text:s text:c="8"/>– <text:span text:style-name="T1">wem? welcher Sache? wann? wo? </text:span>w<text:span text:style-name="T1">ie? <text:s text:c="4"/></text:span><text:span text:style-name="T20">Кому? Чему? Когда? Где? Как?</text:span></text:p>
      <text:p text:style-name="P1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row>
          <table:table-cell table:style-name="Таблица9.A1" table:number-rows-spanned="3" office:value-type="string">
            <text:p text:style-name="P215"/>
            <text:p text:style-name="P215"/>
            <text:p text:style-name="P217">Fall</text:p>
          </table:table-cell>
          <table:table-cell table:style-name="Таблица9.A1" table:number-columns-spanned="4" office:value-type="string">
            <text:p text:style-name="P219">Bestimmten A.</text:p>
          </table:table-cell>
          <table:covered-table-cell/>
          <table:covered-table-cell/>
          <table:covered-table-cell/>
          <table:table-cell table:style-name="Таблица9.A1" table:number-columns-spanned="3" office:value-type="string">
            <text:p text:style-name="P219">Unbestimmten A.</text:p>
          </table:table-cell>
          <table:covered-table-cell/>
          <table:covered-table-cell/>
          <table:table-cell table:style-name="Таблица9.I1" office:value-type="string">
            <text:p text:style-name="P219"/>
          </table:table-cell>
        </table:table-row>
        <table:table-row>
          <table:covered-table-cell/>
          <table:table-cell table:style-name="Таблица9.B2" table:number-columns-spanned="3" office:value-type="string">
            <text:p text:style-name="P238">Sing.</text:p>
          </table:table-cell>
          <table:covered-table-cell/>
          <table:covered-table-cell/>
          <table:table-cell table:style-name="Таблица9.B2" table:number-rows-spanned="2" office:value-type="string">
            <text:p text:style-name="P209"/>
            <text:p text:style-name="P228"><text:span text:style-name="T82">p</text:span>l.</text:p>
          </table:table-cell>
          <table:table-cell table:style-name="Таблица9.B2" table:number-columns-spanned="3" office:value-type="string">
            <text:p text:style-name="P238">Sing.</text:p>
          </table:table-cell>
          <table:covered-table-cell/>
          <table:covered-table-cell/>
          <table:table-cell table:style-name="Таблица9.I2" table:number-rows-spanned="2" office:value-type="string">
            <text:p text:style-name="P241"/>
            <text:p text:style-name="P241">pl.</text:p>
          </table:table-cell>
        </table:table-row>
        <table:table-row>
          <table:covered-table-cell/>
          <table:table-cell table:style-name="Таблица9.B2" office:value-type="string">
            <text:p text:style-name="P212">m.</text:p>
          </table:table-cell>
          <table:table-cell table:style-name="Таблица9.B2" office:value-type="string">
            <text:p text:style-name="P212">n.</text:p>
          </table:table-cell>
          <table:table-cell table:style-name="Таблица9.B2" office:value-type="string">
            <text:p text:style-name="P212">f.</text:p>
          </table:table-cell>
          <table:covered-table-cell/>
          <table:table-cell table:style-name="Таблица9.B2" office:value-type="string">
            <text:p text:style-name="P212">m.</text:p>
          </table:table-cell>
          <table:table-cell table:style-name="Таблица9.B2" office:value-type="string">
            <text:p text:style-name="P212">n.</text:p>
          </table:table-cell>
          <table:table-cell table:style-name="Таблица9.B2" office:value-type="string">
            <text:p text:style-name="P212">f.</text:p>
          </table:table-cell>
          <table:covered-table-cell/>
        </table:table-row>
        <table:table-row>
          <table:table-cell table:style-name="Таблица9.B2" office:value-type="string">
            <text:p text:style-name="P209"/>
          </table:table-cell>
          <table:table-cell table:style-name="Таблица9.B2" office:value-type="string">
            <text:p text:style-name="P209"/>
          </table:table-cell>
          <table:table-cell table:style-name="Таблица9.B2" office:value-type="string">
            <text:p text:style-name="P209"/>
          </table:table-cell>
          <table:table-cell table:style-name="Таблица9.B2" office:value-type="string">
            <text:p text:style-name="P209"/>
          </table:table-cell>
          <table:table-cell table:style-name="Таблица9.B2" office:value-type="string">
            <text:p text:style-name="P209"/>
          </table:table-cell>
          <table:table-cell table:style-name="Таблица9.B2" office:value-type="string">
            <text:p text:style-name="P209"/>
          </table:table-cell>
          <table:table-cell table:style-name="Таблица9.B2" office:value-type="string">
            <text:p text:style-name="P209"/>
          </table:table-cell>
          <table:table-cell table:style-name="Таблица9.B2" office:value-type="string">
            <text:p text:style-name="P209"/>
          </table:table-cell>
          <table:table-cell table:style-name="Таблица9.I2" office:value-type="string">
            <text:p text:style-name="P209"/>
          </table:table-cell>
        </table:table-row>
        <table:table-row>
          <table:table-cell table:style-name="Таблица9.B2" office:value-type="string">
            <text:p text:style-name="P213">Nominativ</text:p>
          </table:table-cell>
          <table:table-cell table:style-name="Таблица9.B5" office:value-type="string">
            <text:p text:style-name="P225">der</text:p>
          </table:table-cell>
          <table:table-cell table:style-name="Таблица9.C5" office:value-type="string">
            <text:p text:style-name="P224">das</text:p>
          </table:table-cell>
          <table:table-cell table:style-name="Таблица9.D5" office:value-type="string">
            <text:p text:style-name="P224">die</text:p>
          </table:table-cell>
          <table:table-cell table:style-name="Таблица9.D5" office:value-type="string">
            <text:p text:style-name="P224"><text:span text:style-name="T84">d</text:span>ie</text:p>
            <text:p text:style-name="P239">-n</text:p>
          </table:table-cell>
          <table:table-cell table:style-name="Таблица9.C5" office:value-type="string">
            <text:p text:style-name="P224">ein</text:p>
          </table:table-cell>
          <table:table-cell table:style-name="Таблица9.C5" office:value-type="string">
            <text:p text:style-name="P224">ein</text:p>
          </table:table-cell>
          <table:table-cell table:style-name="Таблица9.H5" office:value-type="string">
            <text:p text:style-name="P224">eine</text:p>
          </table:table-cell>
          <table:table-cell table:style-name="Таблица9.I5" office:value-type="string">
            <text:p text:style-name="P131"/>
          </table:table-cell>
        </table:table-row>
        <table:table-row>
          <table:table-cell table:style-name="Таблица9.B2" office:value-type="string">
            <text:p text:style-name="P213">Akkusativ</text:p>
          </table:table-cell>
          <table:table-cell table:style-name="Таблица9.B6" office:value-type="string">
            <text:p text:style-name="P224"><text:span text:style-name="T84">d</text:span>en</text:p>
            <text:p text:style-name="P239">-en</text:p>
          </table:table-cell>
          <table:table-cell table:style-name="Таблица9.C5" office:value-type="string">
            <text:p text:style-name="P224">das</text:p>
          </table:table-cell>
          <table:table-cell table:style-name="Таблица9.D5" office:value-type="string">
            <text:p text:style-name="P224">die</text:p>
          </table:table-cell>
          <table:table-cell table:style-name="Таблица9.D5" office:value-type="string">
            <text:p text:style-name="P227">die</text:p>
            <text:p text:style-name="P239">-n</text:p>
          </table:table-cell>
          <table:table-cell table:style-name="Таблица9.F6" office:value-type="string">
            <text:p text:style-name="P226"><text:span text:style-name="T84">e</text:span>inen</text:p>
            <text:p text:style-name="P240">-en</text:p>
          </table:table-cell>
          <table:table-cell table:style-name="Таблица9.C5" office:value-type="string">
            <text:p text:style-name="P224">ein</text:p>
          </table:table-cell>
          <table:table-cell table:style-name="Таблица9.H5" office:value-type="string">
            <text:p text:style-name="P224">eine</text:p>
          </table:table-cell>
          <table:table-cell table:style-name="Таблица9.I5" office:value-type="string">
            <text:p text:style-name="P131"/>
          </table:table-cell>
        </table:table-row>
        <table:table-row>
          <table:table-cell table:style-name="Таблица9.B2" office:value-type="string">
            <text:p text:style-name="P213">Genitiv</text:p>
          </table:table-cell>
          <table:table-cell table:style-name="Таблица9.B7" office:value-type="string">
            <text:p text:style-name="P227"><text:span text:style-name="T84">d</text:span>es</text:p>
            <text:p text:style-name="P239">-(e)s</text:p>
            <text:p text:style-name="P239">-en</text:p>
          </table:table-cell>
          <table:table-cell table:style-name="Таблица9.B7" office:value-type="string">
            <text:p text:style-name="P227"><text:span text:style-name="T84">d</text:span>es</text:p>
            <text:p text:style-name="P239">-(e)s</text:p>
          </table:table-cell>
          <table:table-cell table:style-name="Таблица9.B5" office:value-type="string">
            <text:p text:style-name="P224">der</text:p>
          </table:table-cell>
          <table:table-cell table:style-name="Таблица9.B5" office:value-type="string">
            <text:p text:style-name="P227">der</text:p>
            <text:p text:style-name="P239">-n</text:p>
          </table:table-cell>
          <table:table-cell table:style-name="Таблица9.F7" office:value-type="string">
            <text:p text:style-name="P224"><text:span text:style-name="T84">e</text:span>ines</text:p>
            <text:p text:style-name="P239">-(e)s</text:p>
            <text:p text:style-name="P239">-en</text:p>
          </table:table-cell>
          <table:table-cell table:style-name="Таблица9.F7" office:value-type="string">
            <text:p text:style-name="P224"><text:span text:style-name="T84">e</text:span>ines</text:p>
            <text:p text:style-name="P239">-(e)s</text:p>
          </table:table-cell>
          <table:table-cell table:style-name="Таблица9.H7" office:value-type="string">
            <text:p text:style-name="P224">einer</text:p>
          </table:table-cell>
          <table:table-cell table:style-name="Таблица9.I5" office:value-type="string">
            <text:p text:style-name="P131"/>
          </table:table-cell>
        </table:table-row>
        <table:table-row>
          <table:table-cell table:style-name="Таблица9.B2" office:value-type="string">
            <text:p text:style-name="P213">Dativ</text:p>
          </table:table-cell>
          <table:table-cell table:style-name="Таблица9.B8" office:value-type="string">
            <text:p text:style-name="P224"><text:span text:style-name="T84">d</text:span>em</text:p>
            <text:p text:style-name="P239">-en</text:p>
          </table:table-cell>
          <table:table-cell table:style-name="Таблица9.B8" office:value-type="string">
            <text:p text:style-name="P224">dem</text:p>
          </table:table-cell>
          <table:table-cell table:style-name="Таблица9.B5" office:value-type="string">
            <text:p text:style-name="P225">der</text:p>
          </table:table-cell>
          <table:table-cell table:style-name="Таблица9.B6" office:value-type="string">
            <text:p text:style-name="P227">den</text:p>
            <text:p text:style-name="P239">-n</text:p>
          </table:table-cell>
          <table:table-cell table:style-name="Таблица9.F8" office:value-type="string">
            <text:p text:style-name="P227">einem</text:p>
            <text:p text:style-name="P239">-en</text:p>
          </table:table-cell>
          <table:table-cell table:style-name="Таблица9.F8" office:value-type="string">
            <text:p text:style-name="P224">einem</text:p>
          </table:table-cell>
          <table:table-cell table:style-name="Таблица9.H7" office:value-type="string">
            <text:p text:style-name="P224">einer</text:p>
          </table:table-cell>
          <table:table-cell table:style-name="Таблица9.I5" office:value-type="string">
            <text:p text:style-name="P130"/>
            <text:p text:style-name="P266">-n</text:p>
          </table:table-cell>
        </table:table-row>
      </table:table>
      <text:p text:style-name="P11"/>
      <text:p text:style-name="P67">Номинатив (Nominativ, Werfall, 1./erster Fall)</text:p>
      <text:p text:style-name="P12"><text:span text:style-name="T86">В</text:span> противоположность остальным падежам, является независимым и единственным падежом, который не связан с предлогами.</text:p>
      <text:p text:style-name="P12"/>
      <text:p text:style-name="P67">Генитив (Genitiv, Wesfall, 2. Fall) </text:p>
      <text:p text:style-name="P12">Основная функция беспредложного генитива - выражать признак.</text:p>
      <text:p text:style-name="P12"/>
      <text:p text:style-name="P12">das Buch <text:span text:style-name="T68">meines Vaters</text:span> <text:s/><text:span text:style-name="T1">- </text:span>книга моего отца</text:p>
      <text:p text:style-name="P13">Waren <text:span text:style-name="T68">bester Qualität</text:span> <text:span text:style-name="T1">- товары высшего качества</text:span></text:p>
      <text:p text:style-name="P77"/>
      <text:p text:style-name="P13"><text:span text:style-name="T1">etc. s.71 (</text:span>Тагиль<text:span text:style-name="T1">)</text:span></text:p>
      <text:p text:style-name="P77"/>
      <text:p text:style-name="P77">Конкурентные формы генитива:</text:p>
      <text:p text:style-name="P78">• von + Dativ</text:p>
      <text:p text:style-name="P13"><text:span text:style-name="T1">Heines Werke. Die Werke von Heine. </text:span>- <text:span text:style-name="T1"><text:s/>произведения Гейне</text:span></text:p>
      <text:p text:style-name="P77"/>
      <text:p text:style-name="P78">• прилагательные с суффиксами -er, -lieh, -isch:</text:p>
      <text:p text:style-name="P78">die Museen von Minsk - музеи Минска</text:p>
      <text:p text:style-name="P78">Minsker Museen - минские музеи</text:p>
      <text:p text:style-name="P78"/>
      <text:p text:style-name="P101">Датив (Dativ, Wemfall, 3. Fall) </text:p>
      <text:p text:style-name="P14"><text:span text:style-name="T1">Датив - это падеж объекта, </text:span><text:span text:style-name="T85">в</text:span><text:span text:style-name="T1"> котором </text:span><text:span text:style-name="T85">локализовано действие</text:span><text:span text:style-name="T1">.</text:span></text:p>
      <text:p text:style-name="P79"/>
      <text:p text:style-name="P14"><text:span text:style-name="T17">Die Kinder spielen </text:span><text:span text:style-name="T9">im Wald</text:span><text:span text:style-name="T15"> </text:span><text:span text:style-name="T83"><text:s/>– </text:span><text:span text:style-name="T1">Дети играют в лесу </text:span></text:p>
      <text:p text:style-name="P75">im = in dem </text:p>
      <text:p text:style-name="P76">Ряд глаголов и прилагательных требует обязательного наличия датива.</text:p>
      <text:p text:style-name="P76"/>
      <text:p text:style-name="P102">Аккузатив (Akkusativ, Wenfall, 4. Fall)</text:p>
      <text:p text:style-name="P76">Его основная синтаксическая функция - выражение прямого дополнения при переходных глаголах</text:p>
      <text:p text:style-name="P76"/>
      <text:p text:style-name="P15"><text:span text:style-name="T18">Die Kinder gehen in</text:span><text:span text:style-name="T16"> </text:span><text:span text:style-name="T10">den Wald</text:span><text:span text:style-name="T19"> – Дети идут в лес.</text:span></text:p>
      <text:p text:style-name="P80"/>
      <text:p text:style-name="P80"/>
      <text:p text:style-name="P80"/>
      <text:p text:style-name="P80"/>
      <text:p text:style-name="P80"/>
      <text:p text:style-name="P127"><text:soft-page-break/>Имя прилагательное</text:p>
      <text:p text:style-name="P127">Das Adjektiv</text:p>
      <text:p text:style-name="P79"/>
      <text:p text:style-name="P16"><text:span text:style-name="T68">- полная форма (изменяемая) </text:span><text:tab/><text:tab/>— <text:span text:style-name="T88">согласуется с существительным </text:span>по род<text:span text:style-name="T88">у, </text:span>числ<text:span text:style-name="T88">у, падежу</text:span></text:p>
      <text:p text:style-name="P271">прилагательное перед существительным:</text:p>
      <text:p text:style-name="P16"/>
      <text:p text:style-name="P17">mein alter Freund <text:tab/>(м. р., ед. ч.) <text:tab/>- мой старый друг</text:p>
      <text:p text:style-name="P17">kein altes Haus <text:tab/><text:tab/>(ср. р., ед. ч.) <text:tab/>- не старый дом</text:p>
      <text:p text:style-name="P17">eine alte Geschichte <text:tab/>(ж.р., ед.ч.) <text:tab/>- старая история</text:p>
      <text:p text:style-name="P17">alte Probleme <text:tab/><text:tab/>(мн. ч.) <text:tab/>- старые проблемы</text:p>
      <text:p text:style-name="P16"/>
      <text:p text:style-name="P16"><text:span text:style-name="T68">- краткая форма (как предикатив) </text:span><text:tab/>— основа без окончаний</text:p>
      <text:p text:style-name="P270">прилагательное без существительного:</text:p>
      <text:p text:style-name="P16"/>
      <text:p text:style-name="P17">Der Abend ist schön. <text:tab/><text:tab/>Вечер прекрасен (прекрасный).</text:p>
      <text:p text:style-name="P17">Das Mädchen ist schön. <text:tab/>Девочка красива (красивая).</text:p>
      <text:p text:style-name="P17">Die Natur ist schön. <text:tab/><text:tab/>Природа прекрасна (прекрасная).</text:p>
      <text:p text:style-name="P17">Die Lieder sind schön. <text:tab/><text:tab/>Песни красивы (красивые).</text:p>
      <text:p text:style-name="P16"/>
      <text:p text:style-name="P68">Склонение имен прилагательных</text:p>
      <text:p text:style-name="P68">Die Deklination der Adjektive</text:p>
      <text:p text:style-name="P16"/>
      <text:p text:style-name="P16">- слабое (именное)</text:p>
      <text:p text:style-name="P16">- сильное (местоименное)</text:p>
      <text:p text:style-name="P16"/>
      <text:p text:style-name="P16">слабое:</text:p>
      <text:p text:style-name="P16"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16"/>
      <text:p text:style-name="P16">сильное:</text:p>
      <text:p text:style-name="P16">в остальных случаях</text:p>
      <text:p text:style-name="P16"/>
      <table:table table:name="Table2" table:style-name="Table2" table:template-name="Default Style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P267"/>
          </table:table-cell>
          <table:table-cell table:style-name="Table2.A1" office:value-type="string">
            <text:p text:style-name="P268">Mask.</text:p>
          </table:table-cell>
          <table:table-cell table:style-name="Table2.A1" office:value-type="string">
            <text:p text:style-name="P268">Neut.</text:p>
          </table:table-cell>
          <table:table-cell table:style-name="Table2.A1" office:value-type="string">
            <text:p text:style-name="P268">Fem.</text:p>
          </table:table-cell>
          <table:table-cell table:style-name="Table2.E1" office:value-type="string">
            <text:p text:style-name="P268">Pl.</text:p>
          </table:table-cell>
        </table:table-row>
        <table:table-row>
          <table:table-cell table:style-name="Table2.A2" table:number-rows-spanned="3" office:value-type="string">
            <text:p text:style-name="P268">N</text:p>
          </table:table-cell>
          <table:table-cell table:style-name="Table2.A2" office:value-type="string">
            <text:p text:style-name="P268">Der neue</text:p>
          </table:table-cell>
          <table:table-cell table:style-name="Table2.A2" office:value-type="string">
            <text:p text:style-name="P268"><text:span text:style-name="T93">d</text:span>as <text:span text:style-name="T89">schöne</text:span></text:p>
          </table:table-cell>
          <table:table-cell table:style-name="Table2.A2" office:value-type="string">
            <text:p text:style-name="P268"><text:span text:style-name="T93">d</text:span>ie <text:span text:style-name="T89">wiese</text:span></text:p>
          </table:table-cell>
          <table:table-cell table:style-name="Table2.E2" office:value-type="string">
            <text:p text:style-name="P268"><text:span text:style-name="T93">d</text:span>ie <text:span text:style-name="T89">alten</text:span></text:p>
          </table:table-cell>
        </table:table-row>
        <table:table-row>
          <table:covered-table-cell/>
          <table:table-cell table:style-name="Table2.A2" office:value-type="string">
            <text:p text:style-name="P268">Ein neuer</text:p>
          </table:table-cell>
          <table:table-cell table:style-name="Table2.A2" office:value-type="string">
            <text:p text:style-name="P268"><text:span text:style-name="T93">e</text:span>in <text:span text:style-name="T89">schönes</text:span></text:p>
          </table:table-cell>
          <table:table-cell table:style-name="Table2.A2" office:value-type="string">
            <text:p text:style-name="P268"><text:span text:style-name="T93">e</text:span>ine <text:span text:style-name="T89">weise</text:span></text:p>
          </table:table-cell>
          <table:table-cell table:style-name="Table2.E2" office:value-type="string">
            <text:p text:style-name="P267">-</text:p>
          </table:table-cell>
        </table:table-row>
        <table:table-row>
          <table:covered-table-cell/>
          <table:table-cell table:style-name="Table2.A2" office:value-type="string">
            <text:p text:style-name="P269">neuer</text:p>
          </table:table-cell>
          <table:table-cell table:style-name="Table2.A2" office:value-type="string">
            <text:p text:style-name="P269">schönes</text:p>
          </table:table-cell>
          <table:table-cell table:style-name="Table2.A2" office:value-type="string">
            <text:p text:style-name="P269">weise</text:p>
          </table:table-cell>
          <table:table-cell table:style-name="Table2.E2" office:value-type="string">
            <text:p text:style-name="P269">alte</text:p>
          </table:table-cell>
        </table:table-row>
        <table:table-row table:style-name="Table2.1">
          <table:table-cell table:style-name="Table2.A2" table:number-rows-spanned="3" office:value-type="string">
            <text:p text:style-name="P268">A</text:p>
          </table:table-cell>
          <table:table-cell table:style-name="Table2.A2" office:value-type="string">
            <text:p text:style-name="P268">Den neuen</text:p>
          </table:table-cell>
          <table:table-cell table:style-name="Table2.A2" office:value-type="string">
            <text:p text:style-name="P268"><text:span text:style-name="T93">d</text:span>as <text:span text:style-name="T89">schöne</text:span></text:p>
          </table:table-cell>
          <table:table-cell table:style-name="Table2.A2" office:value-type="string">
            <text:p text:style-name="P268"><text:span text:style-name="T93">d</text:span>ie <text:span text:style-name="T89">weise</text:span></text:p>
          </table:table-cell>
          <table:table-cell table:style-name="Table2.E2" office:value-type="string">
            <text:p text:style-name="P268"><text:span text:style-name="T93">d</text:span>ie <text:span text:style-name="T89">alten</text:span></text:p>
          </table:table-cell>
        </table:table-row>
        <table:table-row>
          <table:covered-table-cell/>
          <table:table-cell table:style-name="Table2.A2" office:value-type="string">
            <text:p text:style-name="P268">Einen <text:span text:style-name="T89">neuen</text:span></text:p>
          </table:table-cell>
          <table:table-cell table:style-name="Table2.A2" office:value-type="string">
            <text:p text:style-name="P268"><text:span text:style-name="T93">e</text:span>in <text:span text:style-name="T89">schönes</text:span></text:p>
          </table:table-cell>
          <table:table-cell table:style-name="Table2.A2" office:value-type="string">
            <text:p text:style-name="P268"><text:span text:style-name="T93">e</text:span>ine <text:span text:style-name="T89">weise</text:span></text:p>
          </table:table-cell>
          <table:table-cell table:style-name="Table2.E2" office:value-type="string">
            <text:p text:style-name="P267">-</text:p>
          </table:table-cell>
        </table:table-row>
        <table:table-row>
          <table:covered-table-cell/>
          <table:table-cell table:style-name="Table2.A2" office:value-type="string">
            <text:p text:style-name="P269">neuen</text:p>
          </table:table-cell>
          <table:table-cell table:style-name="Table2.A2" office:value-type="string">
            <text:p text:style-name="P269">schönes</text:p>
          </table:table-cell>
          <table:table-cell table:style-name="Table2.A2" office:value-type="string">
            <text:p text:style-name="P269">weise</text:p>
          </table:table-cell>
          <table:table-cell table:style-name="Table2.E2" office:value-type="string">
            <text:p text:style-name="P269">alte</text:p>
          </table:table-cell>
        </table:table-row>
        <table:table-row>
          <table:table-cell table:style-name="Table2.A2" table:number-rows-spanned="3" office:value-type="string">
            <text:p text:style-name="P268">D</text:p>
          </table:table-cell>
          <table:table-cell table:style-name="Table2.A2" office:value-type="string">
            <text:p text:style-name="P268">Dem <text:span text:style-name="T89">neuen</text:span></text:p>
          </table:table-cell>
          <table:table-cell table:style-name="Table2.A2" office:value-type="string">
            <text:p text:style-name="P268"><text:span text:style-name="T93">d</text:span>em <text:span text:style-name="T89">schönen</text:span></text:p>
          </table:table-cell>
          <table:table-cell table:style-name="Table2.A2" office:value-type="string">
            <text:p text:style-name="P268"><text:span text:style-name="T93">d</text:span>er <text:span text:style-name="T89">weisen</text:span></text:p>
          </table:table-cell>
          <table:table-cell table:style-name="Table2.E2" office:value-type="string">
            <text:p text:style-name="P268"><text:span text:style-name="T93">den</text:span> <text:span text:style-name="T89">alten ...n</text:span></text:p>
          </table:table-cell>
        </table:table-row>
        <table:table-row>
          <table:covered-table-cell/>
          <table:table-cell table:style-name="Table2.A2" office:value-type="string">
            <text:p text:style-name="P268">Einem <text:span text:style-name="T89">neuen</text:span></text:p>
          </table:table-cell>
          <table:table-cell table:style-name="Table2.A2" office:value-type="string">
            <text:p text:style-name="P268"><text:span text:style-name="T93">e</text:span>inem <text:span text:style-name="T89">schönen</text:span></text:p>
          </table:table-cell>
          <table:table-cell table:style-name="Table2.A2" office:value-type="string">
            <text:p text:style-name="P268"><text:span text:style-name="T93">e</text:span>iner <text:span text:style-name="T89">weisen</text:span></text:p>
          </table:table-cell>
          <table:table-cell table:style-name="Table2.E2" office:value-type="string">
            <text:p text:style-name="P267">-</text:p>
          </table:table-cell>
        </table:table-row>
        <table:table-row>
          <table:covered-table-cell/>
          <table:table-cell table:style-name="Table2.A2" office:value-type="string">
            <text:p text:style-name="P269">neuem</text:p>
          </table:table-cell>
          <table:table-cell table:style-name="Table2.A2" office:value-type="string">
            <text:p text:style-name="P269">schonem</text:p>
          </table:table-cell>
          <table:table-cell table:style-name="Table2.A2" office:value-type="string">
            <text:p text:style-name="P269">weiser</text:p>
          </table:table-cell>
          <table:table-cell table:style-name="Table2.E2" office:value-type="string">
            <text:p text:style-name="P269"><text:span text:style-name="T93">a</text:span>lten ...n</text:p>
          </table:table-cell>
        </table:table-row>
        <table:table-row>
          <table:table-cell table:style-name="Table2.A2" table:number-rows-spanned="3" office:value-type="string">
            <text:p text:style-name="P268">G</text:p>
          </table:table-cell>
          <table:table-cell table:style-name="Table2.A2" office:value-type="string">
            <text:p text:style-name="P267"/>
          </table:table-cell>
          <table:table-cell table:style-name="Table2.A2" office:value-type="string">
            <text:p text:style-name="P267"/>
          </table:table-cell>
          <table:table-cell table:style-name="Table2.A2" office:value-type="string">
            <text:p text:style-name="P267"/>
          </table:table-cell>
          <table:table-cell table:style-name="Table2.E2" office:value-type="string">
            <text:p text:style-name="P267"/>
          </table:table-cell>
        </table:table-row>
        <table:table-row>
          <table:covered-table-cell/>
          <table:table-cell table:style-name="Table2.A2" office:value-type="string">
            <text:p text:style-name="P267"/>
          </table:table-cell>
          <table:table-cell table:style-name="Table2.A2" office:value-type="string">
            <text:p text:style-name="P267"/>
          </table:table-cell>
          <table:table-cell table:style-name="Table2.A2" office:value-type="string">
            <text:p text:style-name="P267"/>
          </table:table-cell>
          <table:table-cell table:style-name="Table2.E2" office:value-type="string">
            <text:p text:style-name="P267"/>
          </table:table-cell>
        </table:table-row>
        <table:table-row>
          <table:covered-table-cell/>
          <table:table-cell table:style-name="Table2.A2" office:value-type="string">
            <text:p text:style-name="P267"/>
          </table:table-cell>
          <table:table-cell table:style-name="Table2.A2" office:value-type="string">
            <text:p text:style-name="P267"/>
          </table:table-cell>
          <table:table-cell table:style-name="Table2.A2" office:value-type="string">
            <text:p text:style-name="P267"/>
          </table:table-cell>
          <table:table-cell table:style-name="Table2.E2" office:value-type="string">
            <text:p text:style-name="P267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1"><text:soft-page-break/>Возвратные глаголы</text:p>
      <text:p text:style-name="P18">sich waschen</text:p>
      <text:p text:style-name="P18">sich anziehen</text:p>
      <text:p text:style-name="P18">sich kämmen<text:tab/><text:tab/>причесываться</text:p>
      <text:p text:style-name="P18">sich umdrehen<text:tab/><text:tab/>оборачиваться</text:p>
      <text:p text:style-name="P18">sich beeilen<text:tab/><text:tab/>спешить <text:span text:style-name="T90">(die Eile спешка)</text:span></text:p>
      <text:p text:style-name="P18">sich ärgern<text:tab/><text:tab/>сердиться <text:span text:style-name="T90">(der Ärger)</text:span></text:p>
      <text:p text:style-name="P18">sich treffen</text:p>
      <text:p text:style-name="P18">sich freuen</text:p>
      <text:p text:style-name="P18">sich entschuldigen</text:p>
      <text:p text:style-name="P18">sich befinden<text:tab/><text:tab/>находится</text:p>
      <text:p text:style-name="P18">sich verabschiden<text:tab/>прощаться</text:p>
      <text:p text:style-name="P18"/>
      <text:p text:style-name="P18">er wäscht sich (kalt).</text:p>
      <text:p text:style-name="P19">Wäscht er sich (kalt)?</text:p>
      <text:p text:style-name="P19">Er wäscht sich nicht (kalt).</text:p>
      <text:p text:style-name="P19">Warum wäscht er sich (kalt)?</text:p>
      <text:p text:style-name="P19">Wo befindet sich dein Haus?</text:p>
      <text:p text:style-name="P19">Er kann sich nicht ärgern?</text:p>
      <text:p text:style-name="P18"/>
      <text:p text:style-name="P18">Глаголы с меняющейся корневой гласной</text:p>
      <text:p text:style-name="P18"><text:span text:style-name="T90">o → </text:span>ö</text:p>
      <text:p text:style-name="P18"><text:span text:style-name="T90">a → </text:span>ä</text:p>
      <text:p text:style-name="P20">laufen — läuft</text:p>
      <text:p text:style-name="P20">lassen — lässt</text:p>
      <text:p text:style-name="P20">fangen — fängt</text:p>
      <text:p text:style-name="P20">anfangen — fängt an</text:p>
      <text:p text:style-name="P20">schlafen — shläft</text:p>
      <text:p text:style-name="P20">halten — hält</text:p>
      <text:p text:style-name="P20">faren — färt</text:p>
      <text:p text:style-name="P20">raten — rät/ratet</text:p>
      <text:p text:style-name="P20">laden — lädt/ladet</text:p>
      <text:p text:style-name="P20">waschen — wäscht</text:p>
      <text:p text:style-name="P20">gefalen — gefält</text:p>
      <text:p text:style-name="P20">stoßen — stößt</text:p>
      <text:p text:style-name="P20">fallen — fällt</text:p>
      <text:p text:style-name="P20"/>
      <text:p text:style-name="P21">e<text:span text:style-name="T90"> →</text:span>i</text:p>
      <text:p text:style-name="P21">e<text:span text:style-name="T90"> →</text:span>ie</text:p>
      <text:p text:style-name="P21">essen — isst</text:p>
      <text:p text:style-name="P21">fressen — frisst</text:p>
      <text:p text:style-name="P21">geben — gibt</text:p>
      <text:p text:style-name="P21">messen — misst</text:p>
      <text:p text:style-name="P21">werben — wirbt</text:p>
      <text:p text:style-name="P21">sterben — stribt</text:p>
      <text:p text:style-name="P21">gelten — gilt</text:p>
      <text:p text:style-name="P21">tretten — tritt</text:p>
      <text:p text:style-name="P21">sprechen — spricht</text:p>
      <text:p text:style-name="P21">vergessen — vergisst</text:p>
      <text:p text:style-name="P21">helfen — hilft</text:p>
      <text:p text:style-name="P21">nehmen — nimmt</text:p>
      <text:p text:style-name="P21"/>
      <text:p text:style-name="P21">sehen — sieht</text:p>
      <text:p text:style-name="P21">geschehen — geschicht</text:p>
      <text:p text:style-name="P21">lesen — liest</text:p>
      <text:p text:style-name="P21">empfehlen — empfiehlt</text:p>
      <text:p text:style-name="P21">befehlen — befiehlt</text:p>
      <text:p text:style-name="P21"/>
      <text:p text:style-name="P21"/>
      <text:p text:style-name="P21"/>
      <text:p text:style-name="P21"/>
      <text:p text:style-name="P21"/>
      <text:p text:style-name="P22"><text:soft-page-break/>Wo</text:p>
      <text:p text:style-name="P22">in</text:p>
      <text:p text:style-name="P22">im Hause</text:p>
      <text:p text:style-name="P22">im Gebrige</text:p>
      <text:p text:style-name="P22">in der Schublade</text:p>
      <text:p text:style-name="P24">ABER:</text:p>
      <text:p text:style-name="P24">in der Schweiz</text:p>
      <text:p text:style-name="P24">in de<text:span text:style-name="T91">r</text:span> Türkei</text:p>
      <text:p text:style-name="P22"/>
      <text:p text:style-name="P22">bei (Person)</text:p>
      <text:p text:style-name="P22">beim Bäcker</text:p>
      <text:p text:style-name="P22">Metzger</text:p>
      <text:p text:style-name="P22">Frisör</text:p>
      <text:p text:style-name="P22">bei meiner liben Oma</text:p>
      <text:p text:style-name="P22"/>
      <text:p text:style-name="P22">an</text:p>
      <text:p text:style-name="P22">an der Kreuzung</text:p>
      <text:p text:style-name="P22">an der Ampel</text:p>
      <text:p text:style-name="P24">an der Küste</text:p>
      <text:p text:style-name="P22">am Fluss</text:p>
      <text:p text:style-name="P22">am See</text:p>
      <text:p text:style-name="P22">am Meer</text:p>
      <text:p text:style-name="P24">am Strand</text:p>
      <text:p text:style-name="P23"/>
      <text:p text:style-name="P22">auf</text:p>
      <text:p text:style-name="P24">auf dem Tisch</text:p>
      <text:p text:style-name="P24">auf dem Sportplatz</text:p>
      <text:p text:style-name="P24">auf dem Land</text:p>
      <text:p text:style-name="P24">auf der Insel</text:p>
      <text:p text:style-name="P24">ABER:</text:p>
      <text:p text:style-name="P24">auf der Bank</text:p>
      <text:p text:style-name="P24">auf der Post</text:p>
      <text:p text:style-name="P24">auf einem Berg</text:p>
      <text:p text:style-name="P23"/>
      <text:p text:style-name="P22">Woher</text:p>
      <text:p text:style-name="P22"/>
      <text:p text:style-name="P27">in<text:span text:style-name="T90"> →</text:span>aus</text:p>
      <text:p text:style-name="P27">bei/auf<text:span text:style-name="T90"> →</text:span>von</text:p>
      <text:p text:style-name="P27"/>
      <text:p text:style-name="P27">von + Aktivitätet</text:p>
      <text:p text:style-name="P27">vom Schwimmen</text:p>
      <text:p text:style-name="P27">vom Essen</text:p>
      <text:p text:style-name="P27">von einem Ausflug</text:p>
      <text:p text:style-name="P27"/>
      <text:p text:style-name="P27">zu Hause</text:p>
      <text:p text:style-name="P27">von zu Hause</text:p>
      <text:p text:style-name="P27">aus dem Hause</text:p>
      <text:p text:style-name="P27"/>
      <text:p text:style-name="P25">ABER:</text:p>
      <text:p text:style-name="P25"><text:span text:style-name="T91">aus</text:span> der Schweiz</text:p>
      <text:p text:style-name="P25"><text:span text:style-name="T91">aus</text:span> de<text:span text:style-name="T91">r</text:span> Türkei</text:p>
      <text:p text:style-name="P27">aus Deutschland</text:p>
      <text:p text:style-name="P27">aus Moskau</text:p>
      <text:p text:style-name="P22"/>
      <text:p text:style-name="P22">Wohin</text:p>
      <text:p text:style-name="P21"/>
      <text:p text:style-name="P28">nach</text:p>
      <text:p text:style-name="P28">Stadt/Land</text:p>
      <text:p text:style-name="P28"/>
      <text:p text:style-name="P26">ABER:</text:p>
      <text:p text:style-name="P26"><text:span text:style-name="T92">in</text:span> der Schweiz</text:p>
      <text:p text:style-name="P26"><text:span text:style-name="T92">in</text:span> de<text:span text:style-name="T91">r</text:span> Türkei</text:p>
      <text:p text:style-name="P28"><text:soft-page-break/></text:p>
      <text:p text:style-name="P28">in</text:p>
      <text:p text:style-name="P28">in die Wüste</text:p>
      <text:p text:style-name="P28">in die Berge</text:p>
      <text:p text:style-name="P28">in den Süden</text:p>
      <text:p text:style-name="P28"/>
      <text:p text:style-name="P28">zu Person</text:p>
      <text:p text:style-name="P28"/>
      <text:p text:style-name="P28">bis zu Dativ</text:p>
      <text:p text:style-name="P28"/>
      <text:p text:style-name="P29">zum Bahnhof</text:p>
      <text:p text:style-name="P29">zur Post</text:p>
      <text:p text:style-name="P28"/>
      <text:p text:style-name="P29">an</text:p>
      <text:p text:style-name="P29">an die Ampel</text:p>
      <text:p text:style-name="P29">an die Kreuzung</text:p>
      <text:p text:style-name="P29">an die Küste</text:p>
      <text:p text:style-name="P29">an den Fluss</text:p>
      <text:p text:style-name="P29">an den See</text:p>
      <text:p text:style-name="P29">ans Meer</text:p>
      <text:p text:style-name="P29">an den Stadt</text:p>
      <text:p text:style-name="P29"/>
      <text:p text:style-name="P29">auf</text:p>
      <text:p text:style-name="P29">aufs Land</text:p>
      <text:p text:style-name="P29">auf den Plat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46in" style:type="center"/>
          <style:tab-stop style:position="7.429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3402in" fo:margin-left="0.4201in" fo:margin-right="0.4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41:30.959000000</meta:creation-date>
    <dc:date>2018-07-30T22:30:33.002951378</dc:date>
    <meta:editing-duration>P20DT7H25M39S</meta:editing-duration>
    <meta:editing-cycles>32</meta:editing-cycles>
    <meta:generator>LibreOffice/6.0.5.2$MacOSX_X86_64 LibreOffice_project/54c8cbb85f300ac59db32fe8a675ff7683cd5a16</meta:generator>
    <meta:document-statistic meta:table-count="14" meta:image-count="0" meta:object-count="0" meta:page-count="17" meta:paragraph-count="983" meta:word-count="3127" meta:character-count="18954" meta:non-whitespace-character-count="16336"/>
  </office:meta>
</office:document-meta>
</file>